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7.31pt"/>
    </style:style>
    <style:style style:name="co3" style:family="table-column">
      <style:table-column-properties fo:break-before="auto" style:column-width="101.76pt"/>
    </style:style>
    <style:style style:name="co4" style:family="table-column">
      <style:table-column-properties fo:break-before="auto" style:column-width="182.75pt"/>
    </style:style>
    <style:style style:name="co5" style:family="table-column">
      <style:table-column-properties fo:break-before="auto" style:column-width="723.6pt"/>
    </style:style>
    <style:style style:name="co6" style:family="table-column">
      <style:table-column-properties fo:break-before="auto" style:column-width="395.21pt"/>
    </style:style>
    <style:style style:name="co7" style:family="table-column">
      <style:table-column-properties fo:break-before="auto" style:column-width="403.4pt"/>
    </style:style>
    <style:style style:name="co8" style:family="table-column">
      <style:table-column-properties fo:break-before="auto" style:column-width="193.89pt"/>
    </style:style>
    <style:style style:name="co9" style:family="table-column">
      <style:table-column-properties fo:break-before="auto" style:column-width="156.76pt"/>
    </style:style>
    <style:style style:name="co10" style:family="table-column">
      <style:table-column-properties fo:break-before="auto" style:column-width="658.2pt"/>
    </style:style>
    <style:style style:name="co11" style:family="table-column">
      <style:table-column-properties fo:break-before="auto" style:column-width="843.96pt"/>
    </style:style>
    <style:style style:name="ro1" style:family="table-row">
      <style:table-row-properties style:row-height="12.81pt" fo:break-before="auto" style:use-optimal-row-height="true"/>
    </style:style>
    <style:style style:name="ro2" style:family="table-row">
      <style:table-row-properties style:row-height="24.21pt" fo:break-before="auto" style:use-optimal-row-height="true"/>
    </style:style>
    <style:style style:name="ro3" style:family="table-row">
      <style:table-row-properties style:row-height="35.6pt" fo:break-before="auto" style:use-optimal-row-height="true"/>
    </style:style>
    <style:style style:name="ro4" style:family="table-row">
      <style:table-row-properties style:row-height="46.94pt" fo:break-before="auto" style:use-optimal-row-height="true"/>
    </style:style>
    <style:style style:name="ro5" style:family="table-row">
      <style:table-row-properties style:row-height="58.31pt" fo:break-before="auto" style:use-optimal-row-height="true"/>
    </style:style>
    <style:style style:name="ro6" style:family="table-row">
      <style:table-row-properties style:row-height="69.65pt" fo:break-before="auto" style:use-optimal-row-height="true"/>
    </style:style>
    <style:style style:name="ro7" style:family="table-row">
      <style:table-row-properties style:row-height="12.84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start"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start"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100">
      <style:table-cell-properties style:text-align-source="fix" style:repeat-content="false" fo:wrap-option="wrap"/>
      <style:paragraph-properties fo:text-align="start"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4"/>
        <table:table-column table:style-name="co1"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row table:style-name="ro1">
          <table:table-cell table:style-name="ce1"/>
          <table:table-cell table:style-name="ce3" office:value-type="string" calcext:value-type="string">
            <text:p>mestamp</text:p>
          </table:table-cell>
          <table:table-cell office:value-type="string" calcext:value-type="string">
            <text:p>TUGAS KE-</text:p>
          </table:table-cell>
          <table:table-cell office:value-type="string" calcext:value-type="string">
            <text:p>NPM</text:p>
          </table:table-cell>
          <table:table-cell office:value-type="string" calcext:value-type="string">
            <text:p>NAMA</text:p>
          </table:table-cell>
          <table:table-cell office:value-type="string" calcext:value-type="string">
            <text:p>JUDUL ARTIKEL</text:p>
          </table:table-cell>
          <table:table-cell office:value-type="string" calcext:value-type="string">
            <text:p>NAMA PENULIS</text:p>
          </table:table-cell>
          <table:table-cell office:value-type="string" calcext:value-type="string">
            <text:p>ASAL PENULIS</text:p>
          </table:table-cell>
          <table:table-cell office:value-type="string" calcext:value-type="string">
            <text:p>NAMA JURNAL / SEMINAR</text:p>
          </table:table-cell>
          <table:table-cell office:value-type="string" calcext:value-type="string">
            <text:p>VOLUME, NOMOR &amp; TAHUN</text:p>
          </table:table-cell>
          <table:table-cell office:value-type="string" calcext:value-type="string">
            <text:p>LINK DOWNLOAD ARTIKEL</text:p>
          </table:table-cell>
        </table:table-row>
        <table:table-row table:style-name="ro1">
          <table:table-cell office:value-type="float" office:value="2" calcext:value-type="float">
            <text:p>2</text:p>
          </table:table-cell>
          <table:table-cell office:value-type="string" calcext:value-type="string">
            <text:p>3/9/2019 15:23:54</text:p>
          </table:table-cell>
          <table:table-cell office:value-type="float" office:value="1" calcext:value-type="float">
            <text:p>1</text:p>
          </table:table-cell>
          <table:table-cell office:value-type="string" calcext:value-type="string">
            <text:p>16.1.03.02.0088</text:p>
          </table:table-cell>
          <table:table-cell office:value-type="string" calcext:value-type="string">
            <text:p>Heffi Awang Cahya</text:p>
          </table:table-cell>
          <table:table-cell office:value-type="string" calcext:value-type="string">
            <text:p>Jaringan Syaraf Tiruan Untuk Prediksi Penjualan Jamur Menggunakan Algoritma Bacpropagation</text:p>
          </table:table-cell>
          <table:table-cell office:value-type="string" calcext:value-type="string">
            <text:p>Yuyun Dwi Lestari</text:p>
          </table:table-cell>
          <table:table-cell office:value-type="string" calcext:value-type="string">
            <text:p>Sekolah Tinggi Teknik Harapan</text:p>
          </table:table-cell>
          <table:table-cell office:value-type="string" calcext:value-type="string">
            <text:p>Jurnal ISD</text:p>
          </table:table-cell>
          <table:table-cell office:value-type="string" calcext:value-type="string">
            <text:p>Volume 2, Nomor 2, 2017</text:p>
          </table:table-cell>
          <table:table-cell office:value-type="string" calcext:value-type="string">
            <text:p><text:a xlink:href="https://www.google.com/url?q=https://scholar.google.co.id/scholar?start%3D10%26q%3DJurnal%2Btentang%2Bjst%26hl%3Did%26as_sdt%3D0,5%23d%3Dgs_qabs%26u%3D%2523p%253DFnf6521_1ZsJ&amp;sa=D&amp;ust=1554650367965000&amp;usg=AFQjCNEzv5iCwndk_TkV2EIadg1tScXWbA" xlink:type="simple">https://scholar.google.co.id/scholar?start=10&amp;q=Jurnal+tentang+jst&amp;hl=id&amp;as_sdt=0,5#d=gs_qabs&amp;u=%23p%3DFnf6521_1ZsJ</text:a></text:p>
          </table:table-cell>
        </table:table-row>
        <table:table-row table:style-name="ro2">
          <table:table-cell office:value-type="float" office:value="3" calcext:value-type="float">
            <text:p>3</text:p>
          </table:table-cell>
          <table:table-cell office:value-type="string" calcext:value-type="string">
            <text:p>3/9/2019 16:16:32</text:p>
          </table:table-cell>
          <table:table-cell office:value-type="float" office:value="1" calcext:value-type="float">
            <text:p>1</text:p>
          </table:table-cell>
          <table:table-cell office:value-type="string" calcext:value-type="string">
            <text:p>16.1.03.02.0009</text:p>
          </table:table-cell>
          <table:table-cell office:value-type="string" calcext:value-type="string">
            <text:p>Moh. Ilham Endar. W</text:p>
          </table:table-cell>
          <table:table-cell office:value-type="string" calcext:value-type="string">
            <text:p>Jaringan Syaraf Tiruan Untuk Memprediksi Laju Pertumbuhan Penduduk Menggunakan Metode Bacpropagation (Studi Kasus Di Kota Bengkulu)</text:p>
          </table:table-cell>
          <table:table-cell office:value-type="string" calcext:value-type="string">
            <text:p>Aji Sudarsono</text:p>
          </table:table-cell>
          <table:table-cell office:value-type="string" calcext:value-type="string">
            <text:p>Program Studi Teknik Informatika Fakultas Ilmu Komputer Universitas Dehasen Bengkulu</text:p>
          </table:table-cell>
          <table:table-cell office:value-type="string" calcext:value-type="string">
            <text:p>Jurnal Media Infotama</text:p>
          </table:table-cell>
          <table:table-cell office:value-type="string" calcext:value-type="string">
            <text:p>Vol 12, No 1 &amp; Februari 2016</text:p>
          </table:table-cell>
          <table:table-cell office:value-type="string" calcext:value-type="string">
            <text:p><text:a xlink:href="https://www.google.com/url?q=https://scholar.google.co.id/scholar?hl%3Den%26as_sdt%3D0%252C5%26q%3Djaringan%2Bsyaraf%2Btiruan%2Blaju%2Bpertumbuhan%26btnG%3D%23d%3Dgs_qabs%26u%3D%2523p%253DoNRU4xebE1sJ&amp;sa=D&amp;ust=1554650367966000&amp;usg=AFQjCNHCP95jebKQv0p8SM4QZI5Gsrs6dw" xlink:type="simple">https://scholar.google.co.id/scholar?hl=en&amp;as_sdt=0%2C5&amp;q=jaringan+syaraf+tiruan+laju+pertumbuhan&amp;btnG=#d=gs_qabs&amp;u=%23p%3DoNRU4xebE1sJ</text:a></text:p>
          </table:table-cell>
        </table:table-row>
        <table:table-row table:style-name="ro3">
          <table:table-cell office:value-type="float" office:value="4" calcext:value-type="float">
            <text:p>4</text:p>
          </table:table-cell>
          <table:table-cell office:value-type="string" calcext:value-type="string">
            <text:p>3/9/2019 19:19:42</text:p>
          </table:table-cell>
          <table:table-cell office:value-type="float" office:value="1" calcext:value-type="float">
            <text:p>1</text:p>
          </table:table-cell>
          <table:table-cell office:value-type="string" calcext:value-type="string">
            <text:p>16.1.03.02.0040</text:p>
          </table:table-cell>
          <table:table-cell office:value-type="string" calcext:value-type="string">
            <text:p>Septian Widha Pratama</text:p>
          </table:table-cell>
          <table:table-cell office:value-type="string" calcext:value-type="string">
            <text:p>Jaringan syaraf tiruan untuk memprediksi kinerja satpam</text:p>
          </table:table-cell>
          <table:table-cell office:value-type="string" calcext:value-type="string">
            <text:p>1) muhammad fachrie, 2) adityo permana wibowo</text:p>
          </table:table-cell>
          <table:table-cell office:value-type="string" calcext:value-type="string">
            <text:p>UTY( Universitas Teknologi Yogyakarta)</text:p>
          </table:table-cell>
          <table:table-cell office:value-type="string" calcext:value-type="string">
            <text:p>Jurnal Informatika dan Komputer (JIKO)</text:p>
          </table:table-cell>
          <table:table-cell office:value-type="string" calcext:value-type="string">
            <text:p>Vol 3, no 1, februari 2018</text:p>
          </table:table-cell>
          <table:table-cell office:value-type="string" calcext:value-type="string">
            <text:p><text:a xlink:href="https://www.google.com/url?q=https://www.researchgate.net/publication/323359761_PEMANFAATAN_JARINGAN_SYARAF_TIRUAN_UNTUK_MEMPREDIKSI_KINERJA_SATPAM&amp;sa=D&amp;ust=1554650367966000&amp;usg=AFQjCNG8OeH29JWSmiHGuSJ3ilg0-4jItA" xlink:type="simple">https://www.researchgate.net/publication/323359761_PEMANFAATAN_JARINGAN_SYARAF_TIRUAN_UNTUK_MEMPREDIKSI_KINERJA_SATPAM</text:a></text:p>
          </table:table-cell>
        </table:table-row>
        <table:table-row table:style-name="ro3">
          <table:table-cell office:value-type="float" office:value="5" calcext:value-type="float">
            <text:p>5</text:p>
          </table:table-cell>
          <table:table-cell office:value-type="string" calcext:value-type="string">
            <text:p>3/9/2019 19:35:33</text:p>
          </table:table-cell>
          <table:table-cell office:value-type="float" office:value="1" calcext:value-type="float">
            <text:p>1</text:p>
          </table:table-cell>
          <table:table-cell office:value-type="string" calcext:value-type="string">
            <text:p>16.1.03.02.0080</text:p>
          </table:table-cell>
          <table:table-cell office:value-type="string" calcext:value-type="string">
            <text:p>Fakhry Miftakhul Huda</text:p>
          </table:table-cell>
          <table:table-cell office:value-type="string" calcext:value-type="string">
            <text:p>Estimasi wisatawan mancanegara yang datang ke Sumatera Utara menggunakan jaringan syaraf</text:p>
          </table:table-cell>
          <table:table-cell office:value-type="string" calcext:value-type="string">
            <text:p>Ruri Eka Pranata, Samuel Palentino Sinaga,&amp; Anjar Wanto</text:p>
          </table:table-cell>
          <table:table-cell office:value-type="string" calcext:value-type="string">
            <text:p>STIKOM Tunas Bangsa Pematangsiantar</text:p>
          </table:table-cell>
          <table:table-cell office:value-type="string" calcext:value-type="string">
            <text:p>semanTIK</text:p>
          </table:table-cell>
          <table:table-cell office:value-type="string" calcext:value-type="string">
            <text:p>Vol.4, No.1, Januari-Juni 2018</text:p>
          </table:table-cell>
          <table:table-cell office:value-type="string" calcext:value-type="string">
            <text:p><text:a xlink:href="https://www.google.com/url?q=https://scholar.google.co.id/scholar?start%3D50%26q%3Djaringan%2Bsyaraf%2Btiruan%2Bbackpropagation%26hl%3Did%26as_sdt%3D0,5%23d%3Dgs_qabs%26u%3D%2523p%253D_au5hgdhUCsJ&amp;sa=D&amp;ust=1554650367967000&amp;usg=AFQjCNGKMbf6lw_guOtVPVmoMqZiqbrVvQ" xlink:type="simple">https://scholar.google.co.id/scholar?start=50&amp;q=jaringan+syaraf+tiruan+backpropagation&amp;hl=id&amp;as_sdt=0,5#d=gs_qabs&amp;u=%23p%3D_au5hgdhUCsJ</text:a></text:p>
          </table:table-cell>
        </table:table-row>
        <table:table-row table:style-name="ro3">
          <table:table-cell office:value-type="float" office:value="6" calcext:value-type="float">
            <text:p>6</text:p>
          </table:table-cell>
          <table:table-cell office:value-type="string" calcext:value-type="string">
            <text:p>3/9/2019 19:39:06</text:p>
          </table:table-cell>
          <table:table-cell office:value-type="float" office:value="2" calcext:value-type="float">
            <text:p>2</text:p>
          </table:table-cell>
          <table:table-cell office:value-type="string" calcext:value-type="string">
            <text:p>16.1.03.02.0080</text:p>
          </table:table-cell>
          <table:table-cell office:value-type="string" calcext:value-type="string">
            <text:p>Fakhry Miftakhul Huda</text:p>
          </table:table-cell>
          <table:table-cell office:value-type="string" calcext:value-type="string">
            <text:p>Sistem parkir berbasis RFID dan pengenalan Citra pelat nomor kendaraan</text:p>
          </table:table-cell>
          <table:table-cell office:value-type="string" calcext:value-type="string">
            <text:p>Eko didik widianto, Herrizal Muhammad Wijaya, Ike pertiwi windasari</text:p>
          </table:table-cell>
          <table:table-cell office:value-type="string" calcext:value-type="string">
            <text:p>Universitas Diponegoro Semarang</text:p>
          </table:table-cell>
          <table:table-cell office:value-type="string" calcext:value-type="string">
            <text:p>Jurnal Teknologi dan Sistem Komputer</text:p>
          </table:table-cell>
          <table:table-cell office:value-type="string" calcext:value-type="string">
            <text:p>Vol.5, no.3, Juli 2017</text:p>
          </table:table-cell>
          <table:table-cell office:value-type="string" calcext:value-type="string">
            <text:p><text:a xlink:href="https://www.google.com/url?q=https://scholar.google.co.id/scholar?start%3D70%26q%3Djaringan%2Bsyaraf%2Btiruan%2Bcitra%26hl%3Did%26as_sdt%3D0,5%23d%3Dgs_qabs%26u%3D%2523p%253DktZ57h-LNg4J&amp;sa=D&amp;ust=1554650367968000&amp;usg=AFQjCNGVJCsGIUi-lcDMHkenVEOU9N8olQ" xlink:type="simple">https://scholar.google.co.id/scholar?start=70&amp;q=jaringan+syaraf+tiruan+citra&amp;hl=id&amp;as_sdt=0,5#d=gs_qabs&amp;u=%23p%3DktZ57h-LNg4J</text:a></text:p>
          </table:table-cell>
        </table:table-row>
        <table:table-row table:style-name="ro2">
          <table:table-cell office:value-type="float" office:value="7" calcext:value-type="float">
            <text:p>7</text:p>
          </table:table-cell>
          <table:table-cell office:value-type="string" calcext:value-type="string">
            <text:p>3/10/2019 20:32:00</text:p>
          </table:table-cell>
          <table:table-cell office:value-type="float" office:value="1" calcext:value-type="float">
            <text:p>1</text:p>
          </table:table-cell>
          <table:table-cell office:value-type="float" office:value="16103020039" calcext:value-type="float">
            <text:p>16103020039</text:p>
          </table:table-cell>
          <table:table-cell office:value-type="string" calcext:value-type="string">
            <text:p>Jimmy Feriawan</text:p>
          </table:table-cell>
          <table:table-cell office:value-type="string" calcext:value-type="string">
            <text:p>IDENTIFIKASI KEMATANGAN BUAH TOMAT BERDASARKAN WARNA MENGGUNAKAN METODE JARINGAN SYARAF TIRUAN (JST)</text:p>
          </table:table-cell>
          <table:table-cell office:value-type="string" calcext:value-type="string">
            <text:p>1) Sella Kusumaningtyas, 2) Rosa Andrie Asmara</text:p>
          </table:table-cell>
          <table:table-cell office:value-type="string" calcext:value-type="string">
            <text:p>1) Jurusan Teknologi Informasi Politeknik Negeri Malang, 2) Jurusan Teknologi Informasi Politeknik Negeri Malang</text:p>
          </table:table-cell>
          <table:table-cell office:value-type="string" calcext:value-type="string">
            <text:p>Jurnal Informatika Polinema</text:p>
          </table:table-cell>
          <table:table-cell office:value-type="string" calcext:value-type="string">
            <text:p>Vol. 2, No. 2, Februari 2016</text:p>
          </table:table-cell>
          <table:table-cell office:value-type="string" calcext:value-type="string">
            <text:p><text:a xlink:href="https://www.google.com/url?q=http://jip.polinema.ac.id/ojs3/index.php/jip/article/view/59&amp;sa=D&amp;ust=1554650367968000&amp;usg=AFQjCNEQQAsEDSIxkCTdqrgLI13MpbtqNg" xlink:type="simple">http://jip.polinema.ac.id/ojs3/index.php/jip/article/view/59</text:a></text:p>
          </table:table-cell>
        </table:table-row>
        <table:table-row table:style-name="ro4">
          <table:table-cell office:value-type="float" office:value="8" calcext:value-type="float">
            <text:p>8</text:p>
          </table:table-cell>
          <table:table-cell office:value-type="string" calcext:value-type="string">
            <text:p>3/11/2019 9:10:21</text:p>
          </table:table-cell>
          <table:table-cell office:value-type="float" office:value="1" calcext:value-type="float">
            <text:p>1</text:p>
          </table:table-cell>
          <table:table-cell office:value-type="string" calcext:value-type="string">
            <text:p>16.1.03.02.0041</text:p>
          </table:table-cell>
          <table:table-cell office:value-type="string" calcext:value-type="string">
            <text:p>Rohman sulton Anasrudin</text:p>
          </table:table-cell>
          <table:table-cell office:value-type="string" calcext:value-type="string">
            <text:p>PRA-PENGOLAHAN CITRA UNTUK PROSES TELAPAK TANGAN DENGAN MENGGUNAKAN MORFOLOGI EROSI</text:p>
          </table:table-cell>
          <table:table-cell office:value-type="string" calcext:value-type="string">
            <text:p>Novan Wijaya</text:p>
          </table:table-cell>
          <table:table-cell office:value-type="string" calcext:value-type="string">
            <text:p>AMIK Multi Data Palembang</text:p>
            <text:p>Jl. Rajawali No.14 Palembang</text:p>
          </table:table-cell>
          <table:table-cell office:value-type="string" calcext:value-type="string">
            <text:p>SUMBER DAYA UTAMA DAN TEKNOLOGI (PERTANIAN, ENERGI DAN TEKNOLOGI) NATURAL RESOURCES AND TECHNOLOGY JOURNAL</text:p>
          </table:table-cell>
          <table:table-cell office:value-type="string" calcext:value-type="string">
            <text:p>Vol. 4 No. 2 Desember 2015</text:p>
          </table:table-cell>
          <table:table-cell office:value-type="string" calcext:value-type="string">
            <text:p><text:a xlink:href="https://www.google.com/url?q=https://scholar.google.co.id/scholar?start%3D100%26q%3Djst%2Bcitra%26hl%3Did%26as_sdt%3D0,5%26as_ylo%3D2015%23d%3Dgs_qabs%26u%3D%2523p%253DDWwVX3xeq28J&amp;sa=D&amp;ust=1554650367969000&amp;usg=AFQjCNFnZSTaYKQBAzrRSBdywmpG1pr9kA" xlink:type="simple">https://scholar.google.co.id/scholar?start=100&amp;q=jst+citra&amp;hl=id&amp;as_sdt=0,5&amp;as_ylo=2015#d=gs_qabs&amp;u=%23p%3DDWwVX3xeq28J</text:a></text:p>
          </table:table-cell>
        </table:table-row>
        <table:table-row table:style-name="ro2">
          <table:table-cell office:value-type="float" office:value="9" calcext:value-type="float">
            <text:p>9</text:p>
          </table:table-cell>
          <table:table-cell office:value-type="string" calcext:value-type="string">
            <text:p>3/11/2019 18:09:28</text:p>
          </table:table-cell>
          <table:table-cell office:value-type="float" office:value="1" calcext:value-type="float">
            <text:p>1</text:p>
          </table:table-cell>
          <table:table-cell office:value-type="string" calcext:value-type="string">
            <text:p>16.1.03.02.0040</text:p>
          </table:table-cell>
          <table:table-cell office:value-type="string" calcext:value-type="string">
            <text:p>Septian widha pratama</text:p>
          </table:table-cell>
          <table:table-cell office:value-type="string" calcext:value-type="string">
            <text:p>Analisis jaringan syaraf tiruan untuk memprediksi jumlah reservasi kamar hotel dengan metode backpropagation</text:p>
          </table:table-cell>
          <table:table-cell office:value-type="string" calcext:value-type="string">
            <text:p>1) musli yanto, 2) sarjon defit, 3) gunaidi widi nurcahyo</text:p>
          </table:table-cell>
          <table:table-cell office:value-type="string" calcext:value-type="string">
            <text:p>Universitas putra indonesia YPTK Padang</text:p>
          </table:table-cell>
          <table:table-cell office:value-type="string" calcext:value-type="string">
            <text:p>Jurnal KomTekInfo fakultas ilmu komputer</text:p>
          </table:table-cell>
          <table:table-cell office:value-type="string" calcext:value-type="string">
            <text:p>Volume 2, no. 1, juni 2015</text:p>
          </table:table-cell>
          <table:table-cell office:value-type="string" calcext:value-type="string">
            <text:p><text:a xlink:href="https://www.google.com/url?q=https://www.google.com/url?sa%3Dt%26source%3Dweb%26rct%3Dj%26url%3Dhttp://lppm.upiyptk.ac.id/komtekinfo/index.php/KOMTEKINFO/article/viewFile/19/20%26ved%3D2ahUKEwifusyH-PngAhX273MBHQnFCSMQFjAAegQIBBAB%26usg%3DAOvVaw2rVnjWDIpQpwLP4dfm_gSO&amp;sa=D&amp;ust=1554650367970000&amp;usg=AFQjCNGkM3oALwaXJYkqSrhsLkZJfuLMEw" xlink:type="simple">https://www.google.com/url?sa=t&amp;source=web&amp;rct=j&amp;url=http://lppm.upiyptk.ac.id/komtekinfo/index.php/KOMTEKINFO/article/viewFile/19/20&amp;ved=2ahUKEwifusyH-PngAhX273MBHQnFCSMQFjAAegQIBBAB&amp;usg=AOvVaw2rVnjWDIpQpwLP4dfm_gSO</text:a></text:p>
          </table:table-cell>
        </table:table-row>
        <table:table-row table:style-name="ro2">
          <table:table-cell office:value-type="float" office:value="10" calcext:value-type="float">
            <text:p>10</text:p>
          </table:table-cell>
          <table:table-cell office:value-type="string" calcext:value-type="string">
            <text:p>3/11/2019 18:14:05</text:p>
          </table:table-cell>
          <table:table-cell office:value-type="float" office:value="2" calcext:value-type="float">
            <text:p>2</text:p>
          </table:table-cell>
          <table:table-cell office:value-type="string" calcext:value-type="string">
            <text:p>16.1.03.02.0040</text:p>
          </table:table-cell>
          <table:table-cell office:value-type="string" calcext:value-type="string">
            <text:p>Septian widha pratama</text:p>
          </table:table-cell>
          <table:table-cell office:value-type="string" calcext:value-type="string">
            <text:p>Memprediksi kecerdasan siswa menggunakan jaringan syaraf tiruan berbasis algoritma backpropagation(studi kasus di LP3I course center Padang)</text:p>
          </table:table-cell>
          <table:table-cell office:value-type="string" calcext:value-type="string">
            <text:p>R. Ayu Mahessya, S.Kom, M.Kom</text:p>
          </table:table-cell>
          <table:table-cell office:value-type="string" calcext:value-type="string">
            <text:p>Universitas putra indonesia YPTK Padang</text:p>
          </table:table-cell>
          <table:table-cell office:value-type="string" calcext:value-type="string">
            <text:p>Jurnal KomTekInfo fakultas ilmu komputer</text:p>
          </table:table-cell>
          <table:table-cell office:value-type="string" calcext:value-type="string">
            <text:p>Volume 1, no. 2, desember 2014</text:p>
          </table:table-cell>
          <table:table-cell office:value-type="string" calcext:value-type="string">
            <text:p><text:a xlink:href="https://www.google.com/url?q=https://www.google.com/url?sa%3Dt%26source%3Dweb%26rct%3Dj%26url%3Dhttp://lppm.upiyptk.ac.id/komtekinfo/index.php/KOMTEKINFO/article/download/11/11%26ved%3D2ahUKEwjl1peC-vjgAhWh6XMBHSpUDKwQFjAIegQIBxAB%26usg%3DAOvVaw1AO-rb18T9mFzVqqk7YmbP&amp;sa=D&amp;ust=1554650367971000&amp;usg=AFQjCNH3bjRzOe84uyCMzV_BeY7t0OEcRQ" xlink:type="simple">https://www.google.com/url?sa=t&amp;source=web&amp;rct=j&amp;url=http://lppm.upiyptk.ac.id/komtekinfo/index.php/KOMTEKINFO/article/download/11/11&amp;ved=2ahUKEwjl1peC-vjgAhWh6XMBHSpUDKwQFjAIegQIBxAB&amp;usg=AOvVaw1AO-rb18T9mFzVqqk7YmbP</text:a></text:p>
          </table:table-cell>
        </table:table-row>
        <table:table-row table:style-name="ro3">
          <table:table-cell office:value-type="float" office:value="11" calcext:value-type="float">
            <text:p>11</text:p>
          </table:table-cell>
          <table:table-cell office:value-type="string" calcext:value-type="string">
            <text:p>3/11/2019 19:30:40</text:p>
          </table:table-cell>
          <table:table-cell office:value-type="float" office:value="1" calcext:value-type="float">
            <text:p>1</text:p>
          </table:table-cell>
          <table:table-cell office:value-type="string" calcext:value-type="string">
            <text:p>16.1.03.02.0068</text:p>
          </table:table-cell>
          <table:table-cell office:value-type="string" calcext:value-type="string">
            <text:p>citra anggreini mayang sari</text:p>
          </table:table-cell>
          <table:table-cell office:value-type="string" calcext:value-type="string">
            <text:p>prediksi nilai tukar petani menggunakan jaringan syarat tiruan backpropagation</text:p>
          </table:table-cell>
          <table:table-cell office:value-type="string" calcext:value-type="string">
            <text:p>1) tri wardati khusniyah, 2) sutikno</text:p>
          </table:table-cell>
          <table:table-cell office:value-type="string" calcext:value-type="string">
            <text:p>jurusan ilmu komputer/informatika, FSM, Universitas Diponegoro</text:p>
          </table:table-cell>
          <table:table-cell office:value-type="string" calcext:value-type="string">
            <text:p>scientific journal of informatics</text:p>
          </table:table-cell>
          <table:table-cell office:value-type="string" calcext:value-type="string">
            <text:p>Vol. 3, No. 1, Mei 2016</text:p>
          </table:table-cell>
          <table:table-cell office:value-type="string" calcext:value-type="string">
            <text:p><text:a xlink:href="https://www.google.com/url?q=http://journal.unnes.ac.id/nju/index.php/sji&amp;sa=D&amp;ust=1554650367972000&amp;usg=AFQjCNEH2k2ttXMHPyFXUH6eQZ9s-mP43A" xlink:type="simple">http://journal.unnes.ac.id/nju/index.php/sji</text:a></text:p>
          </table:table-cell>
        </table:table-row>
        <table:table-row table:style-name="ro2">
          <table:table-cell office:value-type="float" office:value="12" calcext:value-type="float">
            <text:p>12</text:p>
          </table:table-cell>
          <table:table-cell office:value-type="string" calcext:value-type="string">
            <text:p>3/11/2019 20:18:26</text:p>
          </table:table-cell>
          <table:table-cell office:value-type="float" office:value="1" calcext:value-type="float">
            <text:p>1</text:p>
          </table:table-cell>
          <table:table-cell office:value-type="string" calcext:value-type="string">
            <text:p>16.1.03.02.0030</text:p>
          </table:table-cell>
          <table:table-cell office:value-type="string" calcext:value-type="string">
            <text:p>Yulianto Dwi Raharjo</text:p>
          </table:table-cell>
          <table:table-cell office:value-type="string" calcext:value-type="string">
            <text:p>ANALISIS BACKPROPAGATION DENGAN RESILIENT PROPAGATION ARTIFICIAL NEURAL NETWORK DALAM PENENTUAN BERAT BADAN KAMBING</text:p>
          </table:table-cell>
          <table:table-cell office:value-type="string" calcext:value-type="string">
            <text:p>1) Max Teja Ajie Cipta W., 2) Dian Hartanti</text:p>
          </table:table-cell>
          <table:table-cell office:value-type="string" calcext:value-type="string">
            <text:p>Teknik Informatika Sekolah Tinggi Teknik PLN</text:p>
          </table:table-cell>
          <table:table-cell office:value-type="string" calcext:value-type="string">
            <text:p>Jurnal Gerbang</text:p>
          </table:table-cell>
          <table:table-cell office:value-type="string" calcext:value-type="string">
            <text:p>Volume 9 No. 1 Februari 2019</text:p>
          </table:table-cell>
          <table:table-cell office:value-type="string" calcext:value-type="string">
            <text:p><text:a xlink:href="https://www.google.com/url?q=https://jurnal.stmik.banisaleh.ac.id/index.php/JIST/article/download/63/30&amp;sa=D&amp;ust=1554650367972000&amp;usg=AFQjCNGDE68oJiqv4jyG0ys4LDIaxTVPPw" xlink:type="simple">https://jurnal.stmik.banisaleh.ac.id/index.php/JIST/article/download/63/30</text:a></text:p>
          </table:table-cell>
        </table:table-row>
        <table:table-row table:style-name="ro2">
          <table:table-cell office:value-type="float" office:value="13" calcext:value-type="float">
            <text:p>13</text:p>
          </table:table-cell>
          <table:table-cell office:value-type="string" calcext:value-type="string">
            <text:p>3/11/2019 23:13:41</text:p>
          </table:table-cell>
          <table:table-cell office:value-type="float" office:value="1" calcext:value-type="float">
            <text:p>1</text:p>
          </table:table-cell>
          <table:table-cell office:value-type="string" calcext:value-type="string">
            <text:p>16.1.03.02.0034</text:p>
          </table:table-cell>
          <table:table-cell office:value-type="string" calcext:value-type="string">
            <text:p>Muhamad Ulul Azmi</text:p>
          </table:table-cell>
          <table:table-cell office:value-type="string" calcext:value-type="string">
            <text:p>Identifikasi Tanaman Buah Tropika Berdasarkan Tekstur Permukaan Daun Menggunakan Jaringan Syaraf Tiruan</text:p>
          </table:table-cell>
          <table:table-cell office:value-type="string" calcext:value-type="string">
            <text:p>MUHAMMAD ASYHAR AGMALARO*, AZIZ KUSTIYO, AURIZA RAHMAD AKBAR</text:p>
          </table:table-cell>
          <table:table-cell office:value-type="string" calcext:value-type="string">
            <text:p>Departemen Ilmu Kompu ter, Faku ltas Matematika dan Ilmu Peng etahu an Alam, Institut Pertanian Bogor</text:p>
          </table:table-cell>
          <table:table-cell office:value-type="string" calcext:value-type="string">
            <text:p>Jurnal Ilmu Komputer Agri-Informatika</text:p>
          </table:table-cell>
          <table:table-cell office:value-type="string" calcext:value-type="string">
            <text:p>Volume 2 Nomor 2 halaman 73 - 82</text:p>
          </table:table-cell>
          <table:table-cell office:value-type="string" calcext:value-type="string">
            <text:p><text:a xlink:href="https://www.google.com/url?q=http://jtip.journal.ipb.ac.id/index.php/jika/article/download/7996/6283&amp;sa=D&amp;ust=1554650367973000&amp;usg=AFQjCNEtqBo5DjgDW6xLn_d3u_lsQ2Rfhg" xlink:type="simple">http://jtip.journal.ipb.ac.id/index.php/jika/article/download/7996/6283</text:a></text:p>
          </table:table-cell>
        </table:table-row>
        <table:table-row table:style-name="ro2">
          <table:table-cell office:value-type="float" office:value="14" calcext:value-type="float">
            <text:p>14</text:p>
          </table:table-cell>
          <table:table-cell office:value-type="string" calcext:value-type="string">
            <text:p>3/12/2019 8:20:55</text:p>
          </table:table-cell>
          <table:table-cell office:value-type="float" office:value="1" calcext:value-type="float">
            <text:p>1</text:p>
          </table:table-cell>
          <table:table-cell office:value-type="string" calcext:value-type="string">
            <text:p>16.1.03.02.0087</text:p>
          </table:table-cell>
          <table:table-cell office:value-type="string" calcext:value-type="string">
            <text:p>Bagas Dewantara</text:p>
          </table:table-cell>
          <table:table-cell office:value-type="string" calcext:value-type="string">
            <text:p>PERAMALAN HARGA SAHAM MENGGUNAKAN JARINGAN SYARAF TIRUAN SECARA SUPERVISED LEARNING DENGAN ALGORITMA BACKPROPAGATION</text:p>
          </table:table-cell>
          <table:table-cell office:value-type="string" calcext:value-type="string">
            <text:p>Eko Riyanto</text:p>
          </table:table-cell>
          <table:table-cell office:value-type="string" calcext:value-type="string">
            <text:p>Teknik Informatika, STMIK Himsya Semarang</text:p>
          </table:table-cell>
          <table:table-cell office:value-type="string" calcext:value-type="string">
            <text:p>JURNAL INFORMATIKA UPGRIS</text:p>
          </table:table-cell>
          <table:table-cell office:value-type="string" calcext:value-type="string">
            <text:p>Vol. 3, No. 2, (2017)</text:p>
          </table:table-cell>
          <table:table-cell office:value-type="string" calcext:value-type="string">
            <text:p><text:a xlink:href="https://www.google.com/url?q=http://journal.upgris.ac.id/index.php/JIU/article/download/1899/1547&amp;sa=D&amp;ust=1554650367974000&amp;usg=AFQjCNE4WLI_I3Vs5CQUQEzHyNPnEWaltA" xlink:type="simple">http://journal.upgris.ac.id/index.php/JIU/article/download/1899/1547</text:a></text:p>
          </table:table-cell>
        </table:table-row>
        <table:table-row table:style-name="ro2">
          <table:table-cell office:value-type="float" office:value="15" calcext:value-type="float">
            <text:p>15</text:p>
          </table:table-cell>
          <table:table-cell office:value-type="string" calcext:value-type="string">
            <text:p>3/12/2019 8:29:15</text:p>
          </table:table-cell>
          <table:table-cell office:value-type="float" office:value="1" calcext:value-type="float">
            <text:p>1</text:p>
          </table:table-cell>
          <table:table-cell office:value-type="string" calcext:value-type="string">
            <text:p>16.1.03.02.0103</text:p>
          </table:table-cell>
          <table:table-cell office:value-type="string" calcext:value-type="string">
            <text:p>Yayan Anandra</text:p>
          </table:table-cell>
          <table:table-cell office:value-type="string" calcext:value-type="string">
            <text:p>PENERAPAN JARINGAN SARAF TIRUAN UNTUK PROYEKSI LOGISTIK BERDASARKAN PREDIKSI PASIEN MENGGUNAKAN ALGORITMA BACKPROPAGATION</text:p>
          </table:table-cell>
          <table:table-cell office:value-type="string" calcext:value-type="string">
            <text:p>Risnawati &amp; Masitah Handayani</text:p>
          </table:table-cell>
          <table:table-cell office:value-type="string" calcext:value-type="string">
            <text:p>Program Studi Sistem Komputer, STMIK Royal Kisaran</text:p>
          </table:table-cell>
          <table:table-cell office:value-type="string" calcext:value-type="string">
            <text:p>JURTEKSI (Jurnal Teknologi dan Sistem Informasi)</text:p>
          </table:table-cell>
          <table:table-cell office:value-type="string" calcext:value-type="string">
            <text:p>Vol. IV No. 1, Des 2017, hlm. 21 – 28</text:p>
          </table:table-cell>
          <table:table-cell office:value-type="string" calcext:value-type="string">
            <text:p><text:a xlink:href="https://www.google.com/url?q=https://jurnal.stmikroyal.ac.id/index.php/jurteksi/article/viewFile/20/19&amp;sa=D&amp;ust=1554650367974000&amp;usg=AFQjCNELRuSVJlV7fX2cbrn41QucQDNw2g" xlink:type="simple">https://jurnal.stmikroyal.ac.id/index.php/jurteksi/article/viewFile/20/19</text:a></text:p>
          </table:table-cell>
        </table:table-row>
        <table:table-row table:style-name="ro3">
          <table:table-cell office:value-type="float" office:value="16" calcext:value-type="float">
            <text:p>16</text:p>
          </table:table-cell>
          <table:table-cell office:value-type="string" calcext:value-type="string">
            <text:p>3/12/2019 9:10:59</text:p>
          </table:table-cell>
          <table:table-cell office:value-type="float" office:value="1" calcext:value-type="float">
            <text:p>1</text:p>
          </table:table-cell>
          <table:table-cell office:value-type="string" calcext:value-type="string">
            <text:p>16.1.03.02.0037</text:p>
          </table:table-cell>
          <table:table-cell office:value-type="string" calcext:value-type="string">
            <text:p>BUDI SANTOSO</text:p>
          </table:table-cell>
          <table:table-cell office:value-type="string" calcext:value-type="string">
            <text:p>Jaringan Saraf Tiruan dengan Backpropagation untuk Memprediksi Penyakit Asma</text:p>
          </table:table-cell>
          <table:table-cell office:value-type="string" calcext:value-type="string">
            <text:p>Dahriani Hakim Tanjung</text:p>
          </table:table-cell>
          <table:table-cell office:value-type="string" calcext:value-type="string">
            <text:p>STMIK Potensi Utama Medan</text:p>
          </table:table-cell>
          <table:table-cell office:value-type="string" calcext:value-type="string">
            <text:p>Jaringan Saraf Tiruan dengan Backpropagation untuk Memprediksi Penyakit Asma</text:p>
          </table:table-cell>
          <table:table-cell office:value-type="string" calcext:value-type="string">
            <text:p>Vol. 2, No. 1, November 2014 – Januari 2015</text:p>
          </table:table-cell>
          <table:table-cell office:value-type="string" calcext:value-type="string">
            <text:p><text:a xlink:href="https://www.google.com/url?q=http://citec.amikom.ac.id/main/index.php/citec/article/view/35/35&amp;sa=D&amp;ust=1554650367975000&amp;usg=AFQjCNEP5lQoXQ41JKG2kJMdftFErjdU-w" xlink:type="simple">http://citec.amikom.ac.id/main/index.php/citec/article/view/35/35</text:a></text:p>
          </table:table-cell>
        </table:table-row>
        <table:table-row table:style-name="ro3">
          <table:table-cell office:value-type="float" office:value="17" calcext:value-type="float">
            <text:p>17</text:p>
          </table:table-cell>
          <table:table-cell office:value-type="string" calcext:value-type="string">
            <text:p>3/12/2019 9:19:40</text:p>
          </table:table-cell>
          <table:table-cell office:value-type="float" office:value="1" calcext:value-type="float">
            <text:p>1</text:p>
          </table:table-cell>
          <table:table-cell office:value-type="string" calcext:value-type="string">
            <text:p>17.03.02.0136</text:p>
          </table:table-cell>
          <table:table-cell office:value-type="string" calcext:value-type="string">
            <text:p>Imam syahputra yosianova</text:p>
          </table:table-cell>
          <table:table-cell office:value-type="string" calcext:value-type="string">
            <text:p>Peramalan Penjualan Mobil Menggunakan Jaringan Syaraf Tiruan dan Certainty Factor</text:p>
          </table:table-cell>
          <table:table-cell office:value-type="string" calcext:value-type="string">
            <text:p>Fachrudin pakaja,Agus naba,Purwanto</text:p>
          </table:table-cell>
          <table:table-cell office:value-type="string" calcext:value-type="string">
            <text:p>Malang,Malang,Malang</text:p>
          </table:table-cell>
          <table:table-cell office:value-type="string" calcext:value-type="string">
            <text:p>Jurnal EECCIS</text:p>
          </table:table-cell>
          <table:table-cell office:value-type="string" calcext:value-type="string">
            <text:p>Vol 6,No 1,Juni 2012</text:p>
          </table:table-cell>
          <table:table-cell office:value-type="string" calcext:value-type="string">
            <text:p><text:a xlink:href="https://www.google.com/url?q=https://scholar.google.co.id/scholar?hl%3Did%26as_sdt%3D0%252C5%26q%3Djaringan%2Bsyaraf%2Btiruan%26btnG%3D%23d%3Dgs_qabs%26u%3D%2523p%253DLkZjkR2bzd4J&amp;sa=D&amp;ust=1554650367976000&amp;usg=AFQjCNGueiTZ47BxvuoMXLgrEPtiFo5HdQ" xlink:type="simple">https://scholar.google.co.id/scholar?hl=id&amp;as_sdt=0%2C5&amp;q=jaringan+syaraf+tiruan&amp;btnG=#d=gs_qabs&amp;u=%23p%3DLkZjkR2bzd4J</text:a></text:p>
          </table:table-cell>
        </table:table-row>
        <table:table-row table:style-name="ro3">
          <table:table-cell office:value-type="float" office:value="18" calcext:value-type="float">
            <text:p>18</text:p>
          </table:table-cell>
          <table:table-cell office:value-type="string" calcext:value-type="string">
            <text:p>3/12/2019 9:26:49</text:p>
          </table:table-cell>
          <table:table-cell office:value-type="float" office:value="1" calcext:value-type="float">
            <text:p>1</text:p>
          </table:table-cell>
          <table:table-cell office:value-type="string" calcext:value-type="string">
            <text:p>16.1.03.02.0038</text:p>
          </table:table-cell>
          <table:table-cell office:value-type="string" calcext:value-type="string">
            <text:p>Trisna daimatul chasanah</text:p>
          </table:table-cell>
          <table:table-cell office:value-type="string" calcext:value-type="string">
            <text:p>ETEKSI PENYAKIT DAN SERANGAN HAMA TANAMAN BUAH SALAK MENGGUNAKAN JARINGAN SYARAF TIRUAN (JST) DENGAN METODE PERCEPTRON</text:p>
          </table:table-cell>
          <table:table-cell office:value-type="string" calcext:value-type="string">
            <text:p>Fernandya Riski Hartantri,Ardi Pujiyanta</text:p>
          </table:table-cell>
          <table:table-cell office:value-type="string" calcext:value-type="string">
            <text:p>Program Studi Teknik Informatika</text:p>
            <text:p>Universitas Ahmad Dahlan</text:p>
          </table:table-cell>
          <table:table-cell office:value-type="string" calcext:value-type="string">
            <text:p>Jurnal Sarjana Teknik Informatika</text:p>
          </table:table-cell>
          <table:table-cell office:value-type="string" calcext:value-type="string">
            <text:p>Volume 2 Nomor 2, Juni 2014</text:p>
          </table:table-cell>
          <table:table-cell office:value-type="string" calcext:value-type="string">
            <text:p><text:a xlink:href="https://www.google.com/url?q=https://media.neliti.com/media/publications/211458-deteksi-penyakit-dan-serangan-hama-tanam.pdf&amp;sa=D&amp;ust=1554650367980000&amp;usg=AFQjCNHOtAgoQjTddI2lLaHUDWnZyHvxuw" xlink:type="simple">https://media.neliti.com/media/publications/211458-deteksi-penyakit-dan-serangan-hama-tanam.pdf</text:a></text:p>
          </table:table-cell>
        </table:table-row>
        <table:table-row table:style-name="ro2">
          <table:table-cell office:value-type="float" office:value="19" calcext:value-type="float">
            <text:p>19</text:p>
          </table:table-cell>
          <table:table-cell office:value-type="string" calcext:value-type="string">
            <text:p>3/12/2019 10:11:35</text:p>
          </table:table-cell>
          <table:table-cell office:value-type="float" office:value="1" calcext:value-type="float">
            <text:p>1</text:p>
          </table:table-cell>
          <table:table-cell office:value-type="string" calcext:value-type="string">
            <text:p>16.1.03.02.0056</text:p>
          </table:table-cell>
          <table:table-cell office:value-type="string" calcext:value-type="string">
            <text:p>Febri Adi Setiawan</text:p>
          </table:table-cell>
          <table:table-cell office:value-type="string" calcext:value-type="string">
            <text:p>ANALISIS JARINGAN SARAF TIRUAN BACKPROPAGATION UNTUK PENINGKATAN AKURASI PREDIKSI HASIL PERTANDINGAN SEPAKBOLA</text:p>
          </table:table-cell>
          <table:table-cell office:value-type="string" calcext:value-type="string">
            <text:p>Muhammad Ridwan Lubis</text:p>
          </table:table-cell>
          <table:table-cell office:value-type="string" calcext:value-type="string">
            <text:p>Program Studi Komputerisasi Akuntansi, AMIK Tunas Bangsa</text:p>
          </table:table-cell>
          <table:table-cell office:value-type="string" calcext:value-type="string">
            <text:p>Jurnal TECHSI</text:p>
          </table:table-cell>
          <table:table-cell office:value-type="string" calcext:value-type="string">
            <text:p>Vol. 10, No. 1, April 2018</text:p>
          </table:table-cell>
          <table:table-cell office:value-type="string" calcext:value-type="string">
            <text:p><text:a xlink:href="https://www.google.com/url?q=http://ojs.unimal.ac.id/index.php/techsi/article/view/560&amp;sa=D&amp;ust=1554650367981000&amp;usg=AFQjCNGJ-9fqW3DaBAHNsBWkcqRQVRABXQ" xlink:type="simple">http://ojs.unimal.ac.id/index.php/techsi/article/view/560</text:a></text:p>
          </table:table-cell>
        </table:table-row>
        <table:table-row table:style-name="ro2">
          <table:table-cell office:value-type="float" office:value="20" calcext:value-type="float">
            <text:p>20</text:p>
          </table:table-cell>
          <table:table-cell office:value-type="string" calcext:value-type="string">
            <text:p>3/12/2019 10:20:00</text:p>
          </table:table-cell>
          <table:table-cell office:value-type="float" office:value="1" calcext:value-type="float">
            <text:p>1</text:p>
          </table:table-cell>
          <table:table-cell office:value-type="string" calcext:value-type="string">
            <text:p>16.1.03.02.0022</text:p>
          </table:table-cell>
          <table:table-cell office:value-type="string" calcext:value-type="string">
            <text:p>soim arifin</text:p>
          </table:table-cell>
          <table:table-cell office:value-type="string" calcext:value-type="string">
            <text:p>Implementasi Neural Network pada Matlab untuk Prakiraan Konsumsi Beban Listrik Kabupaten Ponorogo Jawa Timur</text:p>
          </table:table-cell>
          <table:table-cell office:value-type="string" calcext:value-type="string">
            <text:p>1) Niswatul arifah T, 2) Agus murnomo, 3) Agus suryanto</text:p>
          </table:table-cell>
          <table:table-cell office:value-type="string" calcext:value-type="string">
            <text:p>tidak diketahui</text:p>
          </table:table-cell>
          <table:table-cell office:value-type="string" calcext:value-type="string">
            <text:p>jurnal teknik Elektro</text:p>
          </table:table-cell>
          <table:table-cell office:value-type="string" calcext:value-type="string">
            <text:p>vol 9, No 1, januari-juni 2017</text:p>
          </table:table-cell>
          <table:table-cell office:value-type="string" calcext:value-type="string">
            <text:p><text:a xlink:href="https://www.google.com/url?q=https://journal.unnes.ac.id/nju/index.php/jte/article/viewFile/10755/6655&amp;sa=D&amp;ust=1554650367981000&amp;usg=AFQjCNFxy0cLDZ0VVO-mpCkdfWUs4Mx9ZQ" xlink:type="simple">https://journal.unnes.ac.id/nju/index.php/jte/article/viewFile/10755/6655</text:a></text:p>
          </table:table-cell>
        </table:table-row>
        <table:table-row table:style-name="ro2">
          <table:table-cell office:value-type="float" office:value="21" calcext:value-type="float">
            <text:p>21</text:p>
          </table:table-cell>
          <table:table-cell office:value-type="string" calcext:value-type="string">
            <text:p>3/12/2019 10:36:29</text:p>
          </table:table-cell>
          <table:table-cell office:value-type="float" office:value="1" calcext:value-type="float">
            <text:p>1</text:p>
          </table:table-cell>
          <table:table-cell office:value-type="string" calcext:value-type="string">
            <text:p>16.1.03.02.0054</text:p>
          </table:table-cell>
          <table:table-cell office:value-type="string" calcext:value-type="string">
            <text:p>Risky Audina</text:p>
          </table:table-cell>
          <table:table-cell office:value-type="string" calcext:value-type="string">
            <text:p>Peramalan Curah Hujan Menggunakan Metode Jaringan Syaraf Tiruan Dengan Optimasi Algoritma Bee Colony</text:p>
          </table:table-cell>
          <table:table-cell office:value-type="string" calcext:value-type="string">
            <text:p>1.Arief Andy Soebroto 2.Rizal Setya Perdana</text:p>
          </table:table-cell>
          <table:table-cell office:value-type="string" calcext:value-type="string">
            <text:p>Universitas Brawijaya</text:p>
          </table:table-cell>
          <table:table-cell office:value-type="string" calcext:value-type="string">
            <text:p>Jurnal Pengembangan Teknologi Informasi dan Ilmu Komputer</text:p>
          </table:table-cell>
          <table:table-cell office:value-type="string" calcext:value-type="string">
            <text:p>Volume 2, No. 10, Oktober 2018</text:p>
          </table:table-cell>
          <table:table-cell office:value-type="string" calcext:value-type="string">
            <text:p><text:a xlink:href="https://www.google.com/url?q=https://www.researchgate.net&amp;sa=D&amp;ust=1554650367982000&amp;usg=AFQjCNGrH9pDoPpp5ES3-7IKb6I82rXikQ" xlink:type="simple">https://www.researchgate.net</text:a></text:p>
          </table:table-cell>
        </table:table-row>
        <table:table-row table:style-name="ro3">
          <table:table-cell office:value-type="float" office:value="22" calcext:value-type="float">
            <text:p>22</text:p>
          </table:table-cell>
          <table:table-cell office:value-type="string" calcext:value-type="string">
            <text:p>3/12/2019 12:25:40</text:p>
          </table:table-cell>
          <table:table-cell office:value-type="float" office:value="1" calcext:value-type="float">
            <text:p>1</text:p>
          </table:table-cell>
          <table:table-cell office:value-type="string" calcext:value-type="string">
            <text:p>16.1.03.02.0003</text:p>
          </table:table-cell>
          <table:table-cell office:value-type="string" calcext:value-type="string">
            <text:p>Riska Yuni S</text:p>
          </table:table-cell>
          <table:table-cell office:value-type="string" calcext:value-type="string">
            <text:p>Implementasi jaringan syaraf tiruan untuk menilai kelayakan tugas akhir mahasiswa (studi kasus di amik bukittinggi)</text:p>
          </table:table-cell>
          <table:table-cell office:value-type="string" calcext:value-type="string">
            <text:p>Novia Lestari1, Lucky Lhaura Van FC2</text:p>
          </table:table-cell>
          <table:table-cell office:value-type="string" calcext:value-type="string">
            <text:p>1Program Studi Manajemen Informatika AMIK Bukittinggi 2Program Studi Teknik Informatika Universitas Lancang Kuning</text:p>
            <text:p>Jl. Yos Sudarso KM. 8 Rumbai, Pekanbaru, Riau</text:p>
          </table:table-cell>
          <table:table-cell office:value-type="string" calcext:value-type="string">
            <text:p>Jurnal Teknologi Informasi &amp; Komunikasi Digital Zone</text:p>
          </table:table-cell>
          <table:table-cell office:value-type="string" calcext:value-type="string">
            <text:p>Volume 8, Nomor1, Mei 2017: 10-24</text:p>
          </table:table-cell>
          <table:table-cell office:value-type="string" calcext:value-type="string">
            <text:p><text:a xlink:href="https://www.google.com/url?q=https://journal.unilak.ac.id/index.php/dz/article/view/614&amp;sa=D&amp;ust=1554650367983000&amp;usg=AFQjCNFVj_LStx6Cqr2SzZN8mzqG1IELCQ" xlink:type="simple">https://journal.unilak.ac.id/index.php/dz/article/view/614</text:a></text:p>
          </table:table-cell>
        </table:table-row>
        <table:table-row table:style-name="ro2">
          <table:table-cell office:value-type="float" office:value="23" calcext:value-type="float">
            <text:p>23</text:p>
          </table:table-cell>
          <table:table-cell office:value-type="string" calcext:value-type="string">
            <text:p>3/12/2019 12:52:18</text:p>
          </table:table-cell>
          <table:table-cell office:value-type="float" office:value="1" calcext:value-type="float">
            <text:p>1</text:p>
          </table:table-cell>
          <table:table-cell office:value-type="string" calcext:value-type="string">
            <text:p>16.1.03.02.0084</text:p>
          </table:table-cell>
          <table:table-cell office:value-type="string" calcext:value-type="string">
            <text:p>dwi fitriana sari</text:p>
          </table:table-cell>
          <table:table-cell office:value-type="string" calcext:value-type="string">
            <text:p>Implementasi jaringan saraf tiruan untuk mendeteksi daya tahan terhadap stres pada mahasiswa tingkat akhir dengan menggunakan metode backpropagation</text:p>
          </table:table-cell>
          <table:table-cell office:value-type="string" calcext:value-type="string">
            <text:p>dian yudhawati,arief hermawan,nurul ilmi fadilah</text:p>
          </table:table-cell>
          <table:table-cell office:value-type="string" calcext:value-type="string">
            <text:p>universitas teknologi Yogyakarta,fakultas bisnis teknologi,teknologi informasi universitas teknologi yogyakarta</text:p>
          </table:table-cell>
          <table:table-cell office:value-type="string" calcext:value-type="string">
            <text:p>Jurnal psikologi</text:p>
          </table:table-cell>
          <table:table-cell office:value-type="string" calcext:value-type="string">
            <text:p>vol 10, 1858-3970,11-012014</text:p>
          </table:table-cell>
          <table:table-cell office:value-type="string" calcext:value-type="string">
            <text:p><text:a xlink:href="https://www.google.com/url?q=https://scholar.google.co.id/scholar?hl%3Den%26as_sdt%3D0%252C5%26q%3DImplementasi%2Bjaringan%2Bsaraf%2Btiruan%2Buntuk%2Bmendeteksi%2Bdaya%2Btahan%2Bterhadap%2Bstres%2Bpada%2Bmahasiswa%2Btingkat%2Bakhir%2Bdengan%2Bmenggunakan%2Bmetode%2Bbackpropagation%26btnG%3D%23d%3Dgs_qabs%26u%3D%2523p%253DjMATOwM1MGIJ&amp;sa=D&amp;ust=1554650367983000&amp;usg=AFQjCNFe5q9dmuDojZqm_MNGNtpbPD4J8Q" xlink:type="simple">https://scholar.google.co.id/scholar?hl=en&amp;as_sdt=0%2C5&amp;q=Implementasi+jaringan+saraf+tiruan+untuk+mendeteksi+daya+tahan+terhadap+stres+pada+mahasiswa+tingkat+akhir+dengan+menggunakan+metode+backpropagation&amp;btnG=#d=gs_qabs&amp;u=%23p%3DjMATOwM1MGIJ</text:a></text:p>
          </table:table-cell>
        </table:table-row>
        <table:table-row table:style-name="ro2">
          <table:table-cell office:value-type="float" office:value="24" calcext:value-type="float">
            <text:p>24</text:p>
          </table:table-cell>
          <table:table-cell office:value-type="string" calcext:value-type="string">
            <text:p>3/12/2019 14:45:32</text:p>
          </table:table-cell>
          <table:table-cell office:value-type="float" office:value="1" calcext:value-type="float">
            <text:p>1</text:p>
          </table:table-cell>
          <table:table-cell office:value-type="string" calcext:value-type="string">
            <text:p>16.1.03.02.0001</text:p>
          </table:table-cell>
          <table:table-cell office:value-type="string" calcext:value-type="string">
            <text:p>Yosua Yonnas Pramudita</text:p>
          </table:table-cell>
          <table:table-cell office:value-type="string" calcext:value-type="string">
            <text:p>Aplikasi Jaringan Syaraf Tiruan Untuk Memprediksi Curah Hujan Pada Kantor Stasiun Meteorologi Hang Nadim Batam</text:p>
          </table:table-cell>
          <table:table-cell office:value-type="string" calcext:value-type="string">
            <text:p>Nia Ekawati,</text:p>
          </table:table-cell>
          <table:table-cell office:value-type="string" calcext:value-type="string">
            <text:p>Batam, Kepulauan Riau</text:p>
          </table:table-cell>
          <table:table-cell office:value-type="string" calcext:value-type="string">
            <text:p>Jurnal Ilmiah Komputer Dan Informatika (KOMPUTA)</text:p>
          </table:table-cell>
          <table:table-cell office:value-type="string" calcext:value-type="string">
            <text:p>Vol. 4, No. 1 Maret 2015, ISSN : 2089-9033</text:p>
          </table:table-cell>
          <table:table-cell office:value-type="string" calcext:value-type="string">
            <text:p><text:a xlink:href="https://www.google.com/url?q=http://www.komputa.if.unikom.ac.id/jurnal/aplikasi/-jaringan-syaraf.24&amp;sa=D&amp;ust=1554650367984000&amp;usg=AFQjCNGTAAsLO2OwsTOpc5XmLk_ioOKDQQ" xlink:type="simple">http://www.komputa.if.unikom.ac.id/jurnal/aplikasi/-jaringan-syaraf.24</text:a></text:p>
          </table:table-cell>
        </table:table-row>
        <table:table-row table:style-name="ro2">
          <table:table-cell office:value-type="float" office:value="25" calcext:value-type="float">
            <text:p>25</text:p>
          </table:table-cell>
          <table:table-cell office:value-type="string" calcext:value-type="string">
            <text:p>3/15/2019 16:53:26</text:p>
          </table:table-cell>
          <table:table-cell office:value-type="float" office:value="2" calcext:value-type="float">
            <text:p>2</text:p>
          </table:table-cell>
          <table:table-cell office:value-type="string" calcext:value-type="string">
            <text:p>16.1.03.02.0088</text:p>
          </table:table-cell>
          <table:table-cell office:value-type="string" calcext:value-type="string">
            <text:p>Heffi Awang Cahya</text:p>
          </table:table-cell>
          <table:table-cell office:value-type="string" calcext:value-type="string">
            <text:p>Penerapan Jaringan Syaraf Tiruan Dalam Memprediksi Jumlah Kemiskinan Pada Kabupaten/Kota Di Provinsi Riau</text:p>
          </table:table-cell>
          <table:table-cell office:value-type="string" calcext:value-type="string">
            <text:p>Anjar Wanto</text:p>
          </table:table-cell>
          <table:table-cell office:value-type="string" calcext:value-type="string">
            <text:p>STIKOM Tunas Bangsa Pematangsiantar Jln. Sudirman Blok A No. 1, 2 dan 3 Pematangsari</text:p>
          </table:table-cell>
          <table:table-cell office:value-type="string" calcext:value-type="string">
            <text:p>Kumpulan Jurnal Ilmu Komputer (KLIK)</text:p>
          </table:table-cell>
          <table:table-cell office:value-type="string" calcext:value-type="string">
            <text:p>Volume 05, No. 01, Februari 2018</text:p>
          </table:table-cell>
          <table:table-cell office:value-type="string" calcext:value-type="string">
            <text:p><text:a xlink:href="https://www.google.com/url?q=https://www.researchgate.net/publication/323748138_PENERAPAN_JARINGAN_SARAF_TIRUAN_DALAM_MEMPREDIKSI_JUMLAH_KEMISKINAN_PADA_KABUPATENKOTA_DI_PROVINSI_RIAU&amp;sa=D&amp;ust=1554650367990000&amp;usg=AFQjCNHpTNmJEWfOkWEjBkQkQQ1ge6vEfw" xlink:type="simple">https://www.researchgate.net/publication/323748138_PENERAPAN_JARINGAN_SARAF_TIRUAN_DALAM_MEMPREDIKSI_JUMLAH_KEMISKINAN_PADA_KABUPATENKOTA_DI_PROVINSI_RIAU</text:a></text:p>
          </table:table-cell>
        </table:table-row>
        <table:table-row table:style-name="ro2">
          <table:table-cell office:value-type="float" office:value="26" calcext:value-type="float">
            <text:p>26</text:p>
          </table:table-cell>
          <table:table-cell office:value-type="string" calcext:value-type="string">
            <text:p>3/18/2019 0:07:27</text:p>
          </table:table-cell>
          <table:table-cell office:value-type="float" office:value="2" calcext:value-type="float">
            <text:p>2</text:p>
          </table:table-cell>
          <table:table-cell office:value-type="string" calcext:value-type="string">
            <text:p>16.1.03.02.0039</text:p>
          </table:table-cell>
          <table:table-cell office:value-type="string" calcext:value-type="string">
            <text:p>Jimmy Feriawan</text:p>
          </table:table-cell>
          <table:table-cell office:value-type="string" calcext:value-type="string">
            <text:p>Implementasi JST Dalam Menentukan Kelayakan Nasabah Pinjaman KUR Pada Bank Mandiri Mikro Serbelawan Dengan Metode Backpropagation</text:p>
          </table:table-cell>
          <table:table-cell office:value-type="string" calcext:value-type="string">
            <text:p>Agus Perdana Windarto</text:p>
          </table:table-cell>
          <table:table-cell office:value-type="string" calcext:value-type="string">
            <text:p>Program Studi Sistem Informasi, STIKOM Tunas Bangsa Pematangsiantar</text:p>
          </table:table-cell>
          <table:table-cell office:value-type="string" calcext:value-type="string">
            <text:p>Jurnal Sains &amp; Informatika (J-SAKTI)</text:p>
          </table:table-cell>
          <table:table-cell office:value-type="string" calcext:value-type="string">
            <text:p>Vol. 1 No. 1 Maret 2017</text:p>
          </table:table-cell>
          <table:table-cell office:value-type="string" calcext:value-type="string">
            <text:p><text:a xlink:href="https://www.google.com/url?q=http://tunasbangsa.ac.id/ejurnal/index.php/jsakti/article/view/25&amp;sa=D&amp;ust=1554650367991000&amp;usg=AFQjCNGTk2uAAQ54e76PumBLmW21P5kkWA" xlink:type="simple">http://tunasbangsa.ac.id/ejurnal/index.php/jsakti/article/view/25</text:a></text:p>
          </table:table-cell>
        </table:table-row>
        <table:table-row table:style-name="ro2">
          <table:table-cell office:value-type="float" office:value="27" calcext:value-type="float">
            <text:p>27</text:p>
          </table:table-cell>
          <table:table-cell office:value-type="string" calcext:value-type="string">
            <text:p>3/18/2019 8:21:25</text:p>
          </table:table-cell>
          <table:table-cell office:value-type="float" office:value="1" calcext:value-type="float">
            <text:p>1</text:p>
          </table:table-cell>
          <table:table-cell office:value-type="string" calcext:value-type="string">
            <text:p>16.1.03.02.0017</text:p>
          </table:table-cell>
          <table:table-cell office:value-type="string" calcext:value-type="string">
            <text:p>Risky Vridel Eduard Pandie</text:p>
          </table:table-cell>
          <table:table-cell office:value-type="string" calcext:value-type="string">
            <text:p>Implementasi Jaringan Syaraf Tiruan Backpropagation Menggunakan Mikrokontroler Untuk Deteksi Dini Kebakaran</text:p>
          </table:table-cell>
          <table:table-cell office:value-type="string" calcext:value-type="string">
            <text:p>1)Ilham A.E.Zaen 2)Agung Darmawansyah 3)Mochammad Rifan</text:p>
          </table:table-cell>
          <table:table-cell office:value-type="string" calcext:value-type="string">
            <text:p>Malang</text:p>
          </table:table-cell>
          <table:table-cell office:value-type="string" calcext:value-type="string">
            <text:p>Jurnal Informatika</text:p>
          </table:table-cell>
          <table:table-cell office:value-type="string" calcext:value-type="string">
            <text:p>Volume.6,No.2(2012)</text:p>
          </table:table-cell>
          <table:table-cell office:value-type="string" calcext:value-type="string">
            <text:p><text:a xlink:href="https://www.google.com/url?q=https://www.researchgate.net/publication/280004770&amp;sa=D&amp;ust=1554650367991000&amp;usg=AFQjCNE-byo5Fo9C_DSSN83rz9ZySVVatQ" xlink:type="simple">https://www.researchgate.net/publication/280004770</text:a></text:p>
          </table:table-cell>
        </table:table-row>
        <table:table-row table:style-name="ro3">
          <table:table-cell office:value-type="float" office:value="28" calcext:value-type="float">
            <text:p>28</text:p>
          </table:table-cell>
          <table:table-cell office:value-type="string" calcext:value-type="string">
            <text:p>3/18/2019 10:45:11</text:p>
          </table:table-cell>
          <table:table-cell office:value-type="float" office:value="2" calcext:value-type="float">
            <text:p>2</text:p>
          </table:table-cell>
          <table:table-cell office:value-type="string" calcext:value-type="string">
            <text:p>16.1.03.02.0041</text:p>
          </table:table-cell>
          <table:table-cell office:value-type="string" calcext:value-type="string">
            <text:p>Rohman Sulton Anasrudin</text:p>
          </table:table-cell>
          <table:table-cell office:value-type="string" calcext:value-type="string">
            <text:p>Prediksi Indeks Harga Saham dengan Metode Gabungan Support Vector Regression dan Jaringan Syaraf Tiruan</text:p>
          </table:table-cell>
          <table:table-cell office:value-type="string" calcext:value-type="string">
            <text:p>1)Lisbeth E Siahaan , 2)Rian Febrian Umbara, S.Si, MSi , 3)Yuliant Sibaroni, S.T., M.T.</text:p>
          </table:table-cell>
          <table:table-cell office:value-type="string" calcext:value-type="string">
            <text:p>Prodi Ilmu Komputasi, Universitas Telkom </text:p>
            <text:p>Jl. Telekomunikasi Terusan Buah Batu Bandung 40257 Indonesia</text:p>
          </table:table-cell>
          <table:table-cell office:value-type="string" calcext:value-type="string">
            <text:p>Journal on Computing</text:p>
          </table:table-cell>
          <table:table-cell office:value-type="string" calcext:value-type="string">
            <text:p>Vol. 2, Issue. 1, Maret 2017. pp. 21-30 doi:10.21108/indojc.2017.21.45</text:p>
          </table:table-cell>
          <table:table-cell office:value-type="string" calcext:value-type="string">
            <text:p><text:a xlink:href="https://www.google.com/url?q=https://scholar.google.co.id/scholar?hl%3Did%26as_sdt%3D0%252C5%26as_ylo%3D2015%26q%3Djst%2Bprediksi%2Bharga%2Bsaham%26btnG%3D%23d%3Dgs_qabs%26u%3D%2523p%253Dceudo4qkxqAJ&amp;sa=D&amp;ust=1554650367992000&amp;usg=AFQjCNGw_gajl45_q30kU5VxAm-Ex-3b8Q" xlink:type="simple">https://scholar.google.co.id/scholar?hl=id&amp;as_sdt=0%2C5&amp;as_ylo=2015&amp;q=jst+prediksi+harga+saham&amp;btnG=#d=gs_qabs&amp;u=%23p%3Dceudo4qkxqAJ</text:a></text:p>
          </table:table-cell>
        </table:table-row>
        <table:table-row table:style-name="ro2">
          <table:table-cell office:value-type="float" office:value="29" calcext:value-type="float">
            <text:p>29</text:p>
          </table:table-cell>
          <table:table-cell office:value-type="string" calcext:value-type="string">
            <text:p>3/18/2019 11:10:00</text:p>
          </table:table-cell>
          <table:table-cell office:value-type="float" office:value="2" calcext:value-type="float">
            <text:p>2</text:p>
          </table:table-cell>
          <table:table-cell office:value-type="string" calcext:value-type="string">
            <text:p>16.1.03.02.0103</text:p>
          </table:table-cell>
          <table:table-cell office:value-type="string" calcext:value-type="string">
            <text:p>Yayan Anandra</text:p>
          </table:table-cell>
          <table:table-cell office:value-type="string" calcext:value-type="string">
            <text:p>JARINGAN SYARAF TIRUAN DENGAN ALGORITMA BACKPROPAGATION UNTUK PENENTUAN KELULUSAN SIDANG SKRIPSI</text:p>
          </table:table-cell>
          <table:table-cell office:value-type="string" calcext:value-type="string">
            <text:p>Zekson Arizona Matondang</text:p>
          </table:table-cell>
          <table:table-cell office:value-type="string" calcext:value-type="string">
            <text:p>Dosen Tetap STMIK Budi Darma Medan</text:p>
            <text:p>Jl. Sisingamangaraja No. 338 Sp. Limun Medan</text:p>
          </table:table-cell>
          <table:table-cell office:value-type="string" calcext:value-type="string">
            <text:p>Pelita Informatika Budi Darma</text:p>
          </table:table-cell>
          <table:table-cell office:value-type="string" calcext:value-type="string">
            <text:p>Volume : IV, Nomor: 1, Agustus 2013</text:p>
          </table:table-cell>
          <table:table-cell office:value-type="string" calcext:value-type="string">
            <text:p><text:a xlink:href="https://www.google.com/url?q=https://ejurnal.stmik-budidarma.ac.id/index.php/pelita/article/view/213&amp;sa=D&amp;ust=1554650367992000&amp;usg=AFQjCNHizoAQT7xQHnMUu5OrFVxyYi-T5Q" xlink:type="simple">https://ejurnal.stmik-budidarma.ac.id/index.php/pelita/article/view/213</text:a></text:p>
          </table:table-cell>
        </table:table-row>
        <table:table-row table:style-name="ro2">
          <table:table-cell office:value-type="float" office:value="30" calcext:value-type="float">
            <text:p>30</text:p>
          </table:table-cell>
          <table:table-cell office:value-type="string" calcext:value-type="string">
            <text:p>3/18/2019 11:10:29</text:p>
          </table:table-cell>
          <table:table-cell office:value-type="float" office:value="2" calcext:value-type="float">
            <text:p>2</text:p>
          </table:table-cell>
          <table:table-cell office:value-type="string" calcext:value-type="string">
            <text:p>16.1.03.02.0003</text:p>
          </table:table-cell>
          <table:table-cell office:value-type="string" calcext:value-type="string">
            <text:p>Riska Yuni S</text:p>
          </table:table-cell>
          <table:table-cell office:value-type="string" calcext:value-type="string">
            <text:p>pengembangan model jaringan syaraf tiruan untuk memprediksi jumlah mahasiswa baru di PTS Surabaya</text:p>
          </table:table-cell>
          <table:table-cell office:value-type="string" calcext:value-type="string">
            <text:p>1. Alven Safik Ritonga </text:p>
            <text:p>2. Suryo Atmojo</text:p>
          </table:table-cell>
          <table:table-cell office:value-type="string" calcext:value-type="string">
            <text:p>Program Studi Teknologi Informasi, Fakultas Teknik, Universitas Wijaya Putra</text:p>
          </table:table-cell>
          <table:table-cell office:value-type="string" calcext:value-type="string">
            <text:p>Jurnal Ilmiah Teknologi Informasi Asia</text:p>
          </table:table-cell>
          <table:table-cell office:value-type="string" calcext:value-type="string">
            <text:p>vol.12 No.1 Tahun 2018</text:p>
          </table:table-cell>
          <table:table-cell office:value-type="string" calcext:value-type="string">
            <text:p><text:a xlink:href="https://www.google.com/url?q=https://jurnal.stmikasia.ac.id/index.php/jitika/article/download/213/162/&amp;sa=D&amp;ust=1554650367994000&amp;usg=AFQjCNFz1VDvIPUvgL48cee6B3cD3yQj7Q" xlink:type="simple">https://jurnal.stmikasia.ac.id/index.php/jitika/article/download/213/162/</text:a></text:p>
          </table:table-cell>
        </table:table-row>
        <table:table-row table:style-name="ro3">
          <table:table-cell office:value-type="float" office:value="31" calcext:value-type="float">
            <text:p>31</text:p>
          </table:table-cell>
          <table:table-cell office:value-type="string" calcext:value-type="string">
            <text:p>3/18/2019 11:25:46</text:p>
          </table:table-cell>
          <table:table-cell office:value-type="float" office:value="2" calcext:value-type="float">
            <text:p>2</text:p>
          </table:table-cell>
          <table:table-cell office:value-type="string" calcext:value-type="string">
            <text:p>16.1.03.02.0056</text:p>
          </table:table-cell>
          <table:table-cell office:value-type="string" calcext:value-type="string">
            <text:p>Febri Adi Setiawan</text:p>
          </table:table-cell>
          <table:table-cell office:value-type="string" calcext:value-type="string">
            <text:p>jaringan syaraf tiruan untuk memprediksi tingkat pemahaman siswa terhadap matapelajaran dengan menggunakan algoritma propragation</text:p>
          </table:table-cell>
          <table:table-cell office:value-type="string" calcext:value-type="string">
            <text:p>1. Solikhun</text:p>
            <text:p>2. M. Safii </text:p>
            <text:p>3. Agus Trisno</text:p>
          </table:table-cell>
          <table:table-cell office:value-type="string" calcext:value-type="string">
            <text:p>1. Program Studi Manajemen Informatika, AMIK Tunas Bangsa Pematangsiantar </text:p>
            <text:p>2. Program Studi Sistem Informasi, STIKOM Tunas Bangsa Pematangsiantar Jln. Jenderal Sudirman Blok A No. 1,2,3 Pematangsiantar</text:p>
          </table:table-cell>
          <table:table-cell office:value-type="string" calcext:value-type="string">
            <text:p>Jurnal Sains Komputer &amp; Informatika (J-SAKTI)</text:p>
          </table:table-cell>
          <table:table-cell office:value-type="string" calcext:value-type="string">
            <text:p>Volume (1) No. 1 Maret 2017</text:p>
          </table:table-cell>
          <table:table-cell office:value-type="string" calcext:value-type="string">
            <text:p><text:a xlink:href="https://www.google.com/url?q=https://zenodo.org/record/439831/files/3.%2520JARAINGAN%2520SARAF%2520TIRUAN%2520UNTUK%2520MEMPREDIKSI%2520TINGKAT%2520PEMAHAMAN%2520SISIWA%2520TERHADAP%2520MATAPELAJARAN%2520DENGAN%2520MENGGUNAKAN%2520ALGORITMA%2520BACKPROPAGATION.pdf.&amp;sa=D&amp;ust=1554650367995000&amp;usg=AFQjCNH7v3qVXJ6UUiekZ51H7oPIjjC7_A" xlink:type="simple">https://zenodo.org/record/439831/files/3.%20JARAINGAN%20SARAF%20TIRUAN%20UNTUK%20MEMPREDIKSI%20TINGKAT%20PEMAHAMAN%20SISIWA%20TERHADAP%20MATAPELAJARAN%20DENGAN%20MENGGUNAKAN%20ALGORITMA%20BACKPROPAGATION.pdf.</text:a></text:p>
          </table:table-cell>
        </table:table-row>
        <table:table-row table:style-name="ro3">
          <table:table-cell office:value-type="float" office:value="32" calcext:value-type="float">
            <text:p>32</text:p>
          </table:table-cell>
          <table:table-cell office:value-type="string" calcext:value-type="string">
            <text:p>3/18/2019 16:13:04</text:p>
          </table:table-cell>
          <table:table-cell office:value-type="float" office:value="2" calcext:value-type="float">
            <text:p>2</text:p>
          </table:table-cell>
          <table:table-cell office:value-type="string" calcext:value-type="string">
            <text:p>17.1.03.02.0136</text:p>
          </table:table-cell>
          <table:table-cell office:value-type="string" calcext:value-type="string">
            <text:p>Imam syahputra yosianova</text:p>
          </table:table-cell>
          <table:table-cell office:value-type="string" calcext:value-type="string">
            <text:p>Pengenalan Citra Objek Sederhana Dengan Jaringan Saraf Tiruan Metode Perceptron</text:p>
          </table:table-cell>
          <table:table-cell office:value-type="string" calcext:value-type="string">
            <text:p>Ardi pujianta</text:p>
          </table:table-cell>
          <table:table-cell office:value-type="string" calcext:value-type="string">
            <text:p>Yogyakarta</text:p>
          </table:table-cell>
          <table:table-cell office:value-type="string" calcext:value-type="string">
            <text:p>Jurnal Informatika</text:p>
          </table:table-cell>
          <table:table-cell office:value-type="string" calcext:value-type="string">
            <text:p>Vol 3,No 1, Januari 2009</text:p>
          </table:table-cell>
          <table:table-cell office:value-type="string" calcext:value-type="string">
            <text:p><text:a xlink:href="https://www.google.com/url?q=https://scholar.google.co.id/scholar?hl%3Did%26as_sdt%3D0%252C5%26q%3Dpengenalan%2Bcitra%2Bobjek%2Bsederhana%2Bdengan%2Bjaringan%2Bsaraf%2Btiruan%2Bmetode%2Bperceptron%26btnG%3D%23d%3Dgs_qabs%26u%3D%2523p%253DxA8dDCGjSVMJ&amp;sa=D&amp;ust=1554650367995000&amp;usg=AFQjCNHIwvxhKUKnrpnZfU--UVUDxLc8Ew" xlink:type="simple">https://scholar.google.co.id/scholar?hl=id&amp;as_sdt=0%2C5&amp;q=pengenalan+citra+objek+sederhana+dengan+jaringan+saraf+tiruan+metode+perceptron&amp;btnG=#d=gs_qabs&amp;u=%23p%3DxA8dDCGjSVMJ</text:a></text:p>
          </table:table-cell>
        </table:table-row>
        <table:table-row table:style-name="ro2">
          <table:table-cell office:value-type="float" office:value="33" calcext:value-type="float">
            <text:p>33</text:p>
          </table:table-cell>
          <table:table-cell office:value-type="string" calcext:value-type="string">
            <text:p>3/18/2019 17:39:48</text:p>
          </table:table-cell>
          <table:table-cell office:value-type="float" office:value="2" calcext:value-type="float">
            <text:p>2</text:p>
          </table:table-cell>
          <table:table-cell office:value-type="string" calcext:value-type="string">
            <text:p>16.1.03.02.0087</text:p>
          </table:table-cell>
          <table:table-cell office:value-type="string" calcext:value-type="string">
            <text:p>Bagas Dewanatara</text:p>
          </table:table-cell>
          <table:table-cell office:value-type="string" calcext:value-type="string">
            <text:p>JARINGAN SARAF TIRUAN DENGAN BACKPROPAGATION UNTUK MENDETEKSI PENYALAHGUNAAN NARKOTIKA</text:p>
          </table:table-cell>
          <table:table-cell office:value-type="string" calcext:value-type="string">
            <text:p>Dahriani Hakim Tanjung</text:p>
          </table:table-cell>
          <table:table-cell office:value-type="string" calcext:value-type="string">
            <text:p>STMIK POTENSI UTAMA</text:p>
          </table:table-cell>
          <table:table-cell office:value-type="string" calcext:value-type="string">
            <text:p>Seminar Nasional Informatika 2014</text:p>
          </table:table-cell>
          <table:table-cell office:value-type="string" calcext:value-type="string">
            <text:p>Vol 1, No 1 (2014)</text:p>
          </table:table-cell>
          <table:table-cell office:value-type="string" calcext:value-type="string">
            <text:p><text:a xlink:href="https://www.google.com/url?q=http://e-journal.potensi-utama.ac.id/ojs/index.php/SNIf/article/view/173&amp;sa=D&amp;ust=1554650367996000&amp;usg=AFQjCNHGNGOOH3Ik9FzMe19O4jDEtbnm6Q" xlink:type="simple">http://e-journal.potensi-utama.ac.id/ojs/index.php/SNIf/article/view/173</text:a></text:p>
          </table:table-cell>
        </table:table-row>
        <table:table-row table:style-name="ro2">
          <table:table-cell office:value-type="float" office:value="34" calcext:value-type="float">
            <text:p>34</text:p>
          </table:table-cell>
          <table:table-cell office:value-type="string" calcext:value-type="string">
            <text:p>3/18/2019 20:20:03</text:p>
          </table:table-cell>
          <table:table-cell office:value-type="float" office:value="2" calcext:value-type="float">
            <text:p>2</text:p>
          </table:table-cell>
          <table:table-cell office:value-type="string" calcext:value-type="string">
            <text:p>16.1.03.02.0030</text:p>
          </table:table-cell>
          <table:table-cell office:value-type="string" calcext:value-type="string">
            <text:p>Yulianto Dwi Raharjo</text:p>
          </table:table-cell>
          <table:table-cell office:value-type="string" calcext:value-type="string">
            <text:p>Deteksi Aritmia Menggunakan Sinyal EKG dengan Metoda Deteksi Puncak-R</text:p>
          </table:table-cell>
          <table:table-cell office:value-type="string" calcext:value-type="string">
            <text:p>1) Agung W. Setiawan, 2) Ratna A. Djohan, 3) Farhan I. Tawakal</text:p>
          </table:table-cell>
          <table:table-cell office:value-type="string" calcext:value-type="string">
            <text:p>Teknik Elektro, Institut Teknologi Bandung</text:p>
          </table:table-cell>
          <table:table-cell office:value-type="string" calcext:value-type="string">
            <text:p>Seminar Nasional Inovasi dan Aplikasi Teknologi di Industri 2019</text:p>
          </table:table-cell>
          <table:table-cell office:value-type="string" calcext:value-type="string">
            <text:p>ISSN 2085-4218 2 Februari 2019</text:p>
          </table:table-cell>
          <table:table-cell office:value-type="string" calcext:value-type="string">
            <text:p><text:a xlink:href="https://www.google.com/url?q=https://ejournal.itn.ac.id/index.php/seniati/article/download/2569/1610&amp;sa=D&amp;ust=1554650367997000&amp;usg=AFQjCNHuzVdXhZppnadNlS8zKdeXrNWnPQ" xlink:type="simple">https://ejournal.itn.ac.id/index.php/seniati/article/download/2569/1610</text:a></text:p>
          </table:table-cell>
        </table:table-row>
        <table:table-row table:style-name="ro3">
          <table:table-cell office:value-type="float" office:value="35" calcext:value-type="float">
            <text:p>35</text:p>
          </table:table-cell>
          <table:table-cell office:value-type="string" calcext:value-type="string">
            <text:p>3/18/2019 20:20:31</text:p>
          </table:table-cell>
          <table:table-cell office:value-type="float" office:value="2" calcext:value-type="float">
            <text:p>2</text:p>
          </table:table-cell>
          <table:table-cell office:value-type="float" office:value="16103020068" calcext:value-type="float">
            <text:p>16103020068</text:p>
          </table:table-cell>
          <table:table-cell office:value-type="string" calcext:value-type="string">
            <text:p>citra anggreini mayang sari</text:p>
          </table:table-cell>
          <table:table-cell office:value-type="string" calcext:value-type="string">
            <text:p>klarifikasi pola sidik jari menggunakan jaringan syaraf tiruan backpropagation untuk analisa karakteristik seseorang</text:p>
          </table:table-cell>
          <table:table-cell office:value-type="string" calcext:value-type="string">
            <text:p>1) ahmad fahrudi seetiawan, 2) alam katon agung</text:p>
          </table:table-cell>
          <table:table-cell office:value-type="string" calcext:value-type="string">
            <text:p>institut teknologi nasional malang</text:p>
          </table:table-cell>
          <table:table-cell office:value-type="string" calcext:value-type="string">
            <text:p>jurnal antivirus</text:p>
          </table:table-cell>
          <table:table-cell office:value-type="string" calcext:value-type="string">
            <text:p>vol. 10 no. 2, november 2016</text:p>
          </table:table-cell>
          <table:table-cell office:value-type="string" calcext:value-type="string">
            <text:p><text:a xlink:href="https://www.google.com/url?q=http://unisbablitar.ejournal.web.id/index.php/antivirus/article/view/162&amp;sa=D&amp;ust=1554650367997000&amp;usg=AFQjCNEOJ0wLXp8ZaQBp2hlZVl0r6iAPcg" xlink:type="simple">http://unisbablitar.ejournal.web.id/index.php/antivirus/article/view/162</text:a></text:p>
          </table:table-cell>
        </table:table-row>
        <table:table-row table:style-name="ro3">
          <table:table-cell office:value-type="float" office:value="36" calcext:value-type="float">
            <text:p>36</text:p>
          </table:table-cell>
          <table:table-cell office:value-type="string" calcext:value-type="string">
            <text:p>3/18/2019 20:26:07</text:p>
          </table:table-cell>
          <table:table-cell office:value-type="float" office:value="2" calcext:value-type="float">
            <text:p>2</text:p>
          </table:table-cell>
          <table:table-cell office:value-type="string" calcext:value-type="string">
            <text:p>16.1.03.02.0068</text:p>
          </table:table-cell>
          <table:table-cell office:value-type="string" calcext:value-type="string">
            <text:p>citra anggreini mayang sari</text:p>
          </table:table-cell>
          <table:table-cell office:value-type="string" calcext:value-type="string">
            <text:p>klarifikasi pola sidik jari menggnakan jaringan syaraf tiruan backpropagation untuk analisa karakteristij seseorang</text:p>
          </table:table-cell>
          <table:table-cell office:value-type="string" calcext:value-type="string">
            <text:p>1) ahmad fahrudi setiaean, 2) alam katon agung</text:p>
          </table:table-cell>
          <table:table-cell office:value-type="string" calcext:value-type="string">
            <text:p>institut teknologi nasional malang</text:p>
          </table:table-cell>
          <table:table-cell office:value-type="string" calcext:value-type="string">
            <text:p>jurnal antivirus</text:p>
          </table:table-cell>
          <table:table-cell office:value-type="string" calcext:value-type="string">
            <text:p>vol. 10 no. 2, november 2016</text:p>
          </table:table-cell>
          <table:table-cell office:value-type="string" calcext:value-type="string">
            <text:p><text:a xlink:href="https://www.google.com/url?q=http://unisbablitar.ejournal.web.id/index.php/antivirus/article/view/162&amp;sa=D&amp;ust=1554650367998000&amp;usg=AFQjCNHpCAaZ15IqF1AasxzfyNm_cTeojQ" xlink:type="simple">http://unisbablitar.ejournal.web.id/index.php/antivirus/article/view/162</text:a></text:p>
          </table:table-cell>
        </table:table-row>
        <table:table-row table:style-name="ro3">
          <table:table-cell office:value-type="float" office:value="37" calcext:value-type="float">
            <text:p>37</text:p>
          </table:table-cell>
          <table:table-cell office:value-type="string" calcext:value-type="string">
            <text:p>3/18/2019 22:03:49</text:p>
          </table:table-cell>
          <table:table-cell office:value-type="float" office:value="2" calcext:value-type="float">
            <text:p>2</text:p>
          </table:table-cell>
          <table:table-cell office:value-type="string" calcext:value-type="string">
            <text:p>16.1.03.02.0009</text:p>
          </table:table-cell>
          <table:table-cell office:value-type="string" calcext:value-type="string">
            <text:p>Moh. Ilham Endar Wibiaryoko</text:p>
          </table:table-cell>
          <table:table-cell office:value-type="string" calcext:value-type="string">
            <text:p>Jaringan Saraf Tiruan Dengan Backpropagation Untuk Memprediksi Penyakit Asma</text:p>
          </table:table-cell>
          <table:table-cell office:value-type="string" calcext:value-type="string">
            <text:p>Dahriani Hakim Tanjung</text:p>
          </table:table-cell>
          <table:table-cell office:value-type="string" calcext:value-type="string">
            <text:p>STMIK Potensi Utama Medan</text:p>
          </table:table-cell>
          <table:table-cell office:value-type="string" calcext:value-type="string">
            <text:p>Citec Journal</text:p>
          </table:table-cell>
          <table:table-cell office:value-type="string" calcext:value-type="string">
            <text:p>Vol. 2, No. 1 &amp; November 2014 - Januari 2015</text:p>
          </table:table-cell>
          <table:table-cell office:value-type="string" calcext:value-type="string">
            <text:p><text:a xlink:href="https://www.google.com/url?q=https://scholar.google.co.id/scholar?q%3Djaringan%2Bsyaraf%2Btiruan%2Bbackpropagation%2Buntuk%2Bmemprediksi%2Bpenyakit%2Basma%26hl%3Did%26as_sdt%3D0%26as_vis%3D1%26oi%3Dscholart%23d%3Dgs_qabs%26u%3D%2523p%253DCdh3RlzoKzgJ&amp;sa=D&amp;ust=1554650367998000&amp;usg=AFQjCNEHO_ec4zi6wVw1vsQ566ttIZI42w" xlink:type="simple">https://scholar.google.co.id/scholar?q=jaringan+syaraf+tiruan+backpropagation+untuk+memprediksi+penyakit+asma&amp;hl=id&amp;as_sdt=0&amp;as_vis=1&amp;oi=scholart#d=gs_qabs&amp;u=%23p%3DCdh3RlzoKzgJ</text:a></text:p>
          </table:table-cell>
        </table:table-row>
        <table:table-row table:style-name="ro2">
          <table:table-cell office:value-type="float" office:value="38" calcext:value-type="float">
            <text:p>38</text:p>
          </table:table-cell>
          <table:table-cell office:value-type="string" calcext:value-type="string">
            <text:p>3/18/2019 22:38:27</text:p>
          </table:table-cell>
          <table:table-cell office:value-type="float" office:value="2" calcext:value-type="float">
            <text:p>2</text:p>
          </table:table-cell>
          <table:table-cell office:value-type="string" calcext:value-type="string">
            <text:p>16.1.03.02.0034</text:p>
          </table:table-cell>
          <table:table-cell office:value-type="string" calcext:value-type="string">
            <text:p>Muhamad Ulul Azmi</text:p>
          </table:table-cell>
          <table:table-cell office:value-type="string" calcext:value-type="string">
            <text:p>ANALISA SISTEM PENGENALAN WAJAH BERBENTUK CITRA DIGITAL DENGAN ALGORITMA PRINCIPAL COMPONENTS ANALYSIS</text:p>
          </table:table-cell>
          <table:table-cell office:value-type="string" calcext:value-type="string">
            <text:p>Sinar Sinurat</text:p>
          </table:table-cell>
          <table:table-cell office:value-type="string" calcext:value-type="string">
            <text:p>Dosen Tetap Program Studi Teknik Informatika STMIK Budi Darma Medan Jl. Sisingamangaraja No.338 Simpang Limun Medan</text:p>
          </table:table-cell>
          <table:table-cell office:value-type="string" calcext:value-type="string">
            <text:p>Majalah Ilmia Informasi dan Teknologi Ilmiah (INTI)</text:p>
          </table:table-cell>
          <table:table-cell office:value-type="string" calcext:value-type="string">
            <text:p>Volume : III, Nomor : 1, Mei 2014</text:p>
          </table:table-cell>
          <table:table-cell office:value-type="string" calcext:value-type="string">
            <text:p><text:a xlink:href="https://www.google.com/url?q=https://s3.amazonaws.com/academia.edu.documents/43001813/16._Sinar_Sinurat.pdf?AWSAccessKeyId%3DAKIAIWOWYYGZ2Y53UL3A%26Expires%3D1552926958%26Signature%3Dnxsaubs%252Bs7ehOggMX63WBfjdp0c%253D%26response-content-disposition%3Dinline%253B%2520filename%253DANALISA_SISTEM_PENGENALAN_WAJAH_BERBENTU.pdf&amp;sa=D&amp;ust=1554650367999000&amp;usg=AFQjCNFn8Pdqp4WyOrtLj877Tm9usO1IqA" xlink:type="simple">https://s3.amazonaws.com/academia.edu.documents/43001813/16._Sinar_Sinurat.pdf?AWSAccessKeyId=AKIAIWOWYYGZ2Y53UL3A&amp;Expires=1552926958&amp;Signature=nxsaubs%2Bs7ehOggMX63WBfjdp0c%3D&amp;response-content-disposition=inline%3B%20filename%3DANALISA_SISTEM_PENGENALAN_WAJAH_BERBENTU.pdf</text:a></text:p>
          </table:table-cell>
        </table:table-row>
        <table:table-row table:style-name="ro3">
          <table:table-cell office:value-type="float" office:value="39" calcext:value-type="float">
            <text:p>39</text:p>
          </table:table-cell>
          <table:table-cell office:value-type="string" calcext:value-type="string">
            <text:p>3/19/2019 8:52:07</text:p>
          </table:table-cell>
          <table:table-cell office:value-type="float" office:value="2" calcext:value-type="float">
            <text:p>2</text:p>
          </table:table-cell>
          <table:table-cell office:value-type="string" calcext:value-type="string">
            <text:p>16.1.03.02.0037</text:p>
          </table:table-cell>
          <table:table-cell office:value-type="string" calcext:value-type="string">
            <text:p>BUDI SANTOSO</text:p>
          </table:table-cell>
          <table:table-cell office:value-type="string" calcext:value-type="string">
            <text:p>Jaringan Syaraf Tiruan Algoritma Backpropagation Dalam Memprediksi Ketersediaan Komoditi Pangan Provinsi Riau</text:p>
          </table:table-cell>
          <table:table-cell office:value-type="string" calcext:value-type="string">
            <text:p>Eka Pandu Cynthia, Edi Ismanto</text:p>
          </table:table-cell>
          <table:table-cell office:value-type="string" calcext:value-type="string">
            <text:p>Teknik Informatika, Fakultas Sains dan Teknologi, UIN Sultan Syarif Kasim Riau.,</text:p>
            <text:p>Pendidikan Informatika, Fakultas Keguruan dan Ilmu Pendidikan, Universitas Muhammadiyah Riau.</text:p>
          </table:table-cell>
          <table:table-cell office:value-type="string" calcext:value-type="string">
            <text:p>Seminar Nasional Teknologi Informasi, Komunikasi dan Industri (SNTIKI) 9</text:p>
          </table:table-cell>
          <table:table-cell office:value-type="string" calcext:value-type="string">
            <text:p>ISSN (Online) : 2579-5406,Pekanbaru, 18-19 Mei 2017</text:p>
          </table:table-cell>
          <table:table-cell office:value-type="string" calcext:value-type="string">
            <text:p><text:a xlink:href="https://www.google.com/url?q=http://ejournal.uin-suska.ac.id/index.php/SNTIKI/article/download/3306/2163&amp;sa=D&amp;ust=1554650368000000&amp;usg=AFQjCNF1E60oYgHj1IPHSfiKJoFtWHYr9w" xlink:type="simple">http://ejournal.uin-suska.ac.id/index.php/SNTIKI/article/download/3306/2163</text:a></text:p>
          </table:table-cell>
        </table:table-row>
        <table:table-row table:style-name="ro5">
          <table:table-cell office:value-type="float" office:value="40" calcext:value-type="float">
            <text:p>40</text:p>
          </table:table-cell>
          <table:table-cell office:value-type="string" calcext:value-type="string">
            <text:p>3/19/2019 8:57:52</text:p>
          </table:table-cell>
          <table:table-cell office:value-type="float" office:value="2" calcext:value-type="float">
            <text:p>2</text:p>
          </table:table-cell>
          <table:table-cell office:value-type="string" calcext:value-type="string">
            <text:p>16.1.03.02.0038</text:p>
          </table:table-cell>
          <table:table-cell office:value-type="string" calcext:value-type="string">
            <text:p>Trisna daimatul chasanah</text:p>
          </table:table-cell>
          <table:table-cell office:value-type="string" calcext:value-type="string">
            <text:p>Pemodelan Jaringan Syaraf Tiruan Untuk Memprediksi Kinerja Pengering Pati Sagu Tipe Pneumatic Conveying Ring Dryer</text:p>
          </table:table-cell>
          <table:table-cell office:value-type="string" calcext:value-type="string">
            <text:p>1)Abadi Jading, 2)Nursigit Bintoro,3) Lilik Sutiarso, 4)Joko Nugroho Wahyu Karyadi</text:p>
          </table:table-cell>
          <table:table-cell office:value-type="string" calcext:value-type="string">
            <text:p>1Jurusan Teknologi Pertanian, Fakultas Teknologi Pertanian, UNIPA, Manokwari, 98314, Indonesia</text:p>
            <text:p>2Departemen Teknik Pertanian dan Biosistem, Fakultas Teknologi Pertanian, UGM, Yogyakarta, 55281,</text:p>
            <text:p>Indonesia</text:p>
          </table:table-cell>
          <table:table-cell office:value-type="string" calcext:value-type="string">
            <text:p>PROSIDING SEMINAR NASIONAL MIPA UNIPA KE 3 TAHUN 2018</text:p>
          </table:table-cell>
          <table:table-cell office:value-type="string" calcext:value-type="string">
            <text:p>9 Agustus 2018</text:p>
          </table:table-cell>
          <table:table-cell office:value-type="string" calcext:value-type="string">
            <text:p><text:a xlink:href="https://www.google.com/url?q=https://prosiding.fmipa.unipa.ac.id/index.php/SNMIPAUNIPA/article/download/8/7&amp;sa=D&amp;ust=1554650368001000&amp;usg=AFQjCNFVuy5EPZrLmZhKC2bIULczEUvPmQ" xlink:type="simple">https://prosiding.fmipa.unipa.ac.id/index.php/SNMIPAUNIPA/article/download/8/7</text:a></text:p>
          </table:table-cell>
        </table:table-row>
        <table:table-row table:style-name="ro3">
          <table:table-cell office:value-type="float" office:value="41" calcext:value-type="float">
            <text:p>41</text:p>
          </table:table-cell>
          <table:table-cell office:value-type="string" calcext:value-type="string">
            <text:p>3/19/2019 10:36:13</text:p>
          </table:table-cell>
          <table:table-cell office:value-type="float" office:value="2" calcext:value-type="float">
            <text:p>2</text:p>
          </table:table-cell>
          <table:table-cell office:value-type="string" calcext:value-type="string">
            <text:p>16.1.03.02.0009</text:p>
          </table:table-cell>
          <table:table-cell office:value-type="string" calcext:value-type="string">
            <text:p>Moh. Ilham Endar Wibiaryoko</text:p>
          </table:table-cell>
          <table:table-cell office:value-type="string" calcext:value-type="string">
            <text:p>Deteksi Penyakit Tulang Menggunakan Jaringan Syaraf Tiruan Dengan Metode Backpropagation</text:p>
          </table:table-cell>
          <table:table-cell office:value-type="string" calcext:value-type="string">
            <text:p>1) Khawa Sukmawati , 2) Ardi Pujiyanta</text:p>
          </table:table-cell>
          <table:table-cell office:value-type="string" calcext:value-type="string">
            <text:p>Program Studi Teknik Informatika Universitas Ahmad Dahlan</text:p>
          </table:table-cell>
          <table:table-cell office:value-type="string" calcext:value-type="string">
            <text:p>Jurnal Sarjana Teknik Informatika</text:p>
          </table:table-cell>
          <table:table-cell office:value-type="string" calcext:value-type="string">
            <text:p>Vol. 2, No. 2 &amp; Juni 2014</text:p>
          </table:table-cell>
          <table:table-cell office:value-type="string" calcext:value-type="string">
            <text:p><text:a xlink:href="https://www.google.com/url?q=https://ejournal.medan.uph.edu/index.php/isd/article/viewFile/88/27&amp;sa=D&amp;ust=1554650368006000&amp;usg=AFQjCNFFWwTPOoPExZ8VLv32A8c1j6qBHA" xlink:type="simple">https://ejournal.medan.uph.edu/index.php/isd/article/viewFile/88/27</text:a></text:p>
          </table:table-cell>
        </table:table-row>
        <table:table-row table:style-name="ro2">
          <table:table-cell office:value-type="float" office:value="42" calcext:value-type="float">
            <text:p>42</text:p>
          </table:table-cell>
          <table:table-cell office:value-type="string" calcext:value-type="string">
            <text:p>3/19/2019 11:45:42</text:p>
          </table:table-cell>
          <table:table-cell office:value-type="float" office:value="2" calcext:value-type="float">
            <text:p>2</text:p>
          </table:table-cell>
          <table:table-cell office:value-type="string" calcext:value-type="string">
            <text:p>16.1.03.02.0084</text:p>
          </table:table-cell>
          <table:table-cell office:value-type="string" calcext:value-type="string">
            <text:p>dwi fitriana sari</text:p>
          </table:table-cell>
          <table:table-cell office:value-type="string" calcext:value-type="string">
            <text:p>PERAMALAN BEBAN PUNCAK LISTRIK JANGKA PENDEK MENGGUNAKAN METODE JARINGAN SYARAF TIRUAN</text:p>
          </table:table-cell>
          <table:table-cell office:value-type="string" calcext:value-type="string">
            <text:p>YAYU TRIWULAN, NASRUN HARIYANTO, SABAT ANWARI</text:p>
          </table:table-cell>
          <table:table-cell office:value-type="string" calcext:value-type="string">
            <text:p>Teknik Elektro Institut Teknologi Nasional</text:p>
          </table:table-cell>
          <table:table-cell office:value-type="string" calcext:value-type="string">
            <text:p>Jurnal Reka Elkomika – 339</text:p>
          </table:table-cell>
          <table:table-cell office:value-type="string" calcext:value-type="string">
            <text:p>Vol.1 | No.4,Oktober 2013</text:p>
          </table:table-cell>
          <table:table-cell office:value-type="string" calcext:value-type="string">
            <text:p><text:a xlink:href="https://www.google.com/url?q=https://scholar.google.co.id/scholar?hl%3Did%26as_sdt%3D0%252C5%26q%3DPERAMALAN%2BBEBAN%2BPUNCAK%2BLISTRIK%2BJANGKA%2BPENDEK%2BMENGGUNAKAN%2BMETODE%2BJARINGAN%2BSYARAF%2BTIRUAN%26btnG%3D%23d%3Dgs_qabs%26u%3D%2523p%253Dw_tHdQagZYgJ&amp;sa=D&amp;ust=1554650368007000&amp;usg=AFQjCNF_p92UjadGAFOvoQsoz8K5pQW6Wg" xlink:type="simple">https://scholar.google.co.id/scholar?hl=id&amp;as_sdt=0%2C5&amp;q=PERAMALAN+BEBAN+PUNCAK+LISTRIK+JANGKA+PENDEK+MENGGUNAKAN+METODE+JARINGAN+SYARAF+TIRUAN&amp;btnG=#d=gs_qabs&amp;u=%23p%3Dw_tHdQagZYgJ</text:a></text:p>
          </table:table-cell>
        </table:table-row>
        <table:table-row table:style-name="ro2">
          <table:table-cell office:value-type="float" office:value="43" calcext:value-type="float">
            <text:p>43</text:p>
          </table:table-cell>
          <table:table-cell office:value-type="string" calcext:value-type="string">
            <text:p>3/19/2019 14:37:05</text:p>
          </table:table-cell>
          <table:table-cell office:value-type="float" office:value="2" calcext:value-type="float">
            <text:p>2</text:p>
          </table:table-cell>
          <table:table-cell office:value-type="string" calcext:value-type="string">
            <text:p>16.1.03.02.0022</text:p>
          </table:table-cell>
          <table:table-cell office:value-type="string" calcext:value-type="string">
            <text:p>soim arifin</text:p>
          </table:table-cell>
          <table:table-cell office:value-type="string" calcext:value-type="string">
            <text:p>penerapan jaringan syaraf tiruan untuk memprediksi jumlah pengangguran di provinsi kalimantan timur dengan menggunakan algoritma pembelajaran backpropagation</text:p>
          </table:table-cell>
          <table:table-cell office:value-type="string" calcext:value-type="string">
            <text:p>1. M.F. Andrijasa, 2. Mistianingsih</text:p>
          </table:table-cell>
          <table:table-cell office:value-type="string" calcext:value-type="string">
            <text:p>FMIPA Universitas Mulawarman, jl barong tongkok no. 5 Kampus Unmul Gn. kelua sempaja samarinda 75119</text:p>
          </table:table-cell>
          <table:table-cell office:value-type="string" calcext:value-type="string">
            <text:p>jurnal informatika mulawarman</text:p>
          </table:table-cell>
          <table:table-cell office:value-type="string" calcext:value-type="string">
            <text:p>vol. 5 no. 1 februari 2010</text:p>
          </table:table-cell>
          <table:table-cell office:value-type="string" calcext:value-type="string">
            <text:p><text:a xlink:href="https://www.google.com/url?q=http://e-journals.unmul.ac.id/index.php/JIM/article/view/44&amp;sa=D&amp;ust=1554650368008000&amp;usg=AFQjCNEC0ztYSpdrSkZ655Fdk9eNemoSSw" xlink:type="simple">http://e-journals.unmul.ac.id/index.php/JIM/article/view/44</text:a></text:p>
          </table:table-cell>
        </table:table-row>
        <table:table-row table:style-name="ro2">
          <table:table-cell office:value-type="float" office:value="44" calcext:value-type="float">
            <text:p>44</text:p>
          </table:table-cell>
          <table:table-cell office:value-type="string" calcext:value-type="string">
            <text:p>3/19/2019 15:58:57</text:p>
          </table:table-cell>
          <table:table-cell office:value-type="float" office:value="2" calcext:value-type="float">
            <text:p>2</text:p>
          </table:table-cell>
          <table:table-cell office:value-type="string" calcext:value-type="string">
            <text:p>16.1.03.02.0017</text:p>
          </table:table-cell>
          <table:table-cell office:value-type="string" calcext:value-type="string">
            <text:p>Risky Vridel Eduard Pandie</text:p>
          </table:table-cell>
          <table:table-cell office:value-type="string" calcext:value-type="string">
            <text:p>Peramalan Penjualan Mobil Menggunakan Jaringan Syaraf Tiruan dan Certainty Factor</text:p>
          </table:table-cell>
          <table:table-cell office:value-type="string" calcext:value-type="string">
            <text:p>1)Fachrudin Pakaja, 2)Agus Naba dan Purwanto</text:p>
          </table:table-cell>
          <table:table-cell office:value-type="string" calcext:value-type="string">
            <text:p>Universitas Brawijaya, Malang</text:p>
          </table:table-cell>
          <table:table-cell office:value-type="string" calcext:value-type="string">
            <text:p>Jurnal EECCIS</text:p>
          </table:table-cell>
          <table:table-cell office:value-type="string" calcext:value-type="string">
            <text:p>Vol. 6, No. 1, (2012)</text:p>
          </table:table-cell>
          <table:table-cell office:value-type="string" calcext:value-type="string">
            <text:p><text:a xlink:href="https://www.google.com/url?q=https://jurnaleeccis.ub.ac.id/index.php/eeccis/article/view/162/140&amp;sa=D&amp;ust=1554650368009000&amp;usg=AFQjCNH_4Dc7jcHXg0MOzj7Xzqgk9jquWQ" xlink:type="simple">https://jurnaleeccis.ub.ac.id/index.php/eeccis/article/view/162/140</text:a></text:p>
          </table:table-cell>
        </table:table-row>
        <table:table-row table:style-name="ro2">
          <table:table-cell office:value-type="float" office:value="45" calcext:value-type="float">
            <text:p>45</text:p>
          </table:table-cell>
          <table:table-cell office:value-type="string" calcext:value-type="string">
            <text:p>3/20/2019 10:49:32</text:p>
          </table:table-cell>
          <table:table-cell office:value-type="float" office:value="3" calcext:value-type="float">
            <text:p>3</text:p>
          </table:table-cell>
          <table:table-cell office:value-type="string" calcext:value-type="string">
            <text:p>16.1.03.02.0088</text:p>
          </table:table-cell>
          <table:table-cell office:value-type="string" calcext:value-type="string">
            <text:p>Heffi Awang Cahya</text:p>
          </table:table-cell>
          <table:table-cell office:value-type="string" calcext:value-type="string">
            <text:p>Penerapan Metode Jaringan Saraf Tiruan Backpropagation Untuk Memprediksi Nilai Ujian Sekolah</text:p>
          </table:table-cell>
          <table:table-cell office:value-type="string" calcext:value-type="string">
            <text:p>Sandy Kosasi</text:p>
          </table:table-cell>
          <table:table-cell office:value-type="string" calcext:value-type="string">
            <text:p>STMIK Pontianak Jl. Merdeka No. 372 Pontianak, Kalimantan Barat</text:p>
          </table:table-cell>
          <table:table-cell office:value-type="string" calcext:value-type="string">
            <text:p>Jurnal Teknologi</text:p>
          </table:table-cell>
          <table:table-cell office:value-type="string" calcext:value-type="string">
            <text:p>Volume 7, Nomor 1, Juni 2014</text:p>
          </table:table-cell>
          <table:table-cell office:value-type="string" calcext:value-type="string">
            <text:p><text:a xlink:href="https://www.google.com/url?q=https://scholar.google.co.id/scholar?q%3DPENERAPAN%2BMETODE%2BJARINGAN%2BSARAF%2BTIRUAN%2BBACKPROPAGATION%2B%2BUNTUK%2BMEMPREDIKSI%2BNILAI%2BUJIAN%2BSEKOLAH%26hl%3Did%26as_sdt%3D0%26as_vis%3D1%26oi%3Dscholart&amp;sa=D&amp;ust=1554650368009000&amp;usg=AFQjCNHZjmBiFDV3_eTH-R9btRz437yivQ" xlink:type="simple">https://scholar.google.co.id/scholar?q=PENERAPAN+METODE+JARINGAN+SARAF+TIRUAN+BACKPROPAGATION++UNTUK+MEMPREDIKSI+NILAI+UJIAN+SEKOLAH&amp;hl=id&amp;as_sdt=0&amp;as_vis=1&amp;oi=scholart</text:a></text:p>
          </table:table-cell>
        </table:table-row>
        <table:table-row table:style-name="ro2">
          <table:table-cell office:value-type="float" office:value="46" calcext:value-type="float">
            <text:p>46</text:p>
          </table:table-cell>
          <table:table-cell office:value-type="string" calcext:value-type="string">
            <text:p>3/20/2019 14:12:32</text:p>
          </table:table-cell>
          <table:table-cell office:value-type="float" office:value="3" calcext:value-type="float">
            <text:p>3</text:p>
          </table:table-cell>
          <table:table-cell office:value-type="string" calcext:value-type="string">
            <text:p>16.1.03.02.0056</text:p>
          </table:table-cell>
          <table:table-cell office:value-type="string" calcext:value-type="string">
            <text:p>Febri Adi Setiawan</text:p>
          </table:table-cell>
          <table:table-cell office:value-type="string" calcext:value-type="string">
            <text:p>Analisa Peramalan Penjualan Sepeda Motor Bekas Dengan Menggunakan Jaringan Syaraf Tiruan Backpropagation</text:p>
          </table:table-cell>
          <table:table-cell office:value-type="string" calcext:value-type="string">
            <text:p>Randy Permana, S.Kom, M.Kom</text:p>
          </table:table-cell>
          <table:table-cell office:value-type="string" calcext:value-type="string">
            <text:p>Fakultas Ilmu Komputer, Universitas Putra Indonesia ‘YPTK’ Padang</text:p>
          </table:table-cell>
          <table:table-cell office:value-type="string" calcext:value-type="string">
            <text:p>Jurnal KomTekInfo</text:p>
          </table:table-cell>
          <table:table-cell office:value-type="string" calcext:value-type="string">
            <text:p>Vol. 4, No. 2, Desember 2017</text:p>
          </table:table-cell>
          <table:table-cell office:value-type="string" calcext:value-type="string">
            <text:p><text:a xlink:href="https://www.google.com/url?q=https://www.google.com/url?sa%3Dt%26rct%3Dj%26q%3D%26esrc%3Ds%26source%3Dweb%26cd%3D1%26ved%3D2ahUKEwjrosi9lJDhAhVVfH0KHRqbDdYQFjAAegQIAhAC%26url%3Dhttp%253A%252F%252Flppm.upiyptk.ac.id%252Fkomtekinfo%252Findex.php%252FKOMTEKINFO%252Farticle%252Fdownload%252F95%252F83%26usg%3DAOvVaw0oug_y0pBdKJT1HV00QoML&amp;sa=D&amp;ust=1554650368010000&amp;usg=AFQjCNHvueDkQy9mFvxg2WaiqlqmWa31LQ" xlink:type="simple">https://www.google.com/url?sa=t&amp;rct=j&amp;q=&amp;esrc=s&amp;source=web&amp;cd=1&amp;ved=2ahUKEwjrosi9lJDhAhVVfH0KHRqbDdYQFjAAegQIAhAC&amp;url=http%3A%2F%2Flppm.upiyptk.ac.id%2Fkomtekinfo%2Findex.php%2FKOMTEKINFO%2Farticle%2Fdownload%2F95%2F83&amp;usg=AOvVaw0oug_y0pBdKJT1HV00QoML</text:a></text:p>
          </table:table-cell>
        </table:table-row>
        <table:table-row table:style-name="ro2">
          <table:table-cell office:value-type="float" office:value="47" calcext:value-type="float">
            <text:p>47</text:p>
          </table:table-cell>
          <table:table-cell office:value-type="string" calcext:value-type="string">
            <text:p>3/21/2019 22:36:43</text:p>
          </table:table-cell>
          <table:table-cell office:value-type="float" office:value="2" calcext:value-type="float">
            <text:p>2</text:p>
          </table:table-cell>
          <table:table-cell office:value-type="string" calcext:value-type="string">
            <text:p>16.1.03.02.0054</text:p>
          </table:table-cell>
          <table:table-cell office:value-type="string" calcext:value-type="string">
            <text:p>Risky Audina</text:p>
          </table:table-cell>
          <table:table-cell office:value-type="string" calcext:value-type="string">
            <text:p>Jaringan Syaraf Tiruan Untuk Memprediksi Kinerja Satpam</text:p>
          </table:table-cell>
          <table:table-cell office:value-type="string" calcext:value-type="string">
            <text:p>1) Muhammad Fachrie 2) Adityo Permana Wibowo</text:p>
          </table:table-cell>
          <table:table-cell office:value-type="string" calcext:value-type="string">
            <text:p>Universitas Teknologi Yogyakarta</text:p>
          </table:table-cell>
          <table:table-cell office:value-type="string" calcext:value-type="string">
            <text:p>Jurnal Informatika dan Komputer</text:p>
          </table:table-cell>
          <table:table-cell office:value-type="string" calcext:value-type="string">
            <text:p>Vol.3 No.1, Februari 2018</text:p>
          </table:table-cell>
          <table:table-cell office:value-type="string" calcext:value-type="string">
            <text:p><text:a xlink:href="https://www.google.com/url?q=https://ejournal.akakom.ac.id&amp;sa=D&amp;ust=1554650368011000&amp;usg=AFQjCNGwjd2U3jRFkVdj5mfAHtqSBGcgJg" xlink:type="simple">https://ejournal.akakom.ac.id</text:a></text:p>
          </table:table-cell>
        </table:table-row>
        <table:table-row table:style-name="ro2">
          <table:table-cell office:value-type="float" office:value="48" calcext:value-type="float">
            <text:p>48</text:p>
          </table:table-cell>
          <table:table-cell office:value-type="string" calcext:value-type="string">
            <text:p>3/21/2019 22:54:50</text:p>
          </table:table-cell>
          <table:table-cell office:value-type="float" office:value="3" calcext:value-type="float">
            <text:p>3</text:p>
          </table:table-cell>
          <table:table-cell office:value-type="string" calcext:value-type="string">
            <text:p>16.1.03.02.0054</text:p>
          </table:table-cell>
          <table:table-cell office:value-type="string" calcext:value-type="string">
            <text:p>Risky Audina</text:p>
          </table:table-cell>
          <table:table-cell office:value-type="string" calcext:value-type="string">
            <text:p>Media Pembelajaran Jaringan Syaraf Tiruan Metode Hopfield Berbasis Multimedia</text:p>
          </table:table-cell>
          <table:table-cell office:value-type="string" calcext:value-type="string">
            <text:p>1) Arif Budi Winarto 2) Sri Handayaningsih</text:p>
          </table:table-cell>
          <table:table-cell office:value-type="string" calcext:value-type="string">
            <text:p>Universitas Ahmad Dahlan</text:p>
          </table:table-cell>
          <table:table-cell office:value-type="string" calcext:value-type="string">
            <text:p>Jurnal Sarjana Teknik Informatika</text:p>
          </table:table-cell>
          <table:table-cell office:value-type="string" calcext:value-type="string">
            <text:p>Vol.1 No.1, Juni 2013</text:p>
          </table:table-cell>
          <table:table-cell office:value-type="string" calcext:value-type="string">
            <text:p><text:a xlink:href="https://www.google.com/url?q=https://media.neliti.com&amp;sa=D&amp;ust=1554650368011000&amp;usg=AFQjCNG399ljBGGmIysGobih-QRUxN2GNw" xlink:type="simple">https://media.neliti.com</text:a></text:p>
          </table:table-cell>
        </table:table-row>
        <table:table-row table:style-name="ro2">
          <table:table-cell office:value-type="float" office:value="49" calcext:value-type="float">
            <text:p>49</text:p>
          </table:table-cell>
          <table:table-cell office:value-type="string" calcext:value-type="string">
            <text:p>3/22/2019 8:34:06</text:p>
          </table:table-cell>
          <table:table-cell office:value-type="float" office:value="3" calcext:value-type="float">
            <text:p>3</text:p>
          </table:table-cell>
          <table:table-cell office:value-type="string" calcext:value-type="string">
            <text:p>16.1.03.02.0054</text:p>
          </table:table-cell>
          <table:table-cell office:value-type="string" calcext:value-type="string">
            <text:p>Risky Audina</text:p>
          </table:table-cell>
          <table:table-cell office:value-type="string" calcext:value-type="string">
            <text:p>Media Pembelajaran Jaringan Syaraf Tiruan Metode Hopfield Berbasis Multimedia</text:p>
          </table:table-cell>
          <table:table-cell office:value-type="string" calcext:value-type="string">
            <text:p>1)Arif Budi Winarto, 2)Sri Handayaningsih</text:p>
          </table:table-cell>
          <table:table-cell office:value-type="string" calcext:value-type="string">
            <text:p>Universitas Ahmad Dahlan</text:p>
          </table:table-cell>
          <table:table-cell office:value-type="string" calcext:value-type="string">
            <text:p>Jurnal Sarjana Teknik Komputer</text:p>
          </table:table-cell>
          <table:table-cell office:value-type="string" calcext:value-type="string">
            <text:p>Volume 1 Nomor 1, Juni 2013</text:p>
          </table:table-cell>
          <table:table-cell office:value-type="string" calcext:value-type="string">
            <text:p><text:a xlink:href="https://www.google.com/url?q=https://www.google.com/url?sa%3Dt%26source%3Dweb%26rct%3Dj%26url%3Dhttps://media.neliti.com/media/publications/211511-media-pembelajaran-jaringan-saraf-tiruan.pdf%26ved%3D2ahUKEwiFjKC-zJThAhV-6nMBHdlGCtkQFjAAegQIBhAB%26usg%3DAOvVaw2FcPi88qZVK4_kGzvmLPSn%26cshid%3D1553218191660&amp;sa=D&amp;ust=1554650368012000&amp;usg=AFQjCNFCyli4_Gj0Txri60s_tjXZWOfHVQ" xlink:type="simple">https://www.google.com/url?sa=t&amp;source=web&amp;rct=j&amp;url=https://media.neliti.com/media/publications/211511-media-pembelajaran-jaringan-saraf-tiruan.pdf&amp;ved=2ahUKEwiFjKC-zJThAhV-6nMBHdlGCtkQFjAAegQIBhAB&amp;usg=AOvVaw2FcPi88qZVK4_kGzvmLPSn&amp;cshid=1553218191660</text:a></text:p>
          </table:table-cell>
        </table:table-row>
        <table:table-row table:style-name="ro3">
          <table:table-cell office:value-type="float" office:value="50" calcext:value-type="float">
            <text:p>50</text:p>
          </table:table-cell>
          <table:table-cell office:value-type="string" calcext:value-type="string">
            <text:p>3/22/2019 20:15:32</text:p>
          </table:table-cell>
          <table:table-cell office:value-type="float" office:value="3" calcext:value-type="float">
            <text:p>3</text:p>
          </table:table-cell>
          <table:table-cell office:value-type="string" calcext:value-type="string">
            <text:p>16.1.03.02.0040</text:p>
          </table:table-cell>
          <table:table-cell office:value-type="string" calcext:value-type="string">
            <text:p>Septian Widha Pratama</text:p>
          </table:table-cell>
          <table:table-cell office:value-type="string" calcext:value-type="string">
            <text:p>Prediksi Jumlah Permintaan Koran Menggunakan Jaringan Syaraf Tiruan Backpropagation</text:p>
          </table:table-cell>
          <table:table-cell office:value-type="string" calcext:value-type="string">
            <text:p>1) Nabilla Putri Sakinah, 2) Imam Cholissodin, 3) Agus Wahyu Widodo</text:p>
          </table:table-cell>
          <table:table-cell office:value-type="string" calcext:value-type="string">
            <text:p>Universitas Brawijaya</text:p>
          </table:table-cell>
          <table:table-cell office:value-type="string" calcext:value-type="string">
            <text:p>Jurnal Pengembangan Teknologi Informasi dan Ilmu Komputer</text:p>
          </table:table-cell>
          <table:table-cell office:value-type="string" calcext:value-type="string">
            <text:p>Vol. 2, No. 7, Juli 2018</text:p>
          </table:table-cell>
          <table:table-cell office:value-type="string" calcext:value-type="string">
            <text:p><text:a xlink:href="https://www.google.com/url?q=https://www.google.com/url?sa%3Dt%26rct%3Dj%26q%3D%26esrc%3Ds%26source%3Dweb%26cd%3D17%26ved%3D2ahUKEwjau-DN55XhAhWRXn0KHRd9ALU4ChAWMAZ6BAgJEAI%26url%3Dhttp%253A%252F%252Fj-ptiik.ub.ac.id%252Findex.php%252Fj-ptiik%252Farticle%252Fdownload%252F1658%252F610%252F%26usg%3DAOvVaw2qm-2zqnb_5sO_6lIkbcmB&amp;sa=D&amp;ust=1554650368012000&amp;usg=AFQjCNHC5nekJVMt7f-Biblv1Re8nDgPcA" xlink:type="simple">https://www.google.com/url?sa=t&amp;rct=j&amp;q=&amp;esrc=s&amp;source=web&amp;cd=17&amp;ved=2ahUKEwjau-DN55XhAhWRXn0KHRd9ALU4ChAWMAZ6BAgJEAI&amp;url=http%3A%2F%2Fj-ptiik.ub.ac.id%2Findex.php%2Fj-ptiik%2Farticle%2Fdownload%2F1658%2F610%2F&amp;usg=AOvVaw2qm-2zqnb_5sO_6lIkbcmB</text:a></text:p>
          </table:table-cell>
        </table:table-row>
        <table:table-row table:style-name="ro3">
          <table:table-cell office:value-type="float" office:value="51" calcext:value-type="float">
            <text:p>51</text:p>
          </table:table-cell>
          <table:table-cell office:value-type="string" calcext:value-type="string">
            <text:p>3/23/2019 9:46:32</text:p>
          </table:table-cell>
          <table:table-cell office:value-type="float" office:value="3" calcext:value-type="float">
            <text:p>3</text:p>
          </table:table-cell>
          <table:table-cell office:value-type="string" calcext:value-type="string">
            <text:p>16.1.03.02.0080</text:p>
          </table:table-cell>
          <table:table-cell office:value-type="string" calcext:value-type="string">
            <text:p>Fakhry Miftakhul Huda</text:p>
          </table:table-cell>
          <table:table-cell office:value-type="string" calcext:value-type="string">
            <text:p>ANALISIS JARINGAN SYARAF TIRUAN UNTUK MEMPREDIKSI JUMLAH RESERVASI KAMAR HOTEL DENGAN METODE BACKPROPAGATION</text:p>
          </table:table-cell>
          <table:table-cell office:value-type="string" calcext:value-type="string">
            <text:p>1Musli Yanto, 2Sarjon Defit, 3Gunadi Widi Nurcahyo</text:p>
          </table:table-cell>
          <table:table-cell office:value-type="string" calcext:value-type="string">
            <text:p>Universitas Putra Indonesia YPTK Padang</text:p>
          </table:table-cell>
          <table:table-cell office:value-type="string" calcext:value-type="string">
            <text:p>Jurnal KomTekInfo Fakultas Ilmu Komputer</text:p>
          </table:table-cell>
          <table:table-cell office:value-type="string" calcext:value-type="string">
            <text:p>Volume 2, No. 1, Juni 2015</text:p>
          </table:table-cell>
          <table:table-cell office:value-type="string" calcext:value-type="string">
            <text:p><text:a xlink:href="https://www.google.com/url?q=https://scholar.google.co.id/scholar?start%3D110%26q%3Djaringan%2Bsyaraf%2Btiruan%2Bbackpropagation%26hl%3Did%26as_sdt%3D0,5%23d%3Dgs_qabs%26u%3D%2523p%253D5KtaN7DMROgJ&amp;sa=D&amp;ust=1554650368013000&amp;usg=AFQjCNFh7e7X7IJCgM1_wNYbiGKqKd0GOw" xlink:type="simple">https://scholar.google.co.id/scholar?start=110&amp;q=jaringan+syaraf+tiruan+backpropagation&amp;hl=id&amp;as_sdt=0,5#d=gs_qabs&amp;u=%23p%3D5KtaN7DMROgJ</text:a></text:p>
          </table:table-cell>
        </table:table-row>
        <table:table-row table:style-name="ro3">
          <table:table-cell office:value-type="float" office:value="52" calcext:value-type="float">
            <text:p>52</text:p>
          </table:table-cell>
          <table:table-cell office:value-type="string" calcext:value-type="string">
            <text:p>3/23/2019 13:15:01</text:p>
          </table:table-cell>
          <table:table-cell office:value-type="float" office:value="4" calcext:value-type="float">
            <text:p>4</text:p>
          </table:table-cell>
          <table:table-cell office:value-type="string" calcext:value-type="string">
            <text:p>16.1.03.02.0080</text:p>
          </table:table-cell>
          <table:table-cell office:value-type="string" calcext:value-type="string">
            <text:p>Fakhry Miftakhul Huda</text:p>
          </table:table-cell>
          <table:table-cell office:value-type="string" calcext:value-type="string">
            <text:p>Pemrosesan Citra Digital untuk Klasifikasi Mutu Buah Pisang Menggunakan Jaringan Saraf Tiruan</text:p>
          </table:table-cell>
          <table:table-cell office:value-type="string" calcext:value-type="string">
            <text:p>Yanuar Putu Wiharja, Agus Harjoko</text:p>
          </table:table-cell>
          <table:table-cell office:value-type="string" calcext:value-type="string">
            <text:p>Yogyakarta</text:p>
          </table:table-cell>
          <table:table-cell office:value-type="string" calcext:value-type="string">
            <text:p>IJEIS</text:p>
          </table:table-cell>
          <table:table-cell office:value-type="string" calcext:value-type="string">
            <text:p>Vol.4, No.1, April 2014</text:p>
          </table:table-cell>
          <table:table-cell office:value-type="string" calcext:value-type="string">
            <text:p><text:a xlink:href="https://www.google.com/url?q=https://scholar.google.co.id/scholar?start%3D130%26q%3Djaringan%2Bsyaraf%2Btiruan%2Bbackpropagation%26hl%3Did%26as_sdt%3D0,5%23d%3Dgs_qabs%26u%3D%2523p%253DdO37YXAsCRoJ&amp;sa=D&amp;ust=1554650368014000&amp;usg=AFQjCNEVf5GUtlP4d31N3czstTw6Vn7w8Q" xlink:type="simple">https://scholar.google.co.id/scholar?start=130&amp;q=jaringan+syaraf+tiruan+backpropagation&amp;hl=id&amp;as_sdt=0,5#d=gs_qabs&amp;u=%23p%3DdO37YXAsCRoJ</text:a></text:p>
          </table:table-cell>
        </table:table-row>
        <table:table-row table:style-name="ro2">
          <table:table-cell office:value-type="float" office:value="53" calcext:value-type="float">
            <text:p>53</text:p>
          </table:table-cell>
          <table:table-cell office:value-type="string" calcext:value-type="string">
            <text:p>3/23/2019 19:11:04</text:p>
          </table:table-cell>
          <table:table-cell office:value-type="float" office:value="3" calcext:value-type="float">
            <text:p>3</text:p>
          </table:table-cell>
          <table:table-cell office:value-type="string" calcext:value-type="string">
            <text:p>16.1.03.02.0103</text:p>
          </table:table-cell>
          <table:table-cell office:value-type="string" calcext:value-type="string">
            <text:p>Yayan Anandra</text:p>
          </table:table-cell>
          <table:table-cell office:value-type="string" calcext:value-type="string">
            <text:p>Aplikasi Jaringan Saraf Tiruan Backpropagation untuk Memprediksi Prestasi Siswa SMA (Studi kasus: Prediksi Prestasi Siswa SMAN 4 Ambon)</text:p>
          </table:table-cell>
          <table:table-cell office:value-type="string" calcext:value-type="string">
            <text:p>Y. A. Lesnussa, S. Latuconsina, E. R. Persulessy</text:p>
          </table:table-cell>
          <table:table-cell office:value-type="string" calcext:value-type="string">
            <text:p>Jurusan Matematika, Fakultas MIPA, Universitas Pattimura Jl. Ir. M. Putuhena, Kampus Unpatti, Poka - Ambon</text:p>
          </table:table-cell>
          <table:table-cell office:value-type="string" calcext:value-type="string">
            <text:p>Jurnal Matematika Integratif</text:p>
          </table:table-cell>
          <table:table-cell office:value-type="string" calcext:value-type="string">
            <text:p>Volume 11 No 2, Oktober 2015 , pp 149 – 160</text:p>
          </table:table-cell>
          <table:table-cell office:value-type="string" calcext:value-type="string">
            <text:p><text:a xlink:href="https://www.google.com/url?q=https://www.researchgate.net/profile/Yopi_Lesnussa/publication/315595974_Aplikasi_Jaringan_Saraf_Tiruan_Backpropagation_untuk_Memprediksi_Prestasi_Siswa_SMA_Studi_kasus_Prediksi_Prestasi_Siswa_SMAN_4_Ambon/links/5acf27a2aca2723a3344e0f9/Aplikasi-Jaringan-Saraf-Tiruan-Backpropagation-untuk-Memprediksi-Prestasi-Siswa-SMA-Studi-kasus-Prediksi-Prestasi-Siswa-SMAN-4-Ambon.pdf&amp;sa=D&amp;ust=1554650368021000&amp;usg=AFQjCNHqKsgYJ9EIpRTaJLZbQ-4aXsFJLA" xlink:type="simple">https://www.researchgate.net/profile/Yopi_Lesnussa/publication/315595974_Aplikasi_Jaringan_Saraf_Tiruan_Backpropagation_untuk_Memprediksi_Prestasi_Siswa_SMA_Studi_kasus_Prediksi_Prestasi_Siswa_SMAN_4_Ambon/links/5acf27a2aca2723a3344e0f9/Aplikasi-Jaringan-Saraf-Tiruan-Backpropagation-untuk-Memprediksi-Prestasi-Siswa-SMA-Studi-kasus-Prediksi-Prestasi-Siswa-SMAN-4-Ambon.pdf</text:a></text:p>
          </table:table-cell>
        </table:table-row>
        <table:table-row table:style-name="ro3">
          <table:table-cell office:value-type="float" office:value="54" calcext:value-type="float">
            <text:p>54</text:p>
          </table:table-cell>
          <table:table-cell office:value-type="string" calcext:value-type="string">
            <text:p>3/24/2019 2:33:15</text:p>
          </table:table-cell>
          <table:table-cell office:value-type="float" office:value="3" calcext:value-type="float">
            <text:p>3</text:p>
          </table:table-cell>
          <table:table-cell office:value-type="string" calcext:value-type="string">
            <text:p>16.1.03.02.0034</text:p>
          </table:table-cell>
          <table:table-cell office:value-type="string" calcext:value-type="string">
            <text:p>Muhamad Ulul Azmi</text:p>
          </table:table-cell>
          <table:table-cell office:value-type="string" calcext:value-type="string">
            <text:p>STRATEGI KENDALI KECEPATAN MOTOR INDUKSI MENGGUNAKAN PWM INVERTER BERBASIS JARINGAN SARAF TIRUAN</text:p>
          </table:table-cell>
          <table:table-cell office:value-type="string" calcext:value-type="string">
            <text:p>1)Adi Kurniawan,2) and Anisa Harumwidiah</text:p>
          </table:table-cell>
          <table:table-cell office:value-type="string" calcext:value-type="string">
            <text:p>1)Jurusan Teknik Sistem Perkapalan, Institut Teknologi Sepuluh Nopember Surabaya Jl. Raya ITS Kampus Keputih Sukolilo, Surabaya,60111, Indonesia,2)Jurusan Teknik Listrik Industri, Politeknik 17 Agustus 1945 Surabaya Jl. Semolowaru 45, Surabaya, 60119, Indonesia</text:p>
          </table:table-cell>
          <table:table-cell office:value-type="string" calcext:value-type="string">
            <text:p>Transmisi</text:p>
          </table:table-cell>
          <table:table-cell office:value-type="string" calcext:value-type="string">
            <text:p>Vol 17, No 2 April (2015): TRANSMISI</text:p>
          </table:table-cell>
          <table:table-cell office:value-type="string" calcext:value-type="string">
            <text:p><text:a xlink:href="https://www.google.com/url?q=https://ejournal.undip.ac.id/index.php/transmisi/article/viewFile/8539/6972&amp;sa=D&amp;ust=1554650368022000&amp;usg=AFQjCNEfH3VwQESuQBdfTDOtcVzpsNt4RA" xlink:type="simple">https://ejournal.undip.ac.id/index.php/transmisi/article/viewFile/8539/6972</text:a></text:p>
          </table:table-cell>
        </table:table-row>
        <table:table-row table:style-name="ro3">
          <table:table-cell office:value-type="float" office:value="55" calcext:value-type="float">
            <text:p>55</text:p>
          </table:table-cell>
          <table:table-cell office:value-type="string" calcext:value-type="string">
            <text:p>3/24/2019 13:34:53</text:p>
          </table:table-cell>
          <table:table-cell office:value-type="float" office:value="3" calcext:value-type="float">
            <text:p>3</text:p>
          </table:table-cell>
          <table:table-cell office:value-type="string" calcext:value-type="string">
            <text:p>16.1.03.02.0041</text:p>
          </table:table-cell>
          <table:table-cell office:value-type="string" calcext:value-type="string">
            <text:p>Rohman Sulton Anasrudin</text:p>
          </table:table-cell>
          <table:table-cell office:value-type="string" calcext:value-type="string">
            <text:p>ANALISIS JARINGAN SARAF TIRUAN UNTUK PREDIKSI LUAS PANEN BIOFARMAKA DI INDONESIA</text:p>
          </table:table-cell>
          <table:table-cell office:value-type="string" calcext:value-type="string">
            <text:p>1)Eko Hartato</text:p>
            <text:p>, 2)Daniel Sitorus</text:p>
            <text:p>, 3)Anjar Wanto</text:p>
          </table:table-cell>
          <table:table-cell office:value-type="string" calcext:value-type="string">
            <text:p>Program Studi Teknik Informatika, STIKOM Tunas Bangsa Pematangsiantar</text:p>
          </table:table-cell>
          <table:table-cell office:value-type="string" calcext:value-type="string">
            <text:p>semanTIK</text:p>
          </table:table-cell>
          <table:table-cell office:value-type="string" calcext:value-type="string">
            <text:p>Vol.4, No.1, Jan-Jun 2018, pp. 49-56 ISSN: 2502-8928 (Online)</text:p>
          </table:table-cell>
          <table:table-cell office:value-type="string" calcext:value-type="string">
            <text:p><text:a xlink:href="https://www.google.com/url?q=https://scholar.google.co.id/scholar?hl%3Did%26as_sdt%3D0%252C5%26as_ylo%3D2015%26q%3Djst%2Bprediksi%2Bharga%2Bsaham%26btnG%3D%23d%3Dgs_qabs%26u%3D%2523p%253D60Xl37GAQjgJ&amp;sa=D&amp;ust=1554650368023000&amp;usg=AFQjCNGCWEItRtSAfP--uWGr6fM3EJouPA" xlink:type="simple">https://scholar.google.co.id/scholar?hl=id&amp;as_sdt=0%2C5&amp;as_ylo=2015&amp;q=jst+prediksi+harga+saham&amp;btnG=#d=gs_qabs&amp;u=%23p%3D60Xl37GAQjgJ</text:a></text:p>
          </table:table-cell>
        </table:table-row>
        <table:table-row table:style-name="ro3">
          <table:table-cell office:value-type="float" office:value="56" calcext:value-type="float">
            <text:p>56</text:p>
          </table:table-cell>
          <table:table-cell office:value-type="string" calcext:value-type="string">
            <text:p>3/24/2019 16:20:12</text:p>
          </table:table-cell>
          <table:table-cell office:value-type="float" office:value="3" calcext:value-type="float">
            <text:p>3</text:p>
          </table:table-cell>
          <table:table-cell office:value-type="string" calcext:value-type="string">
            <text:p>17.1.03.02.0136</text:p>
          </table:table-cell>
          <table:table-cell office:value-type="string" calcext:value-type="string">
            <text:p>IMAM SYAHPUTRA YOSIANOVA</text:p>
          </table:table-cell>
          <table:table-cell office:value-type="string" calcext:value-type="string">
            <text:p>JARINGAN SYARAF TIRUAN UNTUK PENGENALAN CITRA SIDIK JARI PADA SMART HOME</text:p>
          </table:table-cell>
          <table:table-cell office:value-type="string" calcext:value-type="string">
            <text:p>Nur Yanti,Fathur Zaini Rachman,Nurwahidah Jamal,Era Purwanto,Fachrurozy</text:p>
          </table:table-cell>
          <table:table-cell office:value-type="string" calcext:value-type="string">
            <text:p>Politeknik Negeri Balikpapan</text:p>
          </table:table-cell>
          <table:table-cell office:value-type="string" calcext:value-type="string">
            <text:p>JURNAL TEKNOLOGI INFORMASI &amp; ILMU KOMPUTER(JTIIK)</text:p>
          </table:table-cell>
          <table:table-cell office:value-type="string" calcext:value-type="string">
            <text:p>Vol.5,No.5,Oktober 2018</text:p>
          </table:table-cell>
          <table:table-cell office:value-type="string" calcext:value-type="string">
            <text:p><text:a xlink:href="https://www.google.com/url?q=https://scholar.google.co.id/scholar?hl%3Den%26as_sdt%3D0%252C5%26q%3DJARINGAN%2BSYARAF%2BTIRUAN%2BUNTUK%2BPENGENALAN%2BCITRA%2BSIDIK%2BJARI%2BPADA%2BSMART%2BHOME%26btnG%3D%23d%3Dgs_qabs%26u%3D%2523p%253Dy5e1kWF0AH4J&amp;sa=D&amp;ust=1554650368024000&amp;usg=AFQjCNHs6o4y3GLPkgU9yW1nv2jdkTdJ-Q" xlink:type="simple">https://scholar.google.co.id/scholar?hl=en&amp;as_sdt=0%2C5&amp;q=JARINGAN+SYARAF+TIRUAN+UNTUK+PENGENALAN+CITRA+SIDIK+JARI+PADA+SMART+HOME&amp;btnG=#d=gs_qabs&amp;u=%23p%3Dy5e1kWF0AH4J</text:a></text:p>
          </table:table-cell>
        </table:table-row>
        <table:table-row table:style-name="ro2">
          <table:table-cell office:value-type="float" office:value="57" calcext:value-type="float">
            <text:p>57</text:p>
          </table:table-cell>
          <table:table-cell office:value-type="string" calcext:value-type="string">
            <text:p>3/24/2019 17:44:35</text:p>
          </table:table-cell>
          <table:table-cell office:value-type="float" office:value="3" calcext:value-type="float">
            <text:p>3</text:p>
          </table:table-cell>
          <table:table-cell office:value-type="string" calcext:value-type="string">
            <text:p>16.1.03.02.0003</text:p>
          </table:table-cell>
          <table:table-cell office:value-type="string" calcext:value-type="string">
            <text:p>Riska Yuni S</text:p>
          </table:table-cell>
          <table:table-cell office:value-type="string" calcext:value-type="string">
            <text:p>ANALISIS METODE PERCEPTRON UNTUK PREDIKSI KUNJUNGAN WISATAWAN MANCANEGARA</text:p>
          </table:table-cell>
          <table:table-cell office:value-type="string" calcext:value-type="string">
            <text:p>1.Ayang Putri Ratna Kusuma</text:p>
            <text:p>2.Sri Herawati</text:p>
          </table:table-cell>
          <table:table-cell office:value-type="string" calcext:value-type="string">
            <text:p>Fakultas Teknik, Universitas Trunojoyo Madura</text:p>
          </table:table-cell>
          <table:table-cell office:value-type="string" calcext:value-type="string">
            <text:p>Jurnal Semantec</text:p>
          </table:table-cell>
          <table:table-cell office:value-type="string" calcext:value-type="string">
            <text:p>Vol.6 No.2 Desember 2017</text:p>
          </table:table-cell>
          <table:table-cell office:value-type="string" calcext:value-type="string">
            <text:p><text:a xlink:href="https://www.google.com/url?q=https://www.google.com/url?sa%3Dt%26source%3Dweb%26rct%3Dj%26url%3Dhttp://journal.trunojoyo.ac.id/simantec/article/download/3873/2834%26ved%3D2ahUKEwiRm870yprhAhWaXSsKHa6ZAXUQFjAGegQIBxAB%26usg%3DAOvVaw17ccqrJD5UOq6a2ncq4z8x&amp;sa=D&amp;ust=1554650368024000&amp;usg=AFQjCNGX7Nd_1VgGOGd3vJVHDy0dnMLLDg" xlink:type="simple">https://www.google.com/url?sa=t&amp;source=web&amp;rct=j&amp;url=http://journal.trunojoyo.ac.id/simantec/article/download/3873/2834&amp;ved=2ahUKEwiRm870yprhAhWaXSsKHa6ZAXUQFjAGegQIBxAB&amp;usg=AOvVaw17ccqrJD5UOq6a2ncq4z8x</text:a></text:p>
          </table:table-cell>
        </table:table-row>
        <table:table-row table:style-name="ro2">
          <table:table-cell office:value-type="float" office:value="58" calcext:value-type="float">
            <text:p>58</text:p>
          </table:table-cell>
          <table:table-cell office:value-type="string" calcext:value-type="string">
            <text:p>3/24/2019 20:11:34</text:p>
          </table:table-cell>
          <table:table-cell office:value-type="float" office:value="3" calcext:value-type="float">
            <text:p>3</text:p>
          </table:table-cell>
          <table:table-cell office:value-type="string" calcext:value-type="string">
            <text:p>16.1.03.02.0030</text:p>
          </table:table-cell>
          <table:table-cell office:value-type="string" calcext:value-type="string">
            <text:p>Yulianto Dwi Raharjo</text:p>
          </table:table-cell>
          <table:table-cell office:value-type="string" calcext:value-type="string">
            <text:p>Deteksi Usia Berbasis Citra Radiograf Panoramik dengan Metode Gray Level Co-Occirence Matrix(Glem) serta Klasifikasi Lerning Vector Quantization(Lvq)</text:p>
          </table:table-cell>
          <table:table-cell office:value-type="string" calcext:value-type="string">
            <text:p>1) rachmadhani Kusumaningtias, 2) Dr. Ir. Bambang Hidayat, DEA, 3) drg. Fahmi Oscandar, M.Kes., Sp RKG</text:p>
          </table:table-cell>
          <table:table-cell office:value-type="string" calcext:value-type="string">
            <text:p>1),2) Prodi S1 Teknik Telekomunikasi, Fakultas Teknik Elektro, Universitas Telkom , 3) Prodi S1 Kedokteran Gigi, Fakultas Kedokteran Gigi, Universitas Padjajaran</text:p>
          </table:table-cell>
          <table:table-cell office:value-type="string" calcext:value-type="string">
            <text:p>Seminar Nasional Inovasi dan Aplikasi Teknologi di Industri 2019</text:p>
          </table:table-cell>
          <table:table-cell office:value-type="string" calcext:value-type="string">
            <text:p>ISNN 2085-4218 2 Februari 2019</text:p>
          </table:table-cell>
          <table:table-cell office:value-type="string" calcext:value-type="string">
            <text:p><text:a xlink:href="https://www.google.com/url?q=https://ejournal.itn.ac.id/index.php/seniati/article/download/2286/1579&amp;sa=D&amp;ust=1554650368025000&amp;usg=AFQjCNFF8Rgj3C4IsDspepzxFcrkHKXXuw" xlink:type="simple">https://ejournal.itn.ac.id/index.php/seniati/article/download/2286/1579</text:a></text:p>
          </table:table-cell>
        </table:table-row>
        <table:table-row table:style-name="ro6">
          <table:table-cell office:value-type="float" office:value="59" calcext:value-type="float">
            <text:p>59</text:p>
          </table:table-cell>
          <table:table-cell office:value-type="string" calcext:value-type="string">
            <text:p>3/24/2019 20:34:47</text:p>
          </table:table-cell>
          <table:table-cell office:value-type="float" office:value="3" calcext:value-type="float">
            <text:p>3</text:p>
          </table:table-cell>
          <table:table-cell office:value-type="string" calcext:value-type="string">
            <text:p>16.1.03.02.0087</text:p>
          </table:table-cell>
          <table:table-cell office:value-type="string" calcext:value-type="string">
            <text:p>Bagas Dewanatara</text:p>
          </table:table-cell>
          <table:table-cell office:value-type="string" calcext:value-type="string">
            <text:p>APLIKASI JARINGAN SARAF TIRUAN BACKPROPAGATION UNTUK MEMPREDIKSI PENYAKIT THT DI RUMAH SAKIT MARDI RAHAYU KUDUS</text:p>
          </table:table-cell>
          <table:table-cell office:value-type="string" calcext:value-type="string">
            <text:p>1.Arif Jumarwanto, 2.Rudy Hartanto, 3.Dhidik Prastiyanto</text:p>
          </table:table-cell>
          <table:table-cell office:value-type="string" calcext:value-type="string">
            <text:p>1.Pendidikan terakhir S1 Teknik</text:p>
            <text:p>Elektro Unnes, 2. dosen Teknik Elektro UGM,</text:p>
            <text:p>menekuni bidang konsentrasi Sistem Informasi</text:p>
            <text:p>dan Teknologi Komputer, 3. dosen Teknik Elektro Unnes,</text:p>
            <text:p>menekuni bidang konsentrasi Sistem Informasi</text:p>
            <text:p>dan Teknologi Komputer.</text:p>
          </table:table-cell>
          <table:table-cell office:value-type="string" calcext:value-type="string">
            <text:p>Jurnal Teknik Elektro</text:p>
          </table:table-cell>
          <table:table-cell office:value-type="string" calcext:value-type="string">
            <text:p>Vol. 1 No.1 Januari - Juni 2009</text:p>
          </table:table-cell>
          <table:table-cell office:value-type="string" calcext:value-type="string">
            <text:p><text:a xlink:href="https://www.google.com/url?q=https://journal.unnes.ac.id/nju/index.php/jte/article/view/1601/1817&amp;sa=D&amp;ust=1554650368026000&amp;usg=AFQjCNGRJivdRJ9SMg-T00XrDC_BfHmPLg" xlink:type="simple">https://journal.unnes.ac.id/nju/index.php/jte/article/view/1601/1817</text:a></text:p>
          </table:table-cell>
        </table:table-row>
        <table:table-row table:style-name="ro3">
          <table:table-cell office:value-type="float" office:value="60" calcext:value-type="float">
            <text:p>60</text:p>
          </table:table-cell>
          <table:table-cell office:value-type="string" calcext:value-type="string">
            <text:p>3/25/2019 11:07:02</text:p>
          </table:table-cell>
          <table:table-cell office:value-type="float" office:value="4" calcext:value-type="float">
            <text:p>4</text:p>
          </table:table-cell>
          <table:table-cell office:value-type="string" calcext:value-type="string">
            <text:p>16.1.03.02.0056</text:p>
          </table:table-cell>
          <table:table-cell office:value-type="string" calcext:value-type="string">
            <text:p>Febri Adi Setiawan</text:p>
          </table:table-cell>
          <table:table-cell office:value-type="string" calcext:value-type="string">
            <text:p>Analisis Jaringan Saraf Tiruan Model Perceptron Pada Pengenalan Pola Pulau di Indonesia</text:p>
          </table:table-cell>
          <table:table-cell office:value-type="string" calcext:value-type="string">
            <text:p>1. Muhammad Ulinnuha Musthofa1</text:p>
            <text:p>2. Zufida Kharirotul Umma2 </text:p>
            <text:p>3. Anik Nur Handayani</text:p>
          </table:table-cell>
          <table:table-cell office:value-type="string" calcext:value-type="string">
            <text:p>Universitas Negeri Malang</text:p>
          </table:table-cell>
          <table:table-cell office:value-type="string" calcext:value-type="string">
            <text:p>Jurnal Ilmiah Teknologi dan Informasi ASIA (JITIKA)</text:p>
          </table:table-cell>
          <table:table-cell office:value-type="string" calcext:value-type="string">
            <text:p>Vol.11, No.1, Februari 2017</text:p>
          </table:table-cell>
          <table:table-cell office:value-type="string" calcext:value-type="string">
            <text:p><text:a xlink:href="https://www.google.com/url?q=https://www.google.com/url?sa%3Dt%26rct%3Dj%26q%3D%26esrc%3Ds%26source%3Dweb%26cd%3D1%26cad%3Drja%26uact%3D8%26ved%3D2ahUKEwiw9ai6tJzhAhULuZ4KHe4pAU4QFjAAegQIARAC%26url%3Dhttps%253A%252F%252Fjurnal.stmikasia.ac.id%252Findex.php%252Fjitika%252Farticle%252Fdownload%252F56%252F43%252F%26usg%3DAOvVaw18GjdeW4tOULFSFuLw36iV&amp;sa=D&amp;ust=1554650368026000&amp;usg=AFQjCNG7G5OrqeXT7mqDwkbvl63aFev9ZA" xlink:type="simple">https://www.google.com/url?sa=t&amp;rct=j&amp;q=&amp;esrc=s&amp;source=web&amp;cd=1&amp;cad=rja&amp;uact=8&amp;ved=2ahUKEwiw9ai6tJzhAhULuZ4KHe4pAU4QFjAAegQIARAC&amp;url=https%3A%2F%2Fjurnal.stmikasia.ac.id%2Findex.php%2Fjitika%2Farticle%2Fdownload%2F56%2F43%2F&amp;usg=AOvVaw18GjdeW4tOULFSFuLw36iV</text:a></text:p>
          </table:table-cell>
        </table:table-row>
        <table:table-row table:style-name="ro2">
          <table:table-cell office:value-type="float" office:value="61" calcext:value-type="float">
            <text:p>61</text:p>
          </table:table-cell>
          <table:table-cell office:value-type="string" calcext:value-type="string">
            <text:p>3/25/2019 11:08:17</text:p>
          </table:table-cell>
          <table:table-cell office:value-type="float" office:value="4" calcext:value-type="float">
            <text:p>4</text:p>
          </table:table-cell>
          <table:table-cell office:value-type="string" calcext:value-type="string">
            <text:p>16.1.03.02.0003</text:p>
          </table:table-cell>
          <table:table-cell office:value-type="string" calcext:value-type="string">
            <text:p>Riska Yuni S</text:p>
          </table:table-cell>
          <table:table-cell office:value-type="string" calcext:value-type="string">
            <text:p>Pengenalan Jenis Golongan Darah Menggunakan Jaringan Syaraf Tiruan Perceptron</text:p>
          </table:table-cell>
          <table:table-cell office:value-type="string" calcext:value-type="string">
            <text:p>1.Khairil Fitryadi</text:p>
            <text:p>2.Sutikno</text:p>
          </table:table-cell>
          <table:table-cell office:value-type="string" calcext:value-type="string">
            <text:p>Jurusan Ilmu Komputer/Informatika, Falkutas Sains dan Matematika, Universitas Diponegoro</text:p>
          </table:table-cell>
          <table:table-cell office:value-type="string" calcext:value-type="string">
            <text:p>Jurnal Masyarakat Informatika</text:p>
          </table:table-cell>
          <table:table-cell office:value-type="string" calcext:value-type="string">
            <text:p>Volume 7, Nomor, 7 ISSN 2086 - 4930</text:p>
          </table:table-cell>
          <table:table-cell office:value-type="string" calcext:value-type="string">
            <text:p><text:a xlink:href="https://www.google.com/url?q=https://www.google.com/url?sa%3Dt%26source%3Dweb%26rct%3Dj%26url%3Dhttps://ejournal.undip.ac.id/index.php/jmasif/article/download/10794/9478%26ved%3D2ahUKEwjfku-BtZzhAhW34XMBHRalBAEQFjABegQIARAB%26usg%3DAOvVaw04_AJApanhaLzJm3ioVAMt&amp;sa=D&amp;ust=1554650368027000&amp;usg=AFQjCNGQTTwNtlfY9Vc69KfWaRrJ2CnDQQ" xlink:type="simple">https://www.google.com/url?sa=t&amp;source=web&amp;rct=j&amp;url=https://ejournal.undip.ac.id/index.php/jmasif/article/download/10794/9478&amp;ved=2ahUKEwjfku-BtZzhAhW34XMBHRalBAEQFjABegQIARAB&amp;usg=AOvVaw04_AJApanhaLzJm3ioVAMt</text:a></text:p>
          </table:table-cell>
        </table:table-row>
        <table:table-row table:style-name="ro3">
          <table:table-cell office:value-type="float" office:value="62" calcext:value-type="float">
            <text:p>62</text:p>
          </table:table-cell>
          <table:table-cell office:value-type="string" calcext:value-type="string">
            <text:p>3/25/2019 11:12:55</text:p>
          </table:table-cell>
          <table:table-cell office:value-type="float" office:value="3" calcext:value-type="float">
            <text:p>3</text:p>
          </table:table-cell>
          <table:table-cell office:value-type="string" calcext:value-type="string">
            <text:p>16.1.03.02.0039</text:p>
          </table:table-cell>
          <table:table-cell office:value-type="string" calcext:value-type="string">
            <text:p>Jimmy Feriawan</text:p>
          </table:table-cell>
          <table:table-cell office:value-type="string" calcext:value-type="string">
            <text:p>Pengenalan Jenis Bunga Menggunakan Principal Component Analysis Dan Jaringan Syaraf Tiruan</text:p>
          </table:table-cell>
          <table:table-cell office:value-type="string" calcext:value-type="string">
            <text:p>1) Suryani Suryani, 2) Feri Candra</text:p>
          </table:table-cell>
          <table:table-cell office:value-type="string" calcext:value-type="string">
            <text:p>1) Mahasiswa Program Studi Teknik Informatika Universitas Riau, 2) Dosen Teknik Informatika</text:p>
            <text:p>Program Studi Teknik Informatika S1, Fakultas Teknik Universitas Riau</text:p>
          </table:table-cell>
          <table:table-cell office:value-type="string" calcext:value-type="string">
            <text:p>Jom FTEKNIK</text:p>
          </table:table-cell>
          <table:table-cell office:value-type="string" calcext:value-type="string">
            <text:p>Vol. 5 No.2 Juli 2018</text:p>
          </table:table-cell>
          <table:table-cell office:value-type="string" calcext:value-type="string">
            <text:p><text:a xlink:href="https://www.google.com/url?q=https://jom.unri.ac.id/index.php/JOMFTEKNIK/article/view/20349/19682&amp;sa=D&amp;ust=1554650368029000&amp;usg=AFQjCNG5GKmSxnMmJqWziWb-1prDRts_uA" xlink:type="simple">https://jom.unri.ac.id/index.php/JOMFTEKNIK/article/view/20349/19682</text:a></text:p>
          </table:table-cell>
        </table:table-row>
        <table:table-row table:style-name="ro4">
          <table:table-cell office:value-type="float" office:value="63" calcext:value-type="float">
            <text:p>63</text:p>
          </table:table-cell>
          <table:table-cell office:value-type="string" calcext:value-type="string">
            <text:p>3/25/2019 11:23:59</text:p>
          </table:table-cell>
          <table:table-cell office:value-type="float" office:value="4" calcext:value-type="float">
            <text:p>4</text:p>
          </table:table-cell>
          <table:table-cell office:value-type="string" calcext:value-type="string">
            <text:p>16.1.03.02.0039</text:p>
          </table:table-cell>
          <table:table-cell office:value-type="string" calcext:value-type="string">
            <text:p>Jimmy Feriawan</text:p>
          </table:table-cell>
          <table:table-cell office:value-type="string" calcext:value-type="string">
            <text:p>MODEL JARINGAN SYARAF TIRUAN DALAM MEMPREDIKSI PENDAPATAN PERKAPITA MASYARAKAT PERKOTAAN PADA GARIS KEMISKINAN BERDASARKAN PROPINSI</text:p>
          </table:table-cell>
          <table:table-cell office:value-type="string" calcext:value-type="string">
            <text:p>1) Ahmad Revi, 2) Syahrul Ramadan, 3) Rina Novita Sari, 4) Solikhun</text:p>
          </table:table-cell>
          <table:table-cell office:value-type="string" calcext:value-type="string">
            <text:p>1) Program Studi Manajemen Informatika, AMIK Tunas Bangsa Pematangsiantar 2) Program Studi Manajemen Informatika, AMIK Tunas Bangsa Pematangsiantar 3) Program Studi Manajemen Informatika, AMIK Tunas Bangsa Pematangsiantar 4) Program Studi Manajemen Informatika, AMIK Tunas Bangsa Pematangsiantar</text:p>
          </table:table-cell>
          <table:table-cell office:value-type="string" calcext:value-type="string">
            <text:p>Kumpulan jurnaL Ilmu Komputer (KLIK</text:p>
          </table:table-cell>
          <table:table-cell office:value-type="string" calcext:value-type="string">
            <text:p>Vol. 05 No. 2 September 2018</text:p>
          </table:table-cell>
          <table:table-cell office:value-type="string" calcext:value-type="string">
            <text:p><text:a xlink:href="https://www.google.com/url?q=http://klik.ulm.ac.id/index.php/klik/article/view/136/pdf&amp;sa=D&amp;ust=1554650368030000&amp;usg=AFQjCNEob332zn0NBoizS587IIlnfZcB5Q" xlink:type="simple">http://klik.ulm.ac.id/index.php/klik/article/view/136/pdf</text:a></text:p>
          </table:table-cell>
        </table:table-row>
        <table:table-row table:style-name="ro3">
          <table:table-cell office:value-type="float" office:value="64" calcext:value-type="float">
            <text:p>64</text:p>
          </table:table-cell>
          <table:table-cell office:value-type="string" calcext:value-type="string">
            <text:p>3/25/2019 12:20:20</text:p>
          </table:table-cell>
          <table:table-cell office:value-type="float" office:value="3" calcext:value-type="float">
            <text:p>3</text:p>
          </table:table-cell>
          <table:table-cell office:value-type="string" calcext:value-type="string">
            <text:p>16.1.03.02.0009</text:p>
          </table:table-cell>
          <table:table-cell office:value-type="string" calcext:value-type="string">
            <text:p>Moh. Ilham Endar Wibiaryoko</text:p>
          </table:table-cell>
          <table:table-cell office:value-type="string" calcext:value-type="string">
            <text:p>PREDIKSI KETERSIDAAN BERAS DI MASYARAKAT DENGAN MENGGUNAKAN LOGIKA FUZZY DAN JARINGAN SYARAF TIRUAN DALAM UPAYA MENINGKATKAN KETAHANAN PANGAN</text:p>
          </table:table-cell>
          <table:table-cell office:value-type="string" calcext:value-type="string">
            <text:p>M. Fuad FM</text:p>
          </table:table-cell>
          <table:table-cell office:value-type="string" calcext:value-type="string">
            <text:p>Prodi. Teknologi Industri Pertanian Universitas Trunojoyo Madura</text:p>
          </table:table-cell>
          <table:table-cell office:value-type="string" calcext:value-type="string">
            <text:p>AGROINTEK</text:p>
          </table:table-cell>
          <table:table-cell office:value-type="string" calcext:value-type="string">
            <text:p>Vol 5, No 1 &amp; Maret 2011</text:p>
          </table:table-cell>
          <table:table-cell office:value-type="string" calcext:value-type="string">
            <text:p><text:a xlink:href="https://www.google.com/url?q=http://journal.trunojoyo.ac.id/agrointek/article/view/1936&amp;sa=D&amp;ust=1554650368031000&amp;usg=AFQjCNF6qCm7U1C0xpZ5d5Us_7nzi5_pdw" xlink:type="simple">http://journal.trunojoyo.ac.id/agrointek/article/view/1936</text:a></text:p>
          </table:table-cell>
        </table:table-row>
        <table:table-row table:style-name="ro3">
          <table:table-cell office:value-type="float" office:value="65" calcext:value-type="float">
            <text:p>65</text:p>
          </table:table-cell>
          <table:table-cell office:value-type="string" calcext:value-type="string">
            <text:p>3/25/2019 13:18:58</text:p>
          </table:table-cell>
          <table:table-cell office:value-type="float" office:value="3" calcext:value-type="float">
            <text:p>3</text:p>
          </table:table-cell>
          <table:table-cell office:value-type="string" calcext:value-type="string">
            <text:p>16.1.03.02.0038</text:p>
          </table:table-cell>
          <table:table-cell office:value-type="string" calcext:value-type="string">
            <text:p>trisna daimatul chasanah</text:p>
          </table:table-cell>
          <table:table-cell office:value-type="string" calcext:value-type="string">
            <text:p>Peramalan Produksi Gula Menggunakan Metode Jaringan Syaraf Tiruan Backpropagation Pada PG Candi Baru Sidoarjo</text:p>
          </table:table-cell>
          <table:table-cell office:value-type="string" calcext:value-type="string">
            <text:p>1.Adi Sukarno Rachman</text:p>
            <text:p>2. Imam Cholissodin</text:p>
            <text:p>3. M. Ali Fauzi</text:p>
          </table:table-cell>
          <table:table-cell office:value-type="string" calcext:value-type="string">
            <text:p>Program Studi Teknik Informatika, Fakultas Ilmu Komputer, Universitas Brawijaya</text:p>
          </table:table-cell>
          <table:table-cell office:value-type="string" calcext:value-type="string">
            <text:p>Jurnal Pengembangan Teknologi Informasi dan Ilmu Komputer</text:p>
          </table:table-cell>
          <table:table-cell office:value-type="string" calcext:value-type="string">
            <text:p>Vol. 2, No. 4, April 2018, hlm. 1683-1689</text:p>
          </table:table-cell>
          <table:table-cell office:value-type="string" calcext:value-type="string">
            <text:p><text:a xlink:href="https://www.google.com/url?q=https://www.researchgate.net/profile/Mochammad_Fauzi/publication/322963136_Peramalan_Produksi_Gula_Menggunakan_Metode_Jaringan_Syaraf_Tiruan_Backpropagation_Pada_PG_Candi_Baru_Sidoarjo/links/5a7a049d0f7e9b41dbd60f61/Peramalan-Produksi-Gula-Menggunakan-Metode-Jaringan-Syaraf-Tiruan-Backpropagation-Pada-PG-Candi-Baru-Sidoarjo.pdf&amp;sa=D&amp;ust=1554650368031000&amp;usg=AFQjCNEtCdjE4Fk5qZZR34jgNnc2ZvOyHg" xlink:type="simple">https://www.researchgate.net/profile/Mochammad_Fauzi/publication/322963136_Peramalan_Produksi_Gula_Menggunakan_Metode_Jaringan_Syaraf_Tiruan_Backpropagation_Pada_PG_Candi_Baru_Sidoarjo/links/5a7a049d0f7e9b41dbd60f61/Peramalan-Produksi-Gula-Menggunakan-Metode-Jaringan-Syaraf-Tiruan-Backpropagation-Pada-PG-Candi-Baru-Sidoarjo.pdf</text:a></text:p>
          </table:table-cell>
        </table:table-row>
        <table:table-row table:style-name="ro3">
          <table:table-cell office:value-type="float" office:value="66" calcext:value-type="float">
            <text:p>66</text:p>
          </table:table-cell>
          <table:table-cell office:value-type="string" calcext:value-type="string">
            <text:p>3/25/2019 13:18:58</text:p>
          </table:table-cell>
          <table:table-cell office:value-type="float" office:value="3" calcext:value-type="float">
            <text:p>3</text:p>
          </table:table-cell>
          <table:table-cell office:value-type="string" calcext:value-type="string">
            <text:p>16.1.03.02.0068</text:p>
          </table:table-cell>
          <table:table-cell office:value-type="string" calcext:value-type="string">
            <text:p>citra anggreini mayang sari</text:p>
          </table:table-cell>
          <table:table-cell office:value-type="string" calcext:value-type="string">
            <text:p>penerapan sistem keamanan honeypot dan Ids pada jaringan nirkabel hotspot</text:p>
          </table:table-cell>
          <table:table-cell office:value-type="string" calcext:value-type="string">
            <text:p>prof. Dr. Soepomo, S. H.,</text:p>
          </table:table-cell>
          <table:table-cell office:value-type="string" calcext:value-type="string">
            <text:p>program studi teknik informatika universitas ahmad dahlan</text:p>
          </table:table-cell>
          <table:table-cell office:value-type="string" calcext:value-type="string">
            <text:p>jurnal sarjana teknik informatika</text:p>
          </table:table-cell>
          <table:table-cell office:value-type="string" calcext:value-type="string">
            <text:p>volume 1 Nomor 1, juni 2013</text:p>
          </table:table-cell>
          <table:table-cell office:value-type="string" calcext:value-type="string">
            <text:p><text:a xlink:href="https://www.google.com/url?q=https://media.neliti.com/media/publications/211211-penerapan-sistem-keamanan-honeypot-dan-i.pdf&amp;sa=D&amp;ust=1554650368032000&amp;usg=AFQjCNGROGpdcObCX478N181i3yae9Fmsg" xlink:type="simple">https://media.neliti.com/media/publications/211211-penerapan-sistem-keamanan-honeypot-dan-i.pdf</text:a></text:p>
          </table:table-cell>
        </table:table-row>
        <table:table-row table:style-name="ro2">
          <table:table-cell office:value-type="float" office:value="67" calcext:value-type="float">
            <text:p>67</text:p>
          </table:table-cell>
          <table:table-cell office:value-type="string" calcext:value-type="string">
            <text:p>3/25/2019 13:32:37</text:p>
          </table:table-cell>
          <table:table-cell office:value-type="float" office:value="3" calcext:value-type="float">
            <text:p>3</text:p>
          </table:table-cell>
          <table:table-cell office:value-type="string" calcext:value-type="string">
            <text:p>16.1.03.02.0037</text:p>
          </table:table-cell>
          <table:table-cell office:value-type="string" calcext:value-type="string">
            <text:p>Budi Santoso</text:p>
          </table:table-cell>
          <table:table-cell office:value-type="string" calcext:value-type="string">
            <text:p>DETEKSI KEBOHONGAN DENGAN ANALISIS PEMBESARAN DIAMETER PUPIL DAN PERGERAKAN MATA MENGGUNAKAN METODE JARINGAN SYARAF TIRUAN BACKPROPAGATION</text:p>
          </table:table-cell>
          <table:table-cell office:value-type="string" calcext:value-type="string">
            <text:p>Oktami Alyacarwayu, Muhammad Nasrun, S.Si., M.T., Roswan Latuconsina, S.T., M.T.</text:p>
          </table:table-cell>
          <table:table-cell office:value-type="string" calcext:value-type="string">
            <text:p>S1 Sistem Komputer , Fakultas Teknik Elektro , Universitas Telkom</text:p>
          </table:table-cell>
          <table:table-cell office:value-type="string" calcext:value-type="string">
            <text:p>e-Proceeding of Engineering</text:p>
          </table:table-cell>
          <table:table-cell office:value-type="string" calcext:value-type="string">
            <text:p>Vol.5, No.3 Desember 2018</text:p>
          </table:table-cell>
          <table:table-cell office:value-type="string" calcext:value-type="string">
            <text:p><text:a xlink:href="https://www.google.com/url?q=https://libraryeproceeding.telkomuniversity.ac.id/index.php/engineering/article/view/7973&amp;sa=D&amp;ust=1554650368033000&amp;usg=AFQjCNHPKcSruMsYAVzxfTCRMrFsoizWMQ" xlink:type="simple">https://libraryeproceeding.telkomuniversity.ac.id/index.php/engineering/article/view/7973</text:a></text:p>
          </table:table-cell>
        </table:table-row>
        <table:table-row table:style-name="ro3">
          <table:table-cell office:value-type="float" office:value="68" calcext:value-type="float">
            <text:p>68</text:p>
          </table:table-cell>
          <table:table-cell office:value-type="string" calcext:value-type="string">
            <text:p>3/25/2019 13:39:47</text:p>
          </table:table-cell>
          <table:table-cell office:value-type="float" office:value="4" calcext:value-type="float">
            <text:p>4</text:p>
          </table:table-cell>
          <table:table-cell office:value-type="string" calcext:value-type="string">
            <text:p>16.1.03.02.0038</text:p>
          </table:table-cell>
          <table:table-cell office:value-type="string" calcext:value-type="string">
            <text:p>TRISNA DAIMATUL CHASANAH</text:p>
          </table:table-cell>
          <table:table-cell office:value-type="string" calcext:value-type="string">
            <text:p>JARINGAN SARAF TIRUAN BACKPROPAGATION UNTUK APLIKASI PENGENALAN TANDA TANGAN</text:p>
          </table:table-cell>
          <table:table-cell office:value-type="string" calcext:value-type="string">
            <text:p>1.Fani Widiastuti, 2.Wilis Kaswidjanti, 3.Heru Cahya Rustamaji</text:p>
          </table:table-cell>
          <table:table-cell office:value-type="string" calcext:value-type="string">
            <text:p>Universitas Pembangunan “Veteran” Yogyakrata</text:p>
          </table:table-cell>
          <table:table-cell office:value-type="string" calcext:value-type="string">
            <text:p>TELEMATIKA</text:p>
          </table:table-cell>
          <table:table-cell office:value-type="string" calcext:value-type="string">
            <text:p>Vol. 11, No. 1, JULI 2014 : 69 – 76</text:p>
          </table:table-cell>
          <table:table-cell office:value-type="string" calcext:value-type="string">
            <text:p><text:a xlink:href="https://www.google.com/url?q=http://jurnal.upnyk.ac.id/index.php/telematika/article/viewFile/514/475&amp;sa=D&amp;ust=1554650368033000&amp;usg=AFQjCNE7rH7KyQZTyv0tCinfbI0-Ssui_w" xlink:type="simple">http://jurnal.upnyk.ac.id/index.php/telematika/article/viewFile/514/475</text:a></text:p>
          </table:table-cell>
        </table:table-row>
        <table:table-row table:style-name="ro2">
          <table:table-cell office:value-type="float" office:value="69" calcext:value-type="float">
            <text:p>69</text:p>
          </table:table-cell>
          <table:table-cell office:value-type="string" calcext:value-type="string">
            <text:p>3/26/2019 7:41:03</text:p>
          </table:table-cell>
          <table:table-cell office:value-type="float" office:value="3" calcext:value-type="float">
            <text:p>3</text:p>
          </table:table-cell>
          <table:table-cell office:value-type="string" calcext:value-type="string">
            <text:p>16.1.03.02.0084</text:p>
          </table:table-cell>
          <table:table-cell office:value-type="string" calcext:value-type="string">
            <text:p>Dwi Fitriana Sari</text:p>
          </table:table-cell>
          <table:table-cell office:value-type="string" calcext:value-type="string">
            <text:p>Sistem pendukung keputusan penentuan penerima kredit usaha (studi kasus : Adira finance kediri)</text:p>
          </table:table-cell>
          <table:table-cell office:value-type="string" calcext:value-type="string">
            <text:p>yudo bismo utomo,joang ipmawati</text:p>
          </table:table-cell>
          <table:table-cell office:value-type="string" calcext:value-type="string">
            <text:p>magister teknik informatika STMIK AMIKOM YOGYAKARTA</text:p>
          </table:table-cell>
          <table:table-cell office:value-type="string" calcext:value-type="string">
            <text:p>Citec journal</text:p>
          </table:table-cell>
          <table:table-cell office:value-type="string" calcext:value-type="string">
            <text:p>Vol 3,No 4 Agustus-Oktober 2016</text:p>
          </table:table-cell>
          <table:table-cell office:value-type="string" calcext:value-type="string">
            <text:p><text:a xlink:href="https://www.google.com/url?q=https://scholar.google.co.id/scholar?hl%3Den%26as_sdt%3D0%252C5%26q%3DSistem%2Bpendukung%2Bkeputusan%2Bpenentuan%2Bpenerima%2Bkredit%2Busaha%2B%2528studi%2Bkasus%2B%253A%2BAdira%2Bfinance%2Bkediri%2529%26btnG%3D%23d%3Dgs_qabs%26u%3D%2523p%253DYaY9jh3_9eMJ&amp;sa=D&amp;ust=1554650368034000&amp;usg=AFQjCNGdg2uBP-SDgYsfjpRj1ofuBRIJZQ" xlink:type="simple">https://scholar.google.co.id/scholar?hl=en&amp;as_sdt=0%2C5&amp;q=Sistem+pendukung+keputusan+penentuan+penerima+kredit+usaha+%28studi+kasus+%3A+Adira+finance+kediri%29&amp;btnG=#d=gs_qabs&amp;u=%23p%3DYaY9jh3_9eMJ</text:a></text:p>
          </table:table-cell>
        </table:table-row>
        <table:table-row table:style-name="ro3">
          <table:table-cell office:value-type="float" office:value="70" calcext:value-type="float">
            <text:p>70</text:p>
          </table:table-cell>
          <table:table-cell office:value-type="string" calcext:value-type="string">
            <text:p>3/26/2019 13:05:47</text:p>
          </table:table-cell>
          <table:table-cell office:value-type="float" office:value="4" calcext:value-type="float">
            <text:p>4</text:p>
          </table:table-cell>
          <table:table-cell office:value-type="string" calcext:value-type="string">
            <text:p>16.1.03.02.0040</text:p>
          </table:table-cell>
          <table:table-cell office:value-type="string" calcext:value-type="string">
            <text:p>Septian Widha Pratama</text:p>
          </table:table-cell>
          <table:table-cell office:value-type="string" calcext:value-type="string">
            <text:p>Prediksi Volume Penggunaan Air PDAM Menggunakan Metode Jaringan Syaraf Tiruan Backpropagation</text:p>
          </table:table-cell>
          <table:table-cell office:value-type="string" calcext:value-type="string">
            <text:p>Budy Satria</text:p>
          </table:table-cell>
          <table:table-cell office:value-type="string" calcext:value-type="string">
            <text:p>Teknik Komputer - AMIK Mitra Gama</text:p>
          </table:table-cell>
          <table:table-cell office:value-type="string" calcext:value-type="string">
            <text:p>Jurnal RESTI (Rekayasa Sistem dan Teknologi Informasi)</text:p>
          </table:table-cell>
          <table:table-cell office:value-type="string" calcext:value-type="string">
            <text:p>Vol. 2, No. 3, Desember 2018</text:p>
          </table:table-cell>
          <table:table-cell office:value-type="string" calcext:value-type="string">
            <text:p><text:a xlink:href="https://www.google.com/url?q=http://jurnal.iaii.or.id/index.php/RESTI/article/view/575/99&amp;sa=D&amp;ust=1554650368034000&amp;usg=AFQjCNHq-eDz-JkH73BbHXAfGQKZU-Jqbw" xlink:type="simple">http://jurnal.iaii.or.id/index.php/RESTI/article/view/575/99</text:a></text:p>
          </table:table-cell>
        </table:table-row>
        <table:table-row table:style-name="ro2">
          <table:table-cell office:value-type="float" office:value="71" calcext:value-type="float">
            <text:p>71</text:p>
          </table:table-cell>
          <table:table-cell office:value-type="string" calcext:value-type="string">
            <text:p>3/26/2019 13:10:51</text:p>
          </table:table-cell>
          <table:table-cell office:value-type="float" office:value="3" calcext:value-type="float">
            <text:p>3</text:p>
          </table:table-cell>
          <table:table-cell office:value-type="string" calcext:value-type="string">
            <text:p>16.1.03.02.0001</text:p>
          </table:table-cell>
          <table:table-cell office:value-type="string" calcext:value-type="string">
            <text:p>Yosua Yonnas Pramudita</text:p>
          </table:table-cell>
          <table:table-cell office:value-type="string" calcext:value-type="string">
            <text:p>JARINGAN SYARAF TIRUAN DENGAN ALGORITMA BACKPROPAGATION UNTUK PENENTUAN KELULUSAN SIDANG SKRIPSI.</text:p>
          </table:table-cell>
          <table:table-cell office:value-type="string" calcext:value-type="string">
            <text:p>Zekson Arizona Matondang, Dosen Tetap STMIK Budi Darma Medan</text:p>
          </table:table-cell>
          <table:table-cell office:value-type="string" calcext:value-type="string">
            <text:p>Medan</text:p>
          </table:table-cell>
          <table:table-cell office:value-type="string" calcext:value-type="string">
            <text:p>Pelita Informatika Budi Darma</text:p>
          </table:table-cell>
          <table:table-cell office:value-type="string" calcext:value-type="string">
            <text:p>Volume :IV, Nomor: 1, Agustus 2015</text:p>
          </table:table-cell>
          <table:table-cell office:value-type="string" calcext:value-type="string">
            <text:p><text:a xlink:href="https://www.google.com/url?q=https://www.scribd.com/document/379844672/213-645-1-PB&amp;sa=D&amp;ust=1554650368035000&amp;usg=AFQjCNHdFPe6Wpes-9l9q4d1RZtD8K2Rww" xlink:type="simple">https://www.scribd.com/document/379844672/213-645-1-PB</text:a></text:p>
          </table:table-cell>
        </table:table-row>
        <table:table-row table:style-name="ro2">
          <table:table-cell office:value-type="float" office:value="72" calcext:value-type="float">
            <text:p>72</text:p>
          </table:table-cell>
          <table:table-cell office:value-type="string" calcext:value-type="string">
            <text:p>3/26/2019 18:59:55</text:p>
          </table:table-cell>
          <table:table-cell office:value-type="float" office:value="4" calcext:value-type="float">
            <text:p>4</text:p>
          </table:table-cell>
          <table:table-cell office:value-type="string" calcext:value-type="string">
            <text:p>16.1.03.02.0088</text:p>
          </table:table-cell>
          <table:table-cell office:value-type="string" calcext:value-type="string">
            <text:p>Heffi Awang Cahya</text:p>
          </table:table-cell>
          <table:table-cell office:value-type="string" calcext:value-type="string">
            <text:p>Aplikasi Jaringan Saraf Tiruan Metode Perceptron Pada Pengenalan Pola Notasi</text:p>
          </table:table-cell>
          <table:table-cell office:value-type="string" calcext:value-type="string">
            <text:p>1) Muhamad Arifin, 2) Khoirudin Asfani, 3) Anik Nur Handayani</text:p>
          </table:table-cell>
          <table:table-cell office:value-type="string" calcext:value-type="string">
            <text:p>1) SMK Telkom Malang, 2) Fakultas Teknik, Universitas Negeri Malang, 3) Fakultas Teknik, Universitas Negeri Malang</text:p>
          </table:table-cell>
          <table:table-cell office:value-type="string" calcext:value-type="string">
            <text:p>Jurnal SIMETRIS</text:p>
          </table:table-cell>
          <table:table-cell office:value-type="string" calcext:value-type="string">
            <text:p>Volume 9, Nomor 1, 1 April 2018</text:p>
          </table:table-cell>
          <table:table-cell office:value-type="string" calcext:value-type="string">
            <text:p><text:a xlink:href="https://www.google.com/url?q=https://jurnal.umk.ac.id/index.php/simet/article/view/1737&amp;sa=D&amp;ust=1554650368035000&amp;usg=AFQjCNHeIDXEZszg1XdSHr3_Ik81LszyXA" xlink:type="simple">https://jurnal.umk.ac.id/index.php/simet/article/view/1737</text:a></text:p>
          </table:table-cell>
        </table:table-row>
        <table:table-row table:style-name="ro2">
          <table:table-cell office:value-type="float" office:value="73" calcext:value-type="float">
            <text:p>73</text:p>
          </table:table-cell>
          <table:table-cell office:value-type="string" calcext:value-type="string">
            <text:p>3/27/2019 16:02:28</text:p>
          </table:table-cell>
          <table:table-cell office:value-type="float" office:value="1" calcext:value-type="float">
            <text:p>1</text:p>
          </table:table-cell>
          <table:table-cell office:value-type="string" calcext:value-type="string">
            <text:p>16.1.03.02.0100</text:p>
          </table:table-cell>
          <table:table-cell office:value-type="string" calcext:value-type="string">
            <text:p>Yoseph R. Rasi</text:p>
          </table:table-cell>
          <table:table-cell office:value-type="string" calcext:value-type="string">
            <text:p>KLSIFIKASI PENGGUNA MEDIA SOSIAL TWITTER DALAM PERSEBARAN HOAX MENGGUNAKAN METODE BACKPROPAGANITION</text:p>
          </table:table-cell>
          <table:table-cell office:value-type="string" calcext:value-type="string">
            <text:p>Kemas Muslim Lhaksmana, Fhira Nhita, Ageng budhiarto</text:p>
          </table:table-cell>
          <table:table-cell office:value-type="string" calcext:value-type="string">
            <text:p>-</text:p>
          </table:table-cell>
          <table:table-cell office:value-type="string" calcext:value-type="string">
            <text:p>e-Procceding of Engineering</text:p>
          </table:table-cell>
          <table:table-cell office:value-type="string" calcext:value-type="string">
            <text:p>Vol.4, No.2 Agustus 2017</text:p>
          </table:table-cell>
          <table:table-cell office:value-type="string" calcext:value-type="string">
            <text:p><text:a xlink:href="https://www.google.com/url?q=https://www.google.com/url?sa%3Dt%26rct%3Dj%26q%3D%26esrc%3Ds%26source%3Dweb%26cd%3D1%26ved%3D2ahUKEwiphf_p-qHhAhVNI1AKHUJjDVEQFjAAegQIARAC%26url%3Dhttps%253A%252F%252Fopenlibrary.telkomuniversity.ac.id%252Fpustaka%252Ffiles%252F136625%252Fjurnal_eproc%252Fklasifikasi-pengguna-media-sosial-twitter-dalam-persebaran-hoax-menggunakan-metode-backpropagation.pdf%26usg%3DAOvVaw0qhNOf0jhPeGex-F3f_kcr&amp;sa=D&amp;ust=1554650368036000&amp;usg=AFQjCNE6m2716xEGT7GBkf9dg6x305kOEg" xlink:type="simple">https://www.google.com/url?sa=t&amp;rct=j&amp;q=&amp;esrc=s&amp;source=web&amp;cd=1&amp;ved=2ahUKEwiphf_p-qHhAhVNI1AKHUJjDVEQFjAAegQIARAC&amp;url=https%3A%2F%2Fopenlibrary.telkomuniversity.ac.id%2Fpustaka%2Ffiles%2F136625%2Fjurnal_eproc%2Fklasifikasi-pengguna-media-sosial-twitter-dalam-persebaran-hoax-menggunakan-metode-backpropagation.pdf&amp;usg=AOvVaw0qhNOf0jhPeGex-F3f_kcr</text:a></text:p>
          </table:table-cell>
        </table:table-row>
        <table:table-row table:style-name="ro2">
          <table:table-cell office:value-type="float" office:value="74" calcext:value-type="float">
            <text:p>74</text:p>
          </table:table-cell>
          <table:table-cell office:value-type="string" calcext:value-type="string">
            <text:p>3/28/2019 19:54:11</text:p>
          </table:table-cell>
          <table:table-cell office:value-type="float" office:value="2" calcext:value-type="float">
            <text:p>2</text:p>
          </table:table-cell>
          <table:table-cell office:value-type="string" calcext:value-type="string">
            <text:p>16.1.03.02.0054</text:p>
          </table:table-cell>
          <table:table-cell office:value-type="string" calcext:value-type="string">
            <text:p>Risky Audina</text:p>
          </table:table-cell>
          <table:table-cell office:value-type="string" calcext:value-type="string">
            <text:p>Model Jaringan Syaraf Tiruan Kuat Tekan Beton Porus Dengan Material Pengisi Pasir</text:p>
          </table:table-cell>
          <table:table-cell office:value-type="string" calcext:value-type="string">
            <text:p>Ridho Bayuaji, Totok R. Royanto</text:p>
          </table:table-cell>
          <table:table-cell office:value-type="string" calcext:value-type="string">
            <text:p>Institut Teknologi Sepuluh Nopember Surabaya</text:p>
          </table:table-cell>
          <table:table-cell office:value-type="string" calcext:value-type="string">
            <text:p>Jurnal Teknik Sipil</text:p>
          </table:table-cell>
          <table:table-cell office:value-type="string" calcext:value-type="string">
            <text:p>Vol. 2 No. 1, April 2013</text:p>
          </table:table-cell>
          <table:table-cell office:value-type="string" calcext:value-type="string">
            <text:p><text:a xlink:href="https://www.google.com/url?q=https://www.google.com/url?sa%3Dt%26source%3Dweb%26rct%3Dj%26url%3Dhttps://www.researchgate.net/publication/262729215_Model_Jaringan_Saraf_Tiruan_Kuat_Tekan_Beton_Porus_dengan_Material_Pengisi_Pasir%26ved%3D2ahUKEwinkJDJ8KThAhVIX30KHejgA8kQFjABegQIBhAB%26usg%3DAOvVaw1CuoTkonzmoDw9XV27ELiI%26cshid%3D1553777631091&amp;sa=D&amp;ust=1554650368038000&amp;usg=AFQjCNGPUOELstN4YrJH2EoS5gnaAPBebA" xlink:type="simple">https://www.google.com/url?sa=t&amp;source=web&amp;rct=j&amp;url=https://www.researchgate.net/publication/262729215_Model_Jaringan_Saraf_Tiruan_Kuat_Tekan_Beton_Porus_dengan_Material_Pengisi_Pasir&amp;ved=2ahUKEwinkJDJ8KThAhVIX30KHejgA8kQFjABegQIBhAB&amp;usg=AOvVaw1CuoTkonzmoDw9XV27ELiI&amp;cshid=1553777631091</text:a></text:p>
          </table:table-cell>
        </table:table-row>
        <table:table-row table:style-name="ro2">
          <table:table-cell office:value-type="float" office:value="75" calcext:value-type="float">
            <text:p>75</text:p>
          </table:table-cell>
          <table:table-cell office:value-type="string" calcext:value-type="string">
            <text:p>3/28/2019 20:03:43</text:p>
          </table:table-cell>
          <table:table-cell office:value-type="float" office:value="4" calcext:value-type="float">
            <text:p>4</text:p>
          </table:table-cell>
          <table:table-cell office:value-type="string" calcext:value-type="string">
            <text:p>16.1.03.02.0054</text:p>
          </table:table-cell>
          <table:table-cell office:value-type="string" calcext:value-type="string">
            <text:p>Risky Audina</text:p>
          </table:table-cell>
          <table:table-cell office:value-type="string" calcext:value-type="string">
            <text:p>Prediksi Produktivitas Padi Menggunakan Jaringan Syaraf Tiruan Backprogation</text:p>
          </table:table-cell>
          <table:table-cell office:value-type="string" calcext:value-type="string">
            <text:p>Gandhi Ramadhona, Budi Darma Setiawan, Fitra A. Bachtiar</text:p>
          </table:table-cell>
          <table:table-cell office:value-type="string" calcext:value-type="string">
            <text:p>Universitas Brawijaya</text:p>
          </table:table-cell>
          <table:table-cell office:value-type="string" calcext:value-type="string">
            <text:p>Jurnal Pengembanga Teknologi Informasi dan Ilmu Komputer</text:p>
          </table:table-cell>
          <table:table-cell office:value-type="string" calcext:value-type="string">
            <text:p>Vol. 2 No.12, Desember 2018</text:p>
          </table:table-cell>
          <table:table-cell office:value-type="string" calcext:value-type="string">
            <text:p><text:a xlink:href="https://www.google.com/url?q=https://www.google.com/url?sa%3Dt%26source%3Dweb%26rct%3Dj%26url%3Dhttp://j-ptiik.ub.ac.id/index.php/j-ptiik/article/download/3493/1378/%26ved%3D2ahUKEwie76Pq8qThAhWIfH0KHZ6EBxkQFjAAegQIARAB%26usg%3DAOvVaw1Yn8XphySGDmCOqrtOrurP&amp;sa=D&amp;ust=1554650368040000&amp;usg=AFQjCNFu5TfaXMC-sz16K8IG3NRdXJ5N7w" xlink:type="simple">https://www.google.com/url?sa=t&amp;source=web&amp;rct=j&amp;url=http://j-ptiik.ub.ac.id/index.php/j-ptiik/article/download/3493/1378/&amp;ved=2ahUKEwie76Pq8qThAhWIfH0KHZ6EBxkQFjAAegQIARAB&amp;usg=AOvVaw1Yn8XphySGDmCOqrtOrurP</text:a></text:p>
          </table:table-cell>
        </table:table-row>
        <table:table-row table:style-name="ro2">
          <table:table-cell office:value-type="float" office:value="76" calcext:value-type="float">
            <text:p>76</text:p>
          </table:table-cell>
          <table:table-cell office:value-type="string" calcext:value-type="string">
            <text:p>3/29/2019 11:20:51</text:p>
          </table:table-cell>
          <table:table-cell office:value-type="float" office:value="2" calcext:value-type="float">
            <text:p>2</text:p>
          </table:table-cell>
          <table:table-cell office:value-type="string" calcext:value-type="string">
            <text:p>16.1.03.02.0100</text:p>
          </table:table-cell>
          <table:table-cell office:value-type="string" calcext:value-type="string">
            <text:p>Yoseph R. Rasi</text:p>
          </table:table-cell>
          <table:table-cell office:value-type="string" calcext:value-type="string">
            <text:p>PENERAPAN METODE BACKPROPAGATION UNTUK MEMPREDIKSI JUMLAH KUNJUNGAN WISATAWANBERDASARKAN TINGKAT HUNIAN HOTEL</text:p>
          </table:table-cell>
          <table:table-cell office:value-type="string" calcext:value-type="string">
            <text:p>Romy Aulia</text:p>
          </table:table-cell>
          <table:table-cell office:value-type="string" calcext:value-type="string">
            <text:p>-</text:p>
          </table:table-cell>
          <table:table-cell office:value-type="string" calcext:value-type="string">
            <text:p>JURTEKSI (Jurnal Teknologi dan Sistem Informasi)</text:p>
          </table:table-cell>
          <table:table-cell office:value-type="string" calcext:value-type="string">
            <text:p>Vol. IV No. 2, Jun 2018</text:p>
          </table:table-cell>
          <table:table-cell office:value-type="string" calcext:value-type="string">
            <text:p><text:a xlink:href="https://www.google.com/url?q=https://www.google.com/url?sa%3Dt%26rct%3Dj%26q%3D%26esrc%3Ds%26source%3Dweb%26cd%3D3%26ved%3D2ahUKEwi13qrWv6bhAhWRKVAKHX3fA-IQFjACegQIBRAC%26url%3Dhttps%253A%252F%252Fjurnal.stmikroyal.ac.id%252Findex.php%252Fjurteksi%252Farticle%252Fdownload%252F45%252F33%26usg%3DAOvVaw2PG-oOWvYl0eGDSSWrZNnF&amp;sa=D&amp;ust=1554650368041000&amp;usg=AFQjCNFTcaFffsQ1-eDDoSwpjGAZn9Mgug" xlink:type="simple">https://www.google.com/url?sa=t&amp;rct=j&amp;q=&amp;esrc=s&amp;source=web&amp;cd=3&amp;ved=2ahUKEwi13qrWv6bhAhWRKVAKHX3fA-IQFjACegQIBRAC&amp;url=https%3A%2F%2Fjurnal.stmikroyal.ac.id%2Findex.php%2Fjurteksi%2Farticle%2Fdownload%2F45%2F33&amp;usg=AOvVaw2PG-oOWvYl0eGDSSWrZNnF</text:a></text:p>
          </table:table-cell>
        </table:table-row>
        <table:table-row table:style-name="ro2">
          <table:table-cell office:value-type="float" office:value="77" calcext:value-type="float">
            <text:p>77</text:p>
          </table:table-cell>
          <table:table-cell office:value-type="string" calcext:value-type="string">
            <text:p>3/29/2019 12:05:01</text:p>
          </table:table-cell>
          <table:table-cell office:value-type="float" office:value="3" calcext:value-type="float">
            <text:p>3</text:p>
          </table:table-cell>
          <table:table-cell office:value-type="string" calcext:value-type="string">
            <text:p>16.1.03.02.0100</text:p>
          </table:table-cell>
          <table:table-cell office:value-type="string" calcext:value-type="string">
            <text:p>Yoseph R. Rasi</text:p>
          </table:table-cell>
          <table:table-cell office:value-type="string" calcext:value-type="string">
            <text:p>JARINGAN SYARAF TIRUAN UNTUK MEMPREDIKSI LAJU PERTUMBUHAN PENDUDUK MENGGUNAKAN METODE BACPROPAGATION(STUDI KASUS DI KOTA BENGKULU)</text:p>
          </table:table-cell>
          <table:table-cell office:value-type="string" calcext:value-type="string">
            <text:p>Aji Sudarsono</text:p>
          </table:table-cell>
          <table:table-cell office:value-type="string" calcext:value-type="string">
            <text:p>-</text:p>
          </table:table-cell>
          <table:table-cell office:value-type="string" calcext:value-type="string">
            <text:p>Jurnal Media Infotama</text:p>
          </table:table-cell>
          <table:table-cell office:value-type="string" calcext:value-type="string">
            <text:p>Vol. 12 No. 1, Februari 2016</text:p>
          </table:table-cell>
          <table:table-cell office:value-type="string" calcext:value-type="string">
            <text:p><text:a xlink:href="https://www.google.com/url?q=https://www.google.com/url?sa%3Dt%26rct%3Dj%26q%3D%26esrc%3Ds%26source%3Dweb%26cd%3D1%26ved%3D2ahUKEwiT7Ou7yabhAhUPU1AKHcewClEQFjAAegQIABAC%26url%3Dhttps%253A%252F%252Fjurnal.unived.ac.id%252Findex.php%252Fjmi%252Farticle%252Fview%252F273%252F254%26usg%3DAOvVaw0PkzCsR70d9DY-qNoZpKz-&amp;sa=D&amp;ust=1554650368044000&amp;usg=AFQjCNGPJUV98Hb-JYz4wlLOkPZ-suip_g" xlink:type="simple">https://www.google.com/url?sa=t&amp;rct=j&amp;q=&amp;esrc=s&amp;source=web&amp;cd=1&amp;ved=2ahUKEwiT7Ou7yabhAhUPU1AKHcewClEQFjAAegQIABAC&amp;url=https%3A%2F%2Fjurnal.unived.ac.id%2Findex.php%2Fjmi%2Farticle%2Fview%2F273%2F254&amp;usg=AOvVaw0PkzCsR70d9DY-qNoZpKz-</text:a></text:p>
          </table:table-cell>
        </table:table-row>
        <table:table-row table:style-name="ro2">
          <table:table-cell office:value-type="float" office:value="78" calcext:value-type="float">
            <text:p>78</text:p>
          </table:table-cell>
          <table:table-cell office:value-type="string" calcext:value-type="string">
            <text:p>3/29/2019 13:35:41</text:p>
          </table:table-cell>
          <table:table-cell office:value-type="float" office:value="4" calcext:value-type="float">
            <text:p>4</text:p>
          </table:table-cell>
          <table:table-cell office:value-type="string" calcext:value-type="string">
            <text:p>16.1.03.02.0100</text:p>
          </table:table-cell>
          <table:table-cell office:value-type="string" calcext:value-type="string">
            <text:p>Yoseph R. Rasi</text:p>
          </table:table-cell>
          <table:table-cell office:value-type="string" calcext:value-type="string">
            <text:p>PENGEMBANGAN TES MINAT DAN BAKAT DENGAN METODE JARINGAN SYARAF TIRUAN (JST) UNTUK MEMPREDIKSI POTENSI SISWA BIDANG ROBOTIKA</text:p>
          </table:table-cell>
          <table:table-cell office:value-type="string" calcext:value-type="string">
            <text:p>Andik Asmara, Haryanto</text:p>
          </table:table-cell>
          <table:table-cell office:value-type="string" calcext:value-type="string">
            <text:p>-</text:p>
          </table:table-cell>
          <table:table-cell office:value-type="string" calcext:value-type="string">
            <text:p>Jurnal Pendidikan Vokasi</text:p>
          </table:table-cell>
          <table:table-cell office:value-type="string" calcext:value-type="string">
            <text:p>Vol 5, Nomor 3, November 2015</text:p>
          </table:table-cell>
          <table:table-cell office:value-type="string" calcext:value-type="string">
            <text:p><text:a xlink:href="https://www.google.com/url?q=https://journal.uny.ac.id/index.php/jpv/article/download/6483/5581&amp;sa=D&amp;ust=1554650368046000&amp;usg=AFQjCNHouHNrKpuzrcvm6gHA-rNEtPdvxg" xlink:type="simple">https://journal.uny.ac.id/index.php/jpv/article/download/6483/5581</text:a></text:p>
          </table:table-cell>
        </table:table-row>
        <table:table-row table:style-name="ro2">
          <table:table-cell office:value-type="float" office:value="79" calcext:value-type="float">
            <text:p>79</text:p>
          </table:table-cell>
          <table:table-cell office:value-type="string" calcext:value-type="string">
            <text:p>3/30/2019 7:35:36</text:p>
          </table:table-cell>
          <table:table-cell office:value-type="float" office:value="3" calcext:value-type="float">
            <text:p>3</text:p>
          </table:table-cell>
          <table:table-cell office:value-type="string" calcext:value-type="string">
            <text:p>16.1.03.02.0017</text:p>
          </table:table-cell>
          <table:table-cell office:value-type="string" calcext:value-type="string">
            <text:p>Risky Vridel E Pandie</text:p>
          </table:table-cell>
          <table:table-cell office:value-type="string" calcext:value-type="string">
            <text:p>Jaringan Syaraf Tiruan untuk memprediksi jumlah permintaan pemasangan Indihome dengan Metode Backpropagation</text:p>
          </table:table-cell>
          <table:table-cell office:value-type="string" calcext:value-type="string">
            <text:p>1) Etca Adetina Banurea, 2) Muhammad Syahrizal, 3) Murdani</text:p>
          </table:table-cell>
          <table:table-cell office:value-type="string" calcext:value-type="string">
            <text:p>Mahasiswa Teknik Informatika STMIK Budi Darma</text:p>
          </table:table-cell>
          <table:table-cell office:value-type="string" calcext:value-type="string">
            <text:p>Majalah Ilmiah INTI</text:p>
          </table:table-cell>
          <table:table-cell office:value-type="string" calcext:value-type="string">
            <text:p>Vol.13, No.3 &amp; September 2018</text:p>
          </table:table-cell>
          <table:table-cell office:value-type="string" calcext:value-type="string">
            <text:p><text:a xlink:href="https://www.google.com/url?q=https://ejurnal.stmik-budidarma.ac.id/index.php/inti/article/view/1021/pdf&amp;sa=D&amp;ust=1554650368047000&amp;usg=AFQjCNFhOA-GrCYc1g-OLblXWCKqZjKeLw" xlink:type="simple">https://ejurnal.stmik-budidarma.ac.id/index.php/inti/article/view/1021/pdf</text:a></text:p>
          </table:table-cell>
        </table:table-row>
        <table:table-row table:style-name="ro2">
          <table:table-cell office:value-type="float" office:value="80" calcext:value-type="float">
            <text:p>80</text:p>
          </table:table-cell>
          <table:table-cell office:value-type="string" calcext:value-type="string">
            <text:p>3/30/2019 7:49:38</text:p>
          </table:table-cell>
          <table:table-cell office:value-type="float" office:value="4" calcext:value-type="float">
            <text:p>4</text:p>
          </table:table-cell>
          <table:table-cell office:value-type="string" calcext:value-type="string">
            <text:p>16.1.03.02.0017</text:p>
          </table:table-cell>
          <table:table-cell office:value-type="string" calcext:value-type="string">
            <text:p>Risky Vridel E Pandie</text:p>
          </table:table-cell>
          <table:table-cell office:value-type="string" calcext:value-type="string">
            <text:p>Pengenalan Citra Logo Kendaraan Menggunakan Metode Gray Level Co-Occurence Matrix (Glcm) dan Jst-Backpropagation</text:p>
          </table:table-cell>
          <table:table-cell office:value-type="string" calcext:value-type="string">
            <text:p>1) Imam Fathurrahman, 2) Indra Gunawan</text:p>
          </table:table-cell>
          <table:table-cell office:value-type="string" calcext:value-type="string">
            <text:p>Fakultas Teknik Universitas Hamzanewadi</text:p>
          </table:table-cell>
          <table:table-cell office:value-type="string" calcext:value-type="string">
            <text:p>Jurnal Informatika dan Teknologi</text:p>
          </table:table-cell>
          <table:table-cell office:value-type="string" calcext:value-type="string">
            <text:p>Vol.1, No.1 &amp; Januari 2018</text:p>
          </table:table-cell>
          <table:table-cell office:value-type="string" calcext:value-type="string">
            <text:p><text:a xlink:href="https://www.google.com/url?q=http://e-journal.hamzanwadi.ac.id/index.php/infotek/article/view/894/579&amp;sa=D&amp;ust=1554650368047000&amp;usg=AFQjCNFme0aTIlPDAu-_VXCLhziYp_GwgA" xlink:type="simple">http://e-journal.hamzanwadi.ac.id/index.php/infotek/article/view/894/579</text:a></text:p>
          </table:table-cell>
        </table:table-row>
        <table:table-row table:style-name="ro3">
          <table:table-cell office:value-type="float" office:value="81" calcext:value-type="float">
            <text:p>81</text:p>
          </table:table-cell>
          <table:table-cell office:value-type="string" calcext:value-type="string">
            <text:p>3/31/2019 13:44:56</text:p>
          </table:table-cell>
          <table:table-cell office:value-type="float" office:value="4" calcext:value-type="float">
            <text:p>4</text:p>
          </table:table-cell>
          <table:table-cell office:value-type="string" calcext:value-type="string">
            <text:p>17.1.03.02.0136</text:p>
          </table:table-cell>
          <table:table-cell office:value-type="string" calcext:value-type="string">
            <text:p>Imam Syahputra Yosianova</text:p>
          </table:table-cell>
          <table:table-cell office:value-type="string" calcext:value-type="string">
            <text:p>IMPLEMENTASI LEARNING VEKTOR QUANTIZATION(LVQ)DALAM MENGIDENTIFIKASI CITRA DAGING BABI DAN DAGING SAPI</text:p>
          </table:table-cell>
          <table:table-cell office:value-type="string" calcext:value-type="string">
            <text:p>JASRIL,MELKY SURYA CAHYANA,LESTARI HANDAYANI,ELVIA BUDIANTA</text:p>
          </table:table-cell>
          <table:table-cell office:value-type="string" calcext:value-type="string">
            <text:p>UIN SULTAN SYARIF KASIM RIAU</text:p>
          </table:table-cell>
          <table:table-cell office:value-type="string" calcext:value-type="string">
            <text:p>SEMINAR NASIONAL TEKNOLOGI INFORMASI,KOMUNIKASI DAN INDUSTRI(SNTIKI)7</text:p>
          </table:table-cell>
          <table:table-cell office:value-type="string" calcext:value-type="string">
            <text:p>11 NOVEMBER 2015</text:p>
          </table:table-cell>
          <table:table-cell office:value-type="string" calcext:value-type="string">
            <text:p><text:a xlink:href="https://www.google.com/url?q=https://scholar.google.co.id/scholar?hl%3Did%26as_sdt%3D0%252C5%26q%3DIMPLEMENTASI%2BLEARNING%2BVEKTOR%2BQUANTIZATION%2528LVQ%2529DALAM%2BMENGIDENTIFIKASI%2BCITRA%2BDAGING%2BBABI%2BDAN%2BDAGING%2BSAPI%26btnG%3D%23d%3Dgs_qabs%26u%3D%2523p%253DaarumKUhrTMJ&amp;sa=D&amp;ust=1554650368048000&amp;usg=AFQjCNEYewEEziPTBBhAnpc_z_PTXXupDw" xlink:type="simple">https://scholar.google.co.id/scholar?hl=id&amp;as_sdt=0%2C5&amp;q=IMPLEMENTASI+LEARNING+VEKTOR+QUANTIZATION%28LVQ%29DALAM+MENGIDENTIFIKASI+CITRA+DAGING+BABI+DAN+DAGING+SAPI&amp;btnG=#d=gs_qabs&amp;u=%23p%3DaarumKUhrTMJ</text:a></text:p>
          </table:table-cell>
        </table:table-row>
        <table:table-row table:style-name="ro3">
          <table:table-cell office:value-type="float" office:value="82" calcext:value-type="float">
            <text:p>82</text:p>
          </table:table-cell>
          <table:table-cell office:value-type="string" calcext:value-type="string">
            <text:p>3/31/2019 13:58:07</text:p>
          </table:table-cell>
          <table:table-cell office:value-type="float" office:value="4" calcext:value-type="float">
            <text:p>4</text:p>
          </table:table-cell>
          <table:table-cell office:value-type="string" calcext:value-type="string">
            <text:p>16.1.03.02.0068</text:p>
          </table:table-cell>
          <table:table-cell office:value-type="string" calcext:value-type="string">
            <text:p>Citra Anggreini M.S</text:p>
          </table:table-cell>
          <table:table-cell office:value-type="string" calcext:value-type="string">
            <text:p>Aplikasi Jaringan Syaraf Tiruan Untuk Penentuan Status Gizi Balita dan Rekomendasi Menu Makanan yang Dibutuhkan</text:p>
          </table:table-cell>
          <table:table-cell office:value-type="string" calcext:value-type="string">
            <text:p>1) fitri , 2)onny setyawati , 3)didik rahadi s</text:p>
          </table:table-cell>
          <table:table-cell office:value-type="string" calcext:value-type="string">
            <text:p>UNIVERSITAS BRAWIJAYA</text:p>
          </table:table-cell>
          <table:table-cell office:value-type="string" calcext:value-type="string">
            <text:p>jurnal EECCIS</text:p>
          </table:table-cell>
          <table:table-cell office:value-type="string" calcext:value-type="string">
            <text:p>VOL 7, NO 2 DESEMBER 2013</text:p>
          </table:table-cell>
          <table:table-cell office:value-type="string" calcext:value-type="string">
            <text:p><text:a xlink:href="https://www.google.com/url?q=https://jurnaleeccis.ub.ac.id/index.php/eeccis/article/view/213&amp;sa=D&amp;ust=1554650368049000&amp;usg=AFQjCNGgcrOFVUS7DK9LbSnIL2IVzCJ1_A" xlink:type="simple">https://jurnaleeccis.ub.ac.id/index.php/eeccis/article/view/213</text:a></text:p>
          </table:table-cell>
        </table:table-row>
        <table:table-row table:style-name="ro3">
          <table:table-cell office:value-type="float" office:value="83" calcext:value-type="float">
            <text:p>83</text:p>
          </table:table-cell>
          <table:table-cell office:value-type="string" calcext:value-type="string">
            <text:p>3/31/2019 17:22:02</text:p>
          </table:table-cell>
          <table:table-cell office:value-type="float" office:value="4" calcext:value-type="float">
            <text:p>4</text:p>
          </table:table-cell>
          <table:table-cell office:value-type="string" calcext:value-type="string">
            <text:p>16.1.03.02.0087</text:p>
          </table:table-cell>
          <table:table-cell office:value-type="string" calcext:value-type="string">
            <text:p>Bagas dewantara</text:p>
          </table:table-cell>
          <table:table-cell office:value-type="string" calcext:value-type="string">
            <text:p>PERAMALAN HARGA MINYAK MENTAH MENGGUNAKAN GABUNGAN METODE ENSEMBLE EMPIRICAL MODE DECOMPOSITION (EEMD) DAN JARINGAN SYARAF TIRUAN</text:p>
          </table:table-cell>
          <table:table-cell office:value-type="string" calcext:value-type="string">
            <text:p>1)Sri Herawati dan 2)Arif Djunaid</text:p>
          </table:table-cell>
          <table:table-cell office:value-type="string" calcext:value-type="string">
            <text:p>Jurusan Sistem Informasi, Fakultas Teknologi Informasi, Institut Teknology Sepuluh Nopember</text:p>
            <text:p>Kampus Keputih, Sukolilo, Surabaya</text:p>
          </table:table-cell>
          <table:table-cell office:value-type="string" calcext:value-type="string">
            <text:p>Jurnal Ilmiah SimanteC</text:p>
          </table:table-cell>
          <table:table-cell office:value-type="string" calcext:value-type="string">
            <text:p>Vol. 4, No. 1 Juni 2014</text:p>
          </table:table-cell>
          <table:table-cell office:value-type="string" calcext:value-type="string">
            <text:p><text:a xlink:href="https://www.google.com/url?q=http://kompetensi.trunojoyo.ac.id/simantec/article/view/1347/1151&amp;sa=D&amp;ust=1554650368049000&amp;usg=AFQjCNEwzsrPk-60Qzp92k1XYqC1JUAYWA" xlink:type="simple">http://kompetensi.trunojoyo.ac.id/simantec/article/view/1347/1151</text:a></text:p>
          </table:table-cell>
        </table:table-row>
        <table:table-row table:style-name="ro3">
          <table:table-cell office:value-type="float" office:value="84" calcext:value-type="float">
            <text:p>84</text:p>
          </table:table-cell>
          <table:table-cell office:value-type="string" calcext:value-type="string">
            <text:p>3/31/2019 23:18:58</text:p>
          </table:table-cell>
          <table:table-cell office:value-type="float" office:value="4" calcext:value-type="float">
            <text:p>4</text:p>
          </table:table-cell>
          <table:table-cell office:value-type="string" calcext:value-type="string">
            <text:p>16.1.03.02.0009</text:p>
          </table:table-cell>
          <table:table-cell office:value-type="string" calcext:value-type="string">
            <text:p>Moh. Ilham Endar Wibiaryoko</text:p>
          </table:table-cell>
          <table:table-cell office:value-type="string" calcext:value-type="string">
            <text:p>PENGENALAN POLA HIV DAN AIDS MENGGUNAKAN ALGORITMA KOHONEN PADA JARINGAN SYARAF TIRUAN BACKPROPAGATION</text:p>
          </table:table-cell>
          <table:table-cell office:value-type="string" calcext:value-type="string">
            <text:p>Heru Satria Tambunan</text:p>
          </table:table-cell>
          <table:table-cell office:value-type="string" calcext:value-type="string">
            <text:p>AMIK Tunas Bangsa Jalan Sudirman Blok A No. 1-3, Kota Pematang Siantar, Sumatera Utara 21127</text:p>
          </table:table-cell>
          <table:table-cell office:value-type="string" calcext:value-type="string">
            <text:p>InfoTekJar (Jurnal Nasional Informatika dan Teknologi Jaringan)</text:p>
          </table:table-cell>
          <table:table-cell office:value-type="string" calcext:value-type="string">
            <text:p>Vol 1, No 1 &amp; September 2016</text:p>
          </table:table-cell>
          <table:table-cell office:value-type="string" calcext:value-type="string">
            <text:p><text:a xlink:href="https://www.google.com/url?q=https://jurnal.uisu.ac.id/index.php/infotekjar/article/view/44/31&amp;sa=D&amp;ust=1554650368052000&amp;usg=AFQjCNHQmHl6jqduObFIQdGKxDZuang4YQ" xlink:type="simple">https://jurnal.uisu.ac.id/index.php/infotekjar/article/view/44/31</text:a></text:p>
          </table:table-cell>
        </table:table-row>
        <table:table-row table:style-name="ro2">
          <table:table-cell office:value-type="float" office:value="85" calcext:value-type="float">
            <text:p>85</text:p>
          </table:table-cell>
          <table:table-cell office:value-type="string" calcext:value-type="string">
            <text:p>4/1/2019 3:08:39</text:p>
          </table:table-cell>
          <table:table-cell office:value-type="float" office:value="4" calcext:value-type="float">
            <text:p>4</text:p>
          </table:table-cell>
          <table:table-cell office:value-type="string" calcext:value-type="string">
            <text:p>16.1.03.02.0034</text:p>
          </table:table-cell>
          <table:table-cell office:value-type="string" calcext:value-type="string">
            <text:p>Muhamad Ulul Azmi</text:p>
          </table:table-cell>
          <table:table-cell office:value-type="string" calcext:value-type="string">
            <text:p>PERANCANGAN AIR TO FUEL RATIO (AFR) CLUSTERINGBERBASIS JARINGAN SARAF TIRUAN PADA MODEL MOBIL BERMESIN INJEKSI BENSIN BERDASARKAN PROFIL KARAKTERISTIK MENGEMUDI PENGENDARA</text:p>
          </table:table-cell>
          <table:table-cell office:value-type="string" calcext:value-type="string">
            <text:p>1)Syahrizal Yudha Edhi Pratama, 2)Aris Triwiyatno, 3)Budi Setiyono</text:p>
          </table:table-cell>
          <table:table-cell office:value-type="string" calcext:value-type="string">
            <text:p>Departemen Teknik Elektro, Universitas DiponegoroJl. Prof. Sudharto, SH,Kampus UNDIP Tembalang,Semarang 50275, Indonesia</text:p>
          </table:table-cell>
          <table:table-cell office:value-type="string" calcext:value-type="string">
            <text:p>TRANSIENT</text:p>
          </table:table-cell>
          <table:table-cell office:value-type="string" calcext:value-type="string">
            <text:p>VOL.6, NO. 1, MARET 2017</text:p>
          </table:table-cell>
          <table:table-cell office:value-type="string" calcext:value-type="string">
            <text:p><text:a xlink:href="https://www.google.com/url?q=https://ejournal3.undip.ac.id/index.php/transient/article/viewFile/17023/16318&amp;sa=D&amp;ust=1554650368052000&amp;usg=AFQjCNGuuAhNgp8cnvTaOdLtfciAabh53g" xlink:type="simple">https://ejournal3.undip.ac.id/index.php/transient/article/viewFile/17023/16318</text:a></text:p>
          </table:table-cell>
        </table:table-row>
        <table:table-row table:style-name="ro3">
          <table:table-cell office:value-type="float" office:value="86" calcext:value-type="float">
            <text:p>86</text:p>
          </table:table-cell>
          <table:table-cell office:value-type="string" calcext:value-type="string">
            <text:p>4/1/2019 7:51:45</text:p>
          </table:table-cell>
          <table:table-cell office:value-type="float" office:value="5" calcext:value-type="float">
            <text:p>5</text:p>
          </table:table-cell>
          <table:table-cell office:value-type="string" calcext:value-type="string">
            <text:p>16.1.03.02.0003</text:p>
          </table:table-cell>
          <table:table-cell office:value-type="string" calcext:value-type="string">
            <text:p>Riska Yuni S</text:p>
          </table:table-cell>
          <table:table-cell office:value-type="string" calcext:value-type="string">
            <text:p>PERAMALAN JUMLAH PENUMPANG KERETA API DI INDONESIA DENGAN RESILIENT BACK-PROPAGATION (RPROP) NEURAL NETWORK</text:p>
          </table:table-cell>
          <table:table-cell office:value-type="string" calcext:value-type="string">
            <text:p>1.Mertha Endah Ervina</text:p>
            <text:p>2.Rini Silvi</text:p>
            <text:p>3.Intaniah Ratna Nur Wisisono</text:p>
          </table:table-cell>
          <table:table-cell office:value-type="string" calcext:value-type="string">
            <text:p>Prodi Magister Statistika Terapan, Universitas Padjajaran</text:p>
          </table:table-cell>
          <table:table-cell office:value-type="string" calcext:value-type="string">
            <text:p>Jurnal Matematika “MANTIK”</text:p>
          </table:table-cell>
          <table:table-cell office:value-type="string" calcext:value-type="string">
            <text:p>Vol. 04 No. 02 Oktober 2018</text:p>
          </table:table-cell>
          <table:table-cell office:value-type="string" calcext:value-type="string">
            <text:p><text:a xlink:href="https://www.google.com/url?q=https://www.google.com/url?sa%3Dt%26source%3Dweb%26rct%3Dj%26url%3Dhttp://jurnalsaintek.uinsby.ac.id/index.php/mantik/article/download/310/314/%26ved%3D2ahUKEwjHr6jG1q3hAhXw8HMBHfKABn04ChAWMAZ6BAgBEAE%26usg%3DAOvVaw2uTjGiBNSKbbakf3resZbD&amp;sa=D&amp;ust=1554650368053000&amp;usg=AFQjCNFeXKO0M0_Z82J_soNv0IGDBRPy1w" xlink:type="simple">https://www.google.com/url?sa=t&amp;source=web&amp;rct=j&amp;url=http://jurnalsaintek.uinsby.ac.id/index.php/mantik/article/download/310/314/&amp;ved=2ahUKEwjHr6jG1q3hAhXw8HMBHfKABn04ChAWMAZ6BAgBEAE&amp;usg=AOvVaw2uTjGiBNSKbbakf3resZbD</text:a></text:p>
          </table:table-cell>
        </table:table-row>
        <table:table-row table:style-name="ro3">
          <table:table-cell office:value-type="float" office:value="87" calcext:value-type="float">
            <text:p>87</text:p>
          </table:table-cell>
          <table:table-cell office:value-type="string" calcext:value-type="string">
            <text:p>4/1/2019 13:34:40</text:p>
          </table:table-cell>
          <table:table-cell office:value-type="float" office:value="4" calcext:value-type="float">
            <text:p>4</text:p>
          </table:table-cell>
          <table:table-cell office:value-type="string" calcext:value-type="string">
            <text:p>16.1.03.02.0041</text:p>
          </table:table-cell>
          <table:table-cell office:value-type="string" calcext:value-type="string">
            <text:p>Rohman Sulton Anasrudin</text:p>
          </table:table-cell>
          <table:table-cell office:value-type="string" calcext:value-type="string">
            <text:p>Identifikasi Kematangan Buah Nanas Menggunakan Metode Jaringan Syaraf Tiruan</text:p>
          </table:table-cell>
          <table:table-cell office:value-type="string" calcext:value-type="string">
            <text:p>Bayu Fharadila1), Feri Candra2)</text:p>
          </table:table-cell>
          <table:table-cell office:value-type="string" calcext:value-type="string">
            <text:p>1)Mahasiswa Program Studi Teknik Informatika2)Dosen Jurusan Teknik Informatika</text:p>
          </table:table-cell>
          <table:table-cell office:value-type="string" calcext:value-type="string">
            <text:p>Jom FTEKNIK</text:p>
          </table:table-cell>
          <table:table-cell office:value-type="string" calcext:value-type="string">
            <text:p>Volume 6 Edisi 1 Januari 2019</text:p>
          </table:table-cell>
          <table:table-cell office:value-type="string" calcext:value-type="string">
            <text:p><text:a xlink:href="https://www.google.com/url?q=https://scholar.google.co.id/scholar?start%3D10%26q%3Dbuah%2Bmatang%2Bjst%26hl%3Did%26as_sdt%3D0,5%23d%3Dgs_qabs%26u%3D%2523p%253DIz-3kRbQIRMJ&amp;sa=D&amp;ust=1554650368054000&amp;usg=AFQjCNFwcYzCGC0bVLui96jnzzNo6ZcXIg" xlink:type="simple">https://scholar.google.co.id/scholar?start=10&amp;q=buah+matang+jst&amp;hl=id&amp;as_sdt=0,5#d=gs_qabs&amp;u=%23p%3DIz-3kRbQIRMJ</text:a></text:p>
          </table:table-cell>
        </table:table-row>
        <table:table-row table:style-name="ro3">
          <table:table-cell office:value-type="float" office:value="88" calcext:value-type="float">
            <text:p>88</text:p>
          </table:table-cell>
          <table:table-cell office:value-type="string" calcext:value-type="string">
            <text:p>4/1/2019 16:55:27</text:p>
          </table:table-cell>
          <table:table-cell office:value-type="float" office:value="4" calcext:value-type="float">
            <text:p>4</text:p>
          </table:table-cell>
          <table:table-cell office:value-type="string" calcext:value-type="string">
            <text:p>16.1.03.02.0037</text:p>
          </table:table-cell>
          <table:table-cell office:value-type="string" calcext:value-type="string">
            <text:p>budi santoso</text:p>
          </table:table-cell>
          <table:table-cell office:value-type="string" calcext:value-type="string">
            <text:p>Penerapan Jaringan Syaraf Tiruan Untuk Peramalan Penjualan Dalam Mendukung Pengembangan Agroindustri Coklat di Kabupaten Blitar</text:p>
          </table:table-cell>
          <table:table-cell office:value-type="string" calcext:value-type="string">
            <text:p>1)Hendri Cahya Aprilianto,</text:p>
            <text:p>2)Sri Kumalaningsih,</text:p>
            <text:p>3)Imam Santoso</text:p>
          </table:table-cell>
          <table:table-cell office:value-type="string" calcext:value-type="string">
            <text:p>Fakultas Teknologi Pertanian Universitas Brawijaya, Malang 65145, Indonesia</text:p>
          </table:table-cell>
          <table:table-cell office:value-type="string" calcext:value-type="string">
            <text:p>HABITAT</text:p>
          </table:table-cell>
          <table:table-cell office:value-type="string" calcext:value-type="string">
            <text:p>29 (3), 2018</text:p>
          </table:table-cell>
          <table:table-cell office:value-type="string" calcext:value-type="string">
            <text:p><text:a xlink:href="https://www.google.com/url?q=https://habitat.ub.ac.id/index.php/habitat/article/viewFile/334/287&amp;sa=D&amp;ust=1554650368055000&amp;usg=AFQjCNHjR-xWODnc1n_nN7eYu8IZCuENNw" xlink:type="simple">https://habitat.ub.ac.id/index.php/habitat/article/viewFile/334/287</text:a></text:p>
          </table:table-cell>
        </table:table-row>
        <table:table-row table:style-name="ro2">
          <table:table-cell office:value-type="float" office:value="89" calcext:value-type="float">
            <text:p>89</text:p>
          </table:table-cell>
          <table:table-cell office:value-type="string" calcext:value-type="string">
            <text:p>4/1/2019 19:59:06</text:p>
          </table:table-cell>
          <table:table-cell office:value-type="float" office:value="4" calcext:value-type="float">
            <text:p>4</text:p>
          </table:table-cell>
          <table:table-cell office:value-type="string" calcext:value-type="string">
            <text:p>16.1.03.02.0030</text:p>
          </table:table-cell>
          <table:table-cell office:value-type="string" calcext:value-type="string">
            <text:p>Yulianto Dwi Raharjo</text:p>
          </table:table-cell>
          <table:table-cell office:value-type="string" calcext:value-type="string">
            <text:p>Klasifikasi Email Spam dengan Menggunakan Metode Support Vector Machine dan k-Nearest Neighbor</text:p>
          </table:table-cell>
          <table:table-cell office:value-type="string" calcext:value-type="string">
            <text:p>1) Shiela Novelia Dharma Pratiwi, 2) Brodjol Sutijo Suprih Ulama</text:p>
          </table:table-cell>
          <table:table-cell office:value-type="string" calcext:value-type="string">
            <text:p>Jurusan Statistika, Fakultas MIPA, Institut Teknologi Sepuluh Nopember(ITS)</text:p>
          </table:table-cell>
          <table:table-cell office:value-type="string" calcext:value-type="string">
            <text:p>JURNAL SAINS DAN SENI ITS</text:p>
          </table:table-cell>
          <table:table-cell office:value-type="string" calcext:value-type="string">
            <text:p>Vol.5 No.2 2016</text:p>
          </table:table-cell>
          <table:table-cell office:value-type="string" calcext:value-type="string">
            <text:p><text:a xlink:href="https://www.google.com/url?q=http://www.ejurnal.its.ac.id/index.php/sains_seni/article/viewFile/16685/3069&amp;sa=D&amp;ust=1554650368056000&amp;usg=AFQjCNHkBNKKyJVnJxMeykLwvgB-lGiBew" xlink:type="simple">http://www.ejurnal.its.ac.id/index.php/sains_seni/article/viewFile/16685/3069</text:a></text:p>
          </table:table-cell>
        </table:table-row>
        <table:table-row table:style-name="ro2">
          <table:table-cell office:value-type="float" office:value="90" calcext:value-type="float">
            <text:p>90</text:p>
          </table:table-cell>
          <table:table-cell office:value-type="string" calcext:value-type="string">
            <text:p>4/2/2019 4:38:41</text:p>
          </table:table-cell>
          <table:table-cell office:value-type="float" office:value="3" calcext:value-type="float">
            <text:p>3</text:p>
          </table:table-cell>
          <table:table-cell office:value-type="string" calcext:value-type="string">
            <text:p>16.1.03.02.0022</text:p>
          </table:table-cell>
          <table:table-cell office:value-type="string" calcext:value-type="string">
            <text:p>soim arifin</text:p>
          </table:table-cell>
          <table:table-cell office:value-type="string" calcext:value-type="string">
            <text:p>MEMPREDIKSI KECERDASAN SISWA MENGGUNAKAN JARINGAN SYARAF TIRUAN BERBASIS ALGORITAMA BACKPROPAGATION</text:p>
          </table:table-cell>
          <table:table-cell office:value-type="string" calcext:value-type="string">
            <text:p>R. Ayu Mahessya, S.kom, M,kom,</text:p>
          </table:table-cell>
          <table:table-cell office:value-type="string" calcext:value-type="string">
            <text:p>Fakultas Ilmu Komputer Universitas Putra Indonesia YPTK Padang.</text:p>
          </table:table-cell>
          <table:table-cell office:value-type="string" calcext:value-type="string">
            <text:p>jurnal KomTekInfo Fakultas ilmu Komputer.</text:p>
          </table:table-cell>
          <table:table-cell office:value-type="string" calcext:value-type="string">
            <text:p>Volume 1, No.2 Desember 2014</text:p>
          </table:table-cell>
          <table:table-cell office:value-type="string" calcext:value-type="string">
            <text:p><text:a xlink:href="https://www.google.com/url?q=https://www.google.com/url?sa%3Dt%26source%3Dweb%26rct%3Dj%26url%3Dhttp://lppm.upiyptk.ac.id/komtekinfo/index.php/KOMTEKINFO/article/download/11/11%26ved%3D2ahUKEwig1OqL7a_hAhVKMI8KHTp4AukQFjAAegQIAxAB%26usg%3DAOvVaw1AO-rb18T9mFzVqqk7YmbP&amp;sa=D&amp;ust=1554650368056000&amp;usg=AFQjCNHFQqa6e5d1NU0TlXmlqye3BruZfg" xlink:type="simple">https://www.google.com/url?sa=t&amp;source=web&amp;rct=j&amp;url=http://lppm.upiyptk.ac.id/komtekinfo/index.php/KOMTEKINFO/article/download/11/11&amp;ved=2ahUKEwig1OqL7a_hAhVKMI8KHTp4AukQFjAAegQIAxAB&amp;usg=AOvVaw1AO-rb18T9mFzVqqk7YmbP</text:a></text:p>
          </table:table-cell>
        </table:table-row>
        <table:table-row table:style-name="ro2">
          <table:table-cell office:value-type="float" office:value="91" calcext:value-type="float">
            <text:p>91</text:p>
          </table:table-cell>
          <table:table-cell office:value-type="string" calcext:value-type="string">
            <text:p>4/2/2019 9:20:22</text:p>
          </table:table-cell>
          <table:table-cell office:value-type="float" office:value="4" calcext:value-type="float">
            <text:p>4</text:p>
          </table:table-cell>
          <table:table-cell office:value-type="string" calcext:value-type="string">
            <text:p>16.1.03.02.01.0001</text:p>
          </table:table-cell>
          <table:table-cell office:value-type="string" calcext:value-type="string">
            <text:p>Yosua Yonnas Pramudita</text:p>
          </table:table-cell>
          <table:table-cell office:value-type="string" calcext:value-type="string">
            <text:p>DETEKSI PENYAKIT TULANG MENGGUNAKAN JARINGAN SYARAF TIRUAN DENGAN METODE BACKPROPAGATION</text:p>
          </table:table-cell>
          <table:table-cell office:value-type="string" calcext:value-type="string">
            <text:p>1. Khawa Sukmawati, 2. Ardi Pujiyanta</text:p>
          </table:table-cell>
          <table:table-cell office:value-type="string" calcext:value-type="string">
            <text:p>Universitas Ahmad Dahlan Yogyakarta</text:p>
          </table:table-cell>
          <table:table-cell office:value-type="string" calcext:value-type="string">
            <text:p>rnal Sarjana Teknik Informatika</text:p>
          </table:table-cell>
          <table:table-cell office:value-type="string" calcext:value-type="string">
            <text:p>Volume 2 Nomor 2, Juni 2014</text:p>
          </table:table-cell>
          <table:table-cell office:value-type="string" calcext:value-type="string">
            <text:p><text:a xlink:href="https://www.google.com/url?q=http://journal.uad.ac.id/index.php/JSTIF/article/view/2844/2169&amp;sa=D&amp;ust=1554650368057000&amp;usg=AFQjCNESUGorTm0K7Ub8LyyQlNTH4yHzBg" xlink:type="simple">http://journal.uad.ac.id/index.php/JSTIF/article/view/2844/2169</text:a></text:p>
          </table:table-cell>
        </table:table-row>
        <table:table-row table:style-name="ro2">
          <table:table-cell office:value-type="float" office:value="92" calcext:value-type="float">
            <text:p>92</text:p>
          </table:table-cell>
          <table:table-cell office:value-type="string" calcext:value-type="string">
            <text:p>4/2/2019 11:09:22</text:p>
          </table:table-cell>
          <table:table-cell office:value-type="float" office:value="4" calcext:value-type="float">
            <text:p>4</text:p>
          </table:table-cell>
          <table:table-cell office:value-type="string" calcext:value-type="string">
            <text:p>16.1.03.02.0103</text:p>
          </table:table-cell>
          <table:table-cell office:value-type="string" calcext:value-type="string">
            <text:p>Yayan Anandra</text:p>
          </table:table-cell>
          <table:table-cell office:value-type="string" calcext:value-type="string">
            <text:p>APLIKASI JARINGAN SARAF TIRUAN UNTUK MEMPREDIKSI JUMLAH PASIEN RAWAT INAP DENGAN METODE BACK PROPAGATION (Studi Kasus : RSU. TERE MARGARETH)</text:p>
          </table:table-cell>
          <table:table-cell office:value-type="string" calcext:value-type="string">
            <text:p>Fitri Ruth Diani Br. Simangunsong, Surya Darma Nasution</text:p>
          </table:table-cell>
          <table:table-cell office:value-type="string" calcext:value-type="string">
            <text:p>Mahasiswa Teknik Informatika STMIK Budi Darma Dosen Tetap STMIK Budi Darma Jl. Sisingamangaraja No. 338 Simpang Limun Medan</text:p>
          </table:table-cell>
          <table:table-cell office:value-type="string" calcext:value-type="string">
            <text:p>Jurnal Riset Komputer (JURIKOM),</text:p>
          </table:table-cell>
          <table:table-cell office:value-type="string" calcext:value-type="string">
            <text:p>Vol. 2 No. 6, Desember 2015</text:p>
          </table:table-cell>
          <table:table-cell office:value-type="string" calcext:value-type="string">
            <text:p><text:a xlink:href="https://www.google.com/url?q=https://ejurnal.stmik-budidarma.ac.id/index.php/jurikom/article/download/355/330&amp;sa=D&amp;ust=1554650368058000&amp;usg=AFQjCNFFpGRMwdjU3SO5WOt7GXQKKDa5QQ" xlink:type="simple">https://ejurnal.stmik-budidarma.ac.id/index.php/jurikom/article/download/355/330</text:a></text:p>
          </table:table-cell>
        </table:table-row>
        <table:table-row table:style-name="ro2">
          <table:table-cell office:value-type="float" office:value="93" calcext:value-type="float">
            <text:p>93</text:p>
          </table:table-cell>
          <table:table-cell office:value-type="string" calcext:value-type="string">
            <text:p>4/2/2019 17:32:56</text:p>
          </table:table-cell>
          <table:table-cell office:value-type="float" office:value="5" calcext:value-type="float">
            <text:p>5</text:p>
          </table:table-cell>
          <table:table-cell office:value-type="string" calcext:value-type="string">
            <text:p>16.1.03.02.0088</text:p>
          </table:table-cell>
          <table:table-cell office:value-type="string" calcext:value-type="string">
            <text:p>Heffi Awang Cahya</text:p>
          </table:table-cell>
          <table:table-cell office:value-type="string" calcext:value-type="string">
            <text:p>Analisa Metode Perceptron Prediksi Penyediaan Buku Perpustakaan Sesuai Kebutuhan Mahasiswa (Studi Kasus di Universitas Islam Negeri Sumatera Utara Medan)</text:p>
          </table:table-cell>
          <table:table-cell office:value-type="string" calcext:value-type="string">
            <text:p>Ahmad Taufik Al Afkari Siahaan</text:p>
          </table:table-cell>
          <table:table-cell office:value-type="string" calcext:value-type="string">
            <text:p>Universitas Islam Negeri Sumatera Utara Medan</text:p>
          </table:table-cell>
          <table:table-cell office:value-type="string" calcext:value-type="string">
            <text:p>Jurnal Ilmu Komputer dan Informatika</text:p>
          </table:table-cell>
          <table:table-cell office:value-type="string" calcext:value-type="string">
            <text:p>VOLUME 03, NOMOR 01, NOVEMBER 2018</text:p>
          </table:table-cell>
          <table:table-cell office:value-type="string" calcext:value-type="string">
            <text:p><text:a xlink:href="https://www.google.com/url?q=http://jurnal.uinsu.ac.id/index.php/algoritma/article/download/3149/1872&amp;sa=D&amp;ust=1554650368059000&amp;usg=AFQjCNF6jEyAqZme18YTirgoHiJgDjpzoQ" xlink:type="simple">http://jurnal.uinsu.ac.id/index.php/algoritma/article/download/3149/1872</text:a></text:p>
          </table:table-cell>
        </table:table-row>
        <table:table-row table:style-name="ro3">
          <table:table-cell office:value-type="float" office:value="94" calcext:value-type="float">
            <text:p>94</text:p>
          </table:table-cell>
          <table:table-cell office:value-type="string" calcext:value-type="string">
            <text:p>4/7/2019 13:09:22</text:p>
          </table:table-cell>
          <table:table-cell office:value-type="float" office:value="5" calcext:value-type="float">
            <text:p>5</text:p>
          </table:table-cell>
          <table:table-cell office:value-type="string" calcext:value-type="string">
            <text:p>16.1.03.02.0080</text:p>
          </table:table-cell>
          <table:table-cell office:value-type="string" calcext:value-type="string">
            <text:p>Fakhry Miftakhul Huda</text:p>
          </table:table-cell>
          <table:table-cell office:value-type="string" calcext:value-type="string">
            <text:p>Prediksi jumlah nilai impor sumatera utara menurut negara asal menggunakan algoritma bakpropagation</text:p>
          </table:table-cell>
          <table:table-cell office:value-type="string" calcext:value-type="string">
            <text:p>Indri sriwahyuni purba,anjar wanto</text:p>
          </table:table-cell>
          <table:table-cell office:value-type="string" calcext:value-type="string">
            <text:p>Stikom tunas bangsa</text:p>
          </table:table-cell>
          <table:table-cell office:value-type="string" calcext:value-type="string">
            <text:p><text:a xlink:href="https://www.google.com/url?q=http://Techno.com&amp;sa=D&amp;ust=1554650368059000&amp;usg=AFQjCNH2n3z0okcX98bkxwZKlUnKgr0gjA" xlink:type="simple">Techno.com</text:a></text:p>
          </table:table-cell>
          <table:table-cell office:value-type="string" calcext:value-type="string">
            <text:p>Vol.17 No.3 Agustus 2018</text:p>
          </table:table-cell>
          <table:table-cell office:value-type="string" calcext:value-type="string">
            <text:p><text:a xlink:href="https://www.google.com/url?q=https://scholar.google.co.id/scholar?start%3D80%26q%3Djaringan%2Bsyaraf%2Btiruan%2Bbackpropagation%26hl%3Did%26as_sdt%3D0,5%23d%3Dgs_qabs%26u%3D%2523p%253Dcmfi0GinXH4J&amp;sa=D&amp;ust=1554650368064000&amp;usg=AFQjCNG9F3jISdNe7rFsswU72kxL7OxmcQ" xlink:type="simple">https://scholar.google.co.id/scholar?start=80&amp;q=jaringan+syaraf+tiruan+backpropagation&amp;hl=id&amp;as_sdt=0,5#d=gs_qabs&amp;u=%23p%3Dcmfi0GinXH4J</text:a></text:p>
          </table:table-cell>
        </table:table-row>
        <table:table-row table:style-name="ro3">
          <table:table-cell office:value-type="float" office:value="95" calcext:value-type="float">
            <text:p>95</text:p>
          </table:table-cell>
          <table:table-cell office:value-type="string" calcext:value-type="string">
            <text:p>4/7/2019 13:43:06</text:p>
          </table:table-cell>
          <table:table-cell office:value-type="float" office:value="5" calcext:value-type="float">
            <text:p>5</text:p>
          </table:table-cell>
          <table:table-cell office:value-type="string" calcext:value-type="string">
            <text:p>16.1.03.02.0068</text:p>
          </table:table-cell>
          <table:table-cell office:value-type="string" calcext:value-type="string">
            <text:p>citra anggreini mayang sari</text:p>
          </table:table-cell>
          <table:table-cell office:value-type="string" calcext:value-type="string">
            <text:p>jaringan syaraf tiruan backpropagation untuk aplikasi pengenalan tanda tangan</text:p>
          </table:table-cell>
          <table:table-cell office:value-type="string" calcext:value-type="string">
            <text:p>1) fani widiastuti, 2) wilis kaswidjanti, 3) heru cahya rustamaji</text:p>
          </table:table-cell>
          <table:table-cell office:value-type="string" calcext:value-type="string">
            <text:p>universitas pembangunan veteran yogyakarta</text:p>
          </table:table-cell>
          <table:table-cell office:value-type="string" calcext:value-type="string">
            <text:p>jurnal telematika</text:p>
          </table:table-cell>
          <table:table-cell office:value-type="string" calcext:value-type="string">
            <text:p>vol 11, no 1. juli 2014</text:p>
          </table:table-cell>
          <table:table-cell office:value-type="string" calcext:value-type="string">
            <text:p><text:a xlink:href="https://www.google.com/url?q=http://jurnal.upnyk.ac.id/index.php/telematika/article/view/514&amp;sa=D&amp;ust=1554650368067000&amp;usg=AFQjCNFz5mumZVeWqEsp7Wel1jb7P7fENQ" xlink:type="simple">http://jurnal.upnyk.ac.id/index.php/telematika/article/view/514</text:a></text:p>
          </table:table-cell>
        </table:table-row>
        <table:table-row table:style-name="ro2">
          <table:table-cell office:value-type="float" office:value="96" calcext:value-type="float">
            <text:p>96</text:p>
          </table:table-cell>
          <table:table-cell office:value-type="string" calcext:value-type="string">
            <text:p>4/7/2019 14:04:45</text:p>
          </table:table-cell>
          <table:table-cell office:value-type="float" office:value="5" calcext:value-type="float">
            <text:p>5</text:p>
          </table:table-cell>
          <table:table-cell office:value-type="string" calcext:value-type="string">
            <text:p>16.1.03.02.0068</text:p>
          </table:table-cell>
          <table:table-cell office:value-type="string" calcext:value-type="string">
            <text:p>Citra Anggreini Mayang Sari</text:p>
          </table:table-cell>
          <table:table-cell office:value-type="string" calcext:value-type="string">
            <text:p>PEMBANGUNAN SISTEM PENDETEKSI PENYALAHGUNAAN NARKOBA MENGGUNAKAN ALGORITMA JARINGAN SYARAF TIRUAN METODE BACKPROPAGATION</text:p>
          </table:table-cell>
          <table:table-cell office:value-type="string" calcext:value-type="string">
            <text:p>Dwi Putri Pangrestu1, Nelly Indriani Widiastuti2</text:p>
          </table:table-cell>
          <table:table-cell office:value-type="string" calcext:value-type="string">
            <text:p>Teknik Informatika – Universitas Komputer Indonesia </text:p>
            <text:p>Jl. Dipatiukur 112-116 Bandung </text:p>
          </table:table-cell>
          <table:table-cell office:value-type="string" calcext:value-type="string">
            <text:p>jurnal ilmiah komputer dan informatika (KOMPUTA)</text:p>
          </table:table-cell>
          <table:table-cell office:value-type="string" calcext:value-type="string">
            <text:p>VOL 3, NO 1, MARET 2014</text:p>
          </table:table-cell>
          <table:table-cell office:value-type="string" calcext:value-type="string">
            <text:p><text:a xlink:href="https://www.google.com/url?q=https://scholar.google.co.id/scholar?hl%3Did%26as_sdt%3D0%252C5%26q%3DPEMBANGUNAN%2BSISTEM%2BPENDETEKSI%2BPENYALAHGUNAAN%2B%2BNARKOBA%2BMENGGUNAKAN%2BALGORITMA%2BJARINGAN%2BSYARAF%2B%2BTIRUAN%2BMETODE%2BBACKPROPAGATION%2B%26btnG%3D&amp;sa=D&amp;ust=1554650368068000&amp;usg=AFQjCNGyVeAGQdcBQLvTCvLvp87CUsrd8Q" xlink:type="simple">https://scholar.google.co.id/scholar?hl=id&amp;as_sdt=0%2C5&amp;q=PEMBANGUNAN+SISTEM+PENDETEKSI+PENYALAHGUNAAN++NARKOBA+MENGGUNAKAN+ALGORITMA+JARINGAN+SYARAF++TIRUAN+METODE+BACKPROPAGATION+&amp;btnG=</text:a></text:p>
          </table:table-cell>
        </table:table-row>
        <table:table-row table:style-name="ro2">
          <table:table-cell office:value-type="float" office:value="97" calcext:value-type="float">
            <text:p>97</text:p>
          </table:table-cell>
          <table:table-cell office:value-type="string" calcext:value-type="string">
            <text:p>4/7/2019 19:37:40</text:p>
          </table:table-cell>
          <table:table-cell office:value-type="float" office:value="5" calcext:value-type="float">
            <text:p>5</text:p>
          </table:table-cell>
          <table:table-cell office:value-type="string" calcext:value-type="string">
            <text:p>16.1.03.02.0040</text:p>
          </table:table-cell>
          <table:table-cell office:value-type="string" calcext:value-type="string">
            <text:p>Septian Widha Pratama</text:p>
          </table:table-cell>
          <table:table-cell office:value-type="string" calcext:value-type="string">
            <text:p>JARINGAN SYARAF TIRUAN DENGAN METODE BACKPROPAGATION UNTUK MEMPREDIKSI JUMLAH MAHASISWA BARU</text:p>
          </table:table-cell>
          <table:table-cell office:value-type="string" calcext:value-type="string">
            <text:p>1) Lina Nurhani, 2) Aris Gunaryati, 3) Septi Andryana, 4) Iskandar Fitri</text:p>
          </table:table-cell>
          <table:table-cell office:value-type="string" calcext:value-type="string">
            <text:p>Fakultas Teknologi Komunikasi dan Informatika Universitas Nasional Jakarta Selatan</text:p>
          </table:table-cell>
          <table:table-cell office:value-type="string" calcext:value-type="string">
            <text:p>Seminar Nasional Teknologi Informasi dan Multimedia 2018</text:p>
          </table:table-cell>
          <table:table-cell office:value-type="string" calcext:value-type="string">
            <text:p>UNIVERSITAS AMIKOM Yogyakarta, 10 Februari 2018</text:p>
          </table:table-cell>
          <table:table-cell office:value-type="string" calcext:value-type="string">
            <text:p><text:a xlink:href="https://www.google.com/url?q=https://ojs.amikom.ac.id/index.php/semnasteknomedia/article/view/2004/1813&amp;sa=D&amp;ust=1554650368069000&amp;usg=AFQjCNEMhMoPaZEqdT730onFjYcZVaJnLw" xlink:type="simple">https://ojs.amikom.ac.id/index.php/semnasteknomedia/article/view/2004/1813</text:a></text:p>
          </table:table-cell>
        </table:table-row>
        <table:table-row table:style-name="ro2">
          <table:table-cell office:value-type="float" office:value="98" calcext:value-type="float">
            <text:p>98</text:p>
          </table:table-cell>
          <table:table-cell office:value-type="string" calcext:value-type="string">
            <text:p>4/7/2019 20:58:56</text:p>
          </table:table-cell>
          <table:table-cell office:value-type="float" office:value="5" calcext:value-type="float">
            <text:p>5</text:p>
          </table:table-cell>
          <table:table-cell office:value-type="string" calcext:value-type="string">
            <text:p>16.1.03.02.0056</text:p>
          </table:table-cell>
          <table:table-cell office:value-type="string" calcext:value-type="string">
            <text:p>Febri Adi Setiawan</text:p>
          </table:table-cell>
          <table:table-cell office:value-type="string" calcext:value-type="string">
            <text:p>PENERAPAN ALGORITMA PERCEPTRON PADA JARINGAN SYARAF TIRUAN DALAM PEMBAGIAN JURUSAN</text:p>
          </table:table-cell>
          <table:table-cell office:value-type="string" calcext:value-type="string">
            <text:p>1. Sonia Grania</text:p>
            <text:p>2. Teady Matius Surya Mulyana</text:p>
          </table:table-cell>
          <table:table-cell office:value-type="string" calcext:value-type="string">
            <text:p>Teknik Informatika Universitas Bunda Mulia</text:p>
          </table:table-cell>
          <table:table-cell office:value-type="string" calcext:value-type="string">
            <text:p>JURNAL TEKNOLOGI INFORMASI</text:p>
          </table:table-cell>
          <table:table-cell office:value-type="string" calcext:value-type="string">
            <text:p>Volume 11, Nomor 2, Agustus 2015</text:p>
          </table:table-cell>
          <table:table-cell office:value-type="string" calcext:value-type="string">
            <text:p><text:a xlink:href="https://www.google.com/url?q=https://www.google.com/url?sa%3Dt%26rct%3Dj%26q%3D%26esrc%3Ds%26source%3Dweb%26cd%3D1%26ved%3D2ahUKEwizxMfjkb7hAhWY6nMBHQs1DyUQFjAAegQIARAC%26url%3Dhttps%253A%252F%252Fjournal.ubm.ac.id%252Findex.php%252Fteknologi-informasi%252Farticle%252Fdownload%252F353%252F340%26usg%3DAOvVaw2IPaikVCUuhu8NQV-Sfowg&amp;sa=D&amp;ust=1554650368074000&amp;usg=AFQjCNFQvHl-2043cpiXPAkkfGa6FjGBHQ" xlink:type="simple">https://www.google.com/url?sa=t&amp;rct=j&amp;q=&amp;esrc=s&amp;source=web&amp;cd=1&amp;ved=2ahUKEwizxMfjkb7hAhWY6nMBHQs1DyUQFjAAegQIARAC&amp;url=https%3A%2F%2Fjournal.ubm.ac.id%2Findex.php%2Fteknologi-informasi%2Farticle%2Fdownload%2F353%2F340&amp;usg=AOvVaw2IPaikVCUuhu8NQV-Sfowg</text:a></text:p>
          </table:table-cell>
        </table:table-row>
        <table:table-row table:style-name="ro7">
          <table:table-cell office:value-type="float" office:value="99" calcext:value-type="float">
            <text:p>99</text:p>
          </table:table-cell>
          <table:table-cell office:value-type="string" calcext:value-type="string">
            <text:p>4/7/2019 21:15:19</text:p>
          </table:table-cell>
          <table:table-cell office:value-type="float" office:value="5" calcext:value-type="float">
            <text:p>5</text:p>
          </table:table-cell>
          <table:table-cell office:value-type="string" calcext:value-type="string">
            <text:p>17.1.03.02.0136</text:p>
          </table:table-cell>
          <table:table-cell office:value-type="string" calcext:value-type="string">
            <text:p>IMAM SYAHPUTRA YOSIANOVA</text:p>
          </table:table-cell>
          <table:table-cell office:value-type="string" calcext:value-type="string">
            <text:p>peramalan jumlah permintaan produksi menggunakan metode jaringan syaraf tiruan backpropagation</text:p>
          </table:table-cell>
          <table:table-cell office:value-type="string" calcext:value-type="string">
            <text:p>mira febrina,faula ariana,ratna ekawati</text:p>
          </table:table-cell>
          <table:table-cell office:value-type="string" calcext:value-type="string">
            <text:p>Teknik Industri Universitas Sultan Ageng Tirtayasa,Serang Banten</text:p>
          </table:table-cell>
          <table:table-cell office:value-type="string" calcext:value-type="string">
            <text:p>Jurnal Teknik Industri</text:p>
          </table:table-cell>
          <table:table-cell office:value-type="string" calcext:value-type="string">
            <text:p>Vol 1,No 2,Juni 2013</text:p>
          </table:table-cell>
          <table:table-cell office:value-type="string" calcext:value-type="string">
            <text:p><text:a xlink:href="https://www.google.com/url?q=https://scholar.google.co.id/scholar?hl%3Den%26as_sdt%3D0%252C5%26q%3Dperamalan%2Bjumlah%2Bpermintaan%2Bproduksi%2Bmenggunakan%2Bmetode%2Bjaringan%2Bsyaraf%2Btiruan%2Bbackpropagation%26btnG%3D%23d%3Dgs_qabs%26u%3D%2523p%253Du7irymPJirAJ&amp;sa=D&amp;ust=1554650368075000&amp;usg=AFQjCNF8vYotO2QFt1DERwlt6qNdD3LlGA" xlink:type="simple">https://scholar.google.co.id/scholar?hl=en&amp;as_sdt=0%2C5&amp;q=peramalan+jumlah+permintaan+produksi+menggunakan+metode+jaringan+syaraf+tiruan+backpropagation&amp;btnG=#d=gs_qabs&amp;u=%23p%3Du7irymPJirAJ</text:a></text:p>
          </table:table-cell>
        </table:table-row>
      </table:table>
      <table:table table:name="Sheet2" table:style-name="ta1">
        <table:table-column table:style-name="co11" table:default-cell-style-name="ce3"/>
        <table:table-row table:style-name="ro7">
          <table:table-cell office:value-type="string" calcext:value-type="string">
            <text:p>IDENTIFIKASI KEMATANGAN BUAH TOMAT BERDASARKAN WARNA MENGGUNAKAN METODE JARINGAN SYARAF TIRUAN (JST)</text:p>
          </table:table-cell>
        </table:table-row>
        <table:table-row table:style-name="ro7">
          <table:table-cell office:value-type="string" calcext:value-type="string">
            <text:p>Implementasi JST Dalam Menentukan Kelayakan Nasabah Pinjaman KUR Pada Bank Mandiri Mikro Serbelawan Dengan Metode Backpropagation</text:p>
          </table:table-cell>
        </table:table-row>
        <table:table-row table:style-name="ro7">
          <table:table-cell office:value-type="string" calcext:value-type="string">
            <text:p>Pengenalan Jenis Bunga Menggunakan Principal Component Analysis Dan Jaringan Syaraf Tiruan</text:p>
          </table:table-cell>
        </table:table-row>
        <table:table-row table:style-name="ro7">
          <table:table-cell office:value-type="string" calcext:value-type="string">
            <text:p>MODEL JARINGAN SYARAF TIRUAN DALAM MEMPREDIKSI PENDAPATAN PERKAPITA MASYARAKAT PERKOTAAN PADA GARIS KEMISKINAN BERDASARKAN PROPINSI</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36pt"/>
      <style:text-properties style:font-name="Liberation Sans" fo:language="en" fo:country="US" style:font-name-asian="WenQuanYi Zen Hei"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7">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7T21:20:16.299305558</meta:creation-date>
    <dc:date>2019-04-07T23:46:15.600357256</dc:date>
    <meta:editing-duration>PT1H56M7S</meta:editing-duration>
    <meta:editing-cycles>4</meta:editing-cycles>
    <meta:generator>LibreOffice/6.1.3.2$Linux_X86_64 LibreOffice_project/10$Build-2</meta:generator>
    <meta:document-statistic meta:table-count="2" meta:cell-count="1092" meta:object-count="0"/>
  </office:meta>
</office:document-meta>
</file>